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" manifest:media-type=""/>
  <manifest:file-entry manifest:full-path="ObjectReplacements/Object 23" manifest:media-type="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manifest.rdf" manifest:media-type="application/rdf+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7.461cm" table:align="margins" style:writing-mode="lr-tb"/>
    </style:style>
    <style:style style:name="Таблица2.A" style:family="table-column">
      <style:table-column-properties style:column-width="1cm" style:rel-column-width="3753*"/>
    </style:style>
    <style:style style:name="Таблица2.B" style:family="table-column">
      <style:table-column-properties style:column-width="5.38cm" style:rel-column-width="20192*"/>
    </style:style>
    <style:style style:name="Таблица2.C" style:family="table-column">
      <style:table-column-properties style:column-width="4.096cm" style:rel-column-width="15372*"/>
    </style:style>
    <style:style style:name="Таблица2.D" style:family="table-column">
      <style:table-column-properties style:column-width="3.493cm" style:rel-column-width="13108*"/>
    </style:style>
    <style:style style:name="Таблица2.E" style:family="table-column">
      <style:table-column-properties style:column-width="3.493cm" style:rel-column-width="1311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2" style:family="table-row">
      <style:table-row-properties style:min-row-height="0.598cm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.461cm" table:align="margins" style:writing-mode="lr-tb"/>
    </style:style>
    <style:style style:name="Таблица16.A" style:family="table-column">
      <style:table-column-properties style:column-width="2.178cm" style:rel-column-width="8176*"/>
    </style:style>
    <style:style style:name="Таблица16.B" style:family="table-column">
      <style:table-column-properties style:column-width="13.229cm" style:rel-column-width="49652*"/>
    </style:style>
    <style:style style:name="Таблица16.C" style:family="table-column">
      <style:table-column-properties style:column-width="2.053cm" style:rel-column-width="7707*"/>
    </style:style>
    <style:style style:name="Таблица16.A1" style:family="table-cell">
      <style:table-cell-properties fo:padding="0.097cm" fo:border="none"/>
    </style:style>
    <style:style style:name="Таблица3" style:family="table">
      <style:table-properties style:width="17.461cm" table:align="margins" style:writing-mode="lr-tb"/>
    </style:style>
    <style:style style:name="Таблица3.A" style:family="table-column">
      <style:table-column-properties style:column-width="1.004cm" style:rel-column-width="3766*"/>
    </style:style>
    <style:style style:name="Таблица3.B" style:family="table-column">
      <style:table-column-properties style:column-width="5.978cm" style:rel-column-width="22436*"/>
    </style:style>
    <style:style style:name="Таблица3.C" style:family="table-column">
      <style:table-column-properties style:column-width="3.493cm" style:rel-column-width="13108*"/>
    </style:style>
    <style:style style:name="Таблица3.E" style:family="table-column">
      <style:table-column-properties style:column-width="3.494cm" style:rel-column-width="1311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.461cm" table:align="margins" style:writing-mode="lr-tb"/>
    </style:style>
    <style:style style:name="Таблица17.A" style:family="table-column">
      <style:table-column-properties style:column-width="2.178cm" style:rel-column-width="8176*"/>
    </style:style>
    <style:style style:name="Таблица17.B" style:family="table-column">
      <style:table-column-properties style:column-width="13.229cm" style:rel-column-width="49652*"/>
    </style:style>
    <style:style style:name="Таблица17.C" style:family="table-column">
      <style:table-column-properties style:column-width="2.053cm" style:rel-column-width="7707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461cm" table:align="margins" style:writing-mode="lr-tb"/>
    </style:style>
    <style:style style:name="Таблица18.A" style:family="table-column">
      <style:table-column-properties style:column-width="2.178cm" style:rel-column-width="8176*"/>
    </style:style>
    <style:style style:name="Таблица18.B" style:family="table-column">
      <style:table-column-properties style:column-width="13.229cm" style:rel-column-width="49652*"/>
    </style:style>
    <style:style style:name="Таблица18.C" style:family="table-column">
      <style:table-column-properties style:column-width="2.053cm" style:rel-column-width="7707*"/>
    </style:style>
    <style:style style:name="Таблица18.A1" style:family="table-cell">
      <style:table-cell-properties fo:padding="0.097cm" fo:border="none"/>
    </style:style>
    <style:style style:name="Таблица4" style:family="table">
      <style:table-properties style:width="17.461cm" table:align="margins" style:writing-mode="lr-tb"/>
    </style:style>
    <style:style style:name="Таблица4.A" style:family="table-column">
      <style:table-column-properties style:column-width="3.493cm" style:rel-column-width="13107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.461cm" table:align="margins" style:may-break-between-rows="false" style:writing-mode="lr-tb"/>
    </style:style>
    <style:style style:name="Таблица19.A" style:family="table-column">
      <style:table-column-properties style:column-width="2.178cm" style:rel-column-width="8176*"/>
    </style:style>
    <style:style style:name="Таблица19.B" style:family="table-column">
      <style:table-column-properties style:column-width="13.229cm" style:rel-column-width="49652*"/>
    </style:style>
    <style:style style:name="Таблица19.C" style:family="table-column">
      <style:table-column-properties style:column-width="2.053cm" style:rel-column-width="7707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461cm" table:align="margins" style:writing-mode="lr-tb"/>
    </style:style>
    <style:style style:name="Таблица20.A" style:family="table-column">
      <style:table-column-properties style:column-width="2.178cm" style:rel-column-width="8176*"/>
    </style:style>
    <style:style style:name="Таблица20.B" style:family="table-column">
      <style:table-column-properties style:column-width="13.229cm" style:rel-column-width="49652*"/>
    </style:style>
    <style:style style:name="Таблица20.C" style:family="table-column">
      <style:table-column-properties style:column-width="2.053cm" style:rel-column-width="7707*"/>
    </style:style>
    <style:style style:name="Таблица20.A1" style:family="table-cell">
      <style:table-cell-properties fo:padding="0.097cm" fo:border="none"/>
    </style:style>
    <style:style style:name="Таблица5" style:family="table">
      <style:table-properties style:width="17.461cm" table:align="margins" style:writing-mode="lr-tb"/>
    </style:style>
    <style:style style:name="Таблица5.A" style:family="table-column">
      <style:table-column-properties style:column-width="0.903cm" style:rel-column-width="3389*"/>
    </style:style>
    <style:style style:name="Таблица5.B" style:family="table-column">
      <style:table-column-properties style:column-width="5.484cm" style:rel-column-width="20582*"/>
    </style:style>
    <style:style style:name="Таблица5.C" style:family="table-column">
      <style:table-column-properties style:column-width="2.348cm" style:rel-column-width="8811*"/>
    </style:style>
    <style:style style:name="Таблица5.D" style:family="table-column">
      <style:table-column-properties style:column-width="2.909cm" style:rel-column-width="10916*"/>
    </style:style>
    <style:style style:name="Таблица5.F" style:family="table-column">
      <style:table-column-properties style:column-width="2.91cm" style:rel-column-width="10921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F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.461cm" table:align="margins" style:may-break-between-rows="false" style:writing-mode="lr-tb"/>
    </style:style>
    <style:style style:name="Таблица21.A" style:family="table-column">
      <style:table-column-properties style:column-width="2.178cm" style:rel-column-width="8176*"/>
    </style:style>
    <style:style style:name="Таблица21.B" style:family="table-column">
      <style:table-column-properties style:column-width="13.229cm" style:rel-column-width="49652*"/>
    </style:style>
    <style:style style:name="Таблица21.C" style:family="table-column">
      <style:table-column-properties style:column-width="2.053cm" style:rel-column-width="7707*"/>
    </style:style>
    <style:style style:name="Таблица21.A1" style:family="table-cell">
      <style:table-cell-properties fo:padding="0.097cm" fo:border="none"/>
    </style:style>
    <style:style style:name="Таблица6" style:family="table">
      <style:table-properties style:width="17.461cm" table:align="margins" style:writing-mode="lr-tb"/>
    </style:style>
    <style:style style:name="Таблица6.A" style:family="table-column">
      <style:table-column-properties style:column-width="0.78cm" style:rel-column-width="2925*"/>
    </style:style>
    <style:style style:name="Таблица6.B" style:family="table-column">
      <style:table-column-properties style:column-width="5.823cm" style:rel-column-width="21851*"/>
    </style:style>
    <style:style style:name="Таблица6.C" style:family="table-column">
      <style:table-column-properties style:column-width="2.113cm" style:rel-column-width="7930*"/>
    </style:style>
    <style:style style:name="Таблица6.D" style:family="table-column">
      <style:table-column-properties style:column-width="4.38cm" style:rel-column-width="16436*"/>
    </style:style>
    <style:style style:name="Таблица6.E" style:family="table-column">
      <style:table-column-properties style:column-width="1.907cm" style:rel-column-width="7155*"/>
    </style:style>
    <style:style style:name="Таблица6.F" style:family="table-column">
      <style:table-column-properties style:column-width="2.461cm" style:rel-column-width="923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461cm" table:align="margins" style:writing-mode="lr-tb"/>
    </style:style>
    <style:style style:name="Таблица7.A" style:family="table-column">
      <style:table-column-properties style:column-width="0.792cm" style:rel-column-width="2972*"/>
    </style:style>
    <style:style style:name="Таблица7.B" style:family="table-column">
      <style:table-column-properties style:column-width="5.823cm" style:rel-column-width="21851*"/>
    </style:style>
    <style:style style:name="Таблица7.C" style:family="table-column">
      <style:table-column-properties style:column-width="3.859cm" style:rel-column-width="14483*"/>
    </style:style>
    <style:style style:name="Таблица7.D" style:family="table-column">
      <style:table-column-properties style:column-width="3.493cm" style:rel-column-width="13107*"/>
    </style:style>
    <style:style style:name="Таблица7.E" style:family="table-column">
      <style:table-column-properties style:column-width="3.496cm" style:rel-column-width="13122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.461cm" table:align="margins" style:may-break-between-rows="false" style:writing-mode="lr-tb"/>
    </style:style>
    <style:style style:name="Таблица8.A" style:family="table-column">
      <style:table-column-properties style:column-width="0.792cm" style:rel-column-width="2972*"/>
    </style:style>
    <style:style style:name="Таблица8.B" style:family="table-column">
      <style:table-column-properties style:column-width="5.823cm" style:rel-column-width="21851*"/>
    </style:style>
    <style:style style:name="Таблица8.C" style:family="table-column">
      <style:table-column-properties style:column-width="3.859cm" style:rel-column-width="14483*"/>
    </style:style>
    <style:style style:name="Таблица8.D" style:family="table-column">
      <style:table-column-properties style:column-width="3.493cm" style:rel-column-width="13107*"/>
    </style:style>
    <style:style style:name="Таблица8.E" style:family="table-column">
      <style:table-column-properties style:column-width="3.496cm" style:rel-column-width="13122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.461cm" table:align="margins" style:writing-mode="lr-tb"/>
    </style:style>
    <style:style style:name="Таблица9.A" style:family="table-column">
      <style:table-column-properties style:column-width="0.997cm" style:rel-column-width="3740*"/>
    </style:style>
    <style:style style:name="Таблица9.B" style:family="table-column">
      <style:table-column-properties style:column-width="5.987cm" style:rel-column-width="22469*"/>
    </style:style>
    <style:style style:name="Таблица9.C" style:family="table-column">
      <style:table-column-properties style:column-width="3.493cm" style:rel-column-width="13108*"/>
    </style:style>
    <style:style style:name="Таблица9.E" style:family="table-column">
      <style:table-column-properties style:column-width="3.493cm" style:rel-column-width="13110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.461cm" table:align="margins" style:writing-mode="lr-tb"/>
    </style:style>
    <style:style style:name="Таблица22.A" style:family="table-column">
      <style:table-column-properties style:column-width="2.178cm" style:rel-column-width="8176*"/>
    </style:style>
    <style:style style:name="Таблица22.B" style:family="table-column">
      <style:table-column-properties style:column-width="13.229cm" style:rel-column-width="49652*"/>
    </style:style>
    <style:style style:name="Таблица22.C" style:family="table-column">
      <style:table-column-properties style:column-width="2.053cm" style:rel-column-width="7707*"/>
    </style:style>
    <style:style style:name="Таблица22.A1" style:family="table-cell">
      <style:table-cell-properties fo:padding="0.097cm" fo:border="none"/>
    </style:style>
    <style:style style:name="Таблица10" style:family="table">
      <style:table-properties style:width="17.461cm" table:align="margins" style:writing-mode="lr-tb"/>
    </style:style>
    <style:style style:name="Таблица10.A" style:family="table-column">
      <style:table-column-properties style:column-width="0.995cm" style:rel-column-width="3733*"/>
    </style:style>
    <style:style style:name="Таблица10.B" style:family="table-column">
      <style:table-column-properties style:column-width="3.706cm" style:rel-column-width="13909*"/>
    </style:style>
    <style:style style:name="Таблица10.C" style:family="table-column">
      <style:table-column-properties style:column-width="3.08cm" style:rel-column-width="11559*"/>
    </style:style>
    <style:style style:name="Таблица10.D" style:family="table-column">
      <style:table-column-properties style:column-width="4.607cm" style:rel-column-width="17292*"/>
    </style:style>
    <style:style style:name="Таблица10.E" style:family="table-column">
      <style:table-column-properties style:column-width="3.298cm" style:rel-column-width="12380*"/>
    </style:style>
    <style:style style:name="Таблица10.F" style:family="table-column">
      <style:table-column-properties style:column-width="1.774cm" style:rel-column-width="6662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F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.461cm" table:align="margins" style:may-break-between-rows="false" style:writing-mode="lr-tb"/>
    </style:style>
    <style:style style:name="Таблица11.A" style:family="table-column">
      <style:table-column-properties style:column-width="0.997cm" style:rel-column-width="3740*"/>
    </style:style>
    <style:style style:name="Таблица11.B" style:family="table-column">
      <style:table-column-properties style:column-width="5.987cm" style:rel-column-width="22469*"/>
    </style:style>
    <style:style style:name="Таблица11.C" style:family="table-column">
      <style:table-column-properties style:column-width="3.493cm" style:rel-column-width="13108*"/>
    </style:style>
    <style:style style:name="Таблица11.E" style:family="table-column">
      <style:table-column-properties style:column-width="3.493cm" style:rel-column-width="13110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4" style:family="table-row">
      <style:table-row-properties style:min-row-height="0.624cm"/>
    </style:style>
    <style:style style:name="Таблица12" style:family="table">
      <style:table-properties style:width="17.461cm" table:align="margins" style:writing-mode="lr-tb"/>
    </style:style>
    <style:style style:name="Таблица12.A" style:family="table-column">
      <style:table-column-properties style:column-width="0.997cm" style:rel-column-width="3740*"/>
    </style:style>
    <style:style style:name="Таблица12.B" style:family="table-column">
      <style:table-column-properties style:column-width="5.789cm" style:rel-column-width="21728*"/>
    </style:style>
    <style:style style:name="Таблица12.C" style:family="table-column">
      <style:table-column-properties style:column-width="10.675cm" style:rel-column-width="4006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C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.461cm" table:align="margins" style:writing-mode="lr-tb"/>
    </style:style>
    <style:style style:name="Таблица13.A" style:family="table-column">
      <style:table-column-properties style:column-width="4.366cm" style:rel-column-width="16384*"/>
    </style:style>
    <style:style style:name="Таблица13.D" style:family="table-column">
      <style:table-column-properties style:column-width="4.366cm" style:rel-column-width="16383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D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.461cm" table:align="margins" style:may-break-between-rows="false" style:writing-mode="lr-tb"/>
    </style:style>
    <style:style style:name="Таблица14.A" style:family="table-column">
      <style:table-column-properties style:column-width="0.903cm" style:rel-column-width="3389*"/>
    </style:style>
    <style:style style:name="Таблица14.B" style:family="table-column">
      <style:table-column-properties style:column-width="5.385cm" style:rel-column-width="20214*"/>
    </style:style>
    <style:style style:name="Таблица14.C" style:family="table-column">
      <style:table-column-properties style:column-width="3.403cm" style:rel-column-width="12771*"/>
    </style:style>
    <style:style style:name="Таблица14.E" style:family="table-column">
      <style:table-column-properties style:column-width="2.182cm" style:rel-column-width="8190*"/>
    </style:style>
    <style:style style:name="Таблица14.F" style:family="table-column">
      <style:table-column-properties style:column-width="2.185cm" style:rel-column-width="8200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C2" style:family="table-cell">
      <style:table-cell-properties fo:padding="0.097cm" fo:border-left="0.5pt solid #000000" fo:border-right="none" fo:border-top="none" fo:border-bottom="0.5pt solid #000000"/>
    </style:style>
    <style:style style:name="Таблица14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.461cm" table:align="margins" style:writing-mode="lr-tb"/>
    </style:style>
    <style:style style:name="Таблица15.A" style:family="table-column">
      <style:table-column-properties style:column-width="1.806cm" style:rel-column-width="1024*"/>
    </style:style>
    <style:style style:name="Таблица15.B" style:family="table-column">
      <style:table-column-properties style:column-width="6.364cm" style:rel-column-width="3608*"/>
    </style:style>
    <style:style style:name="Таблица15.C" style:family="table-column">
      <style:table-column-properties style:column-width="7.024cm" style:rel-column-width="3982*"/>
    </style:style>
    <style:style style:name="Таблица15.D" style:family="table-column">
      <style:table-column-properties style:column-width="2.267cm" style:rel-column-width="1285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.461cm" table:align="margins" style:writing-mode="lr-tb"/>
    </style:style>
    <style:style style:name="Таблица23.A" style:family="table-column">
      <style:table-column-properties style:column-width="2.178cm" style:rel-column-width="8176*"/>
    </style:style>
    <style:style style:name="Таблица23.B" style:family="table-column">
      <style:table-column-properties style:column-width="13.229cm" style:rel-column-width="49652*"/>
    </style:style>
    <style:style style:name="Таблица23.C" style:family="table-column">
      <style:table-column-properties style:column-width="2.053cm" style:rel-column-width="7707*"/>
    </style:style>
    <style:style style:name="Таблица23.A1" style:family="table-cell">
      <style:table-cell-properties fo:padding="0.097cm" fo:border="none"/>
    </style:style>
    <style:style style:name="Таблица24" style:family="table">
      <style:table-properties style:width="17.461cm" table:align="margins" style:writing-mode="lr-tb"/>
    </style:style>
    <style:style style:name="Таблица24.A" style:family="table-column">
      <style:table-column-properties style:column-width="2.178cm" style:rel-column-width="8176*"/>
    </style:style>
    <style:style style:name="Таблица24.B" style:family="table-column">
      <style:table-column-properties style:column-width="13.229cm" style:rel-column-width="49652*"/>
    </style:style>
    <style:style style:name="Таблица24.C" style:family="table-column">
      <style:table-column-properties style:column-width="2.053cm" style:rel-column-width="7707*"/>
    </style:style>
    <style:style style:name="Таблица24.A1" style:family="table-cell">
      <style:table-cell-properties fo:padding="0.097cm" fo:border="none"/>
    </style:style>
    <style:style style:name="P1" style:family="paragraph" style:parent-style-name="ESKD_20_Title_20_Text_20_Big">
      <style:text-properties officeooo:rsid="001380f9" officeooo:paragraph-rsid="001380f9"/>
    </style:style>
    <style:style style:name="P2" style:family="paragraph" style:parent-style-name="ESKD_20_Title_20_Text_20_Medium">
      <style:text-properties officeooo:rsid="001380f9" officeooo:paragraph-rsid="001380f9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Footer">
      <style:text-properties officeooo:rsid="000bec50" officeooo:paragraph-rsid="000bec50"/>
    </style:style>
    <style:style style:name="P5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P7" style:family="paragraph" style:parent-style-name="Text_20_body">
      <style:text-properties officeooo:paragraph-rsid="01a6fe77"/>
    </style:style>
    <style:style style:name="P8" style:family="paragraph" style:parent-style-name="Table">
      <style:paragraph-properties fo:keep-with-next="always"/>
    </style:style>
    <style:style style:name="P9" style:family="paragraph" style:parent-style-name="Table_20_Contents">
      <style:text-properties officeooo:paragraph-rsid="01aa99fd"/>
    </style:style>
    <style:style style:name="P10" style:family="paragraph" style:parent-style-name="Table_20_Contents">
      <style:text-properties officeooo:paragraph-rsid="01ad6eb7"/>
    </style:style>
    <style:style style:name="P11" style:family="paragraph" style:parent-style-name="Table_20_Contents">
      <style:text-properties officeooo:rsid="01a68da3" officeooo:paragraph-rsid="01a68da3"/>
    </style:style>
    <style:style style:name="P12" style:family="paragraph" style:parent-style-name="Text_20_body">
      <style:text-properties officeooo:rsid="01a68da3" officeooo:paragraph-rsid="01a68da3"/>
    </style:style>
    <style:style style:name="P13" style:family="paragraph" style:parent-style-name="Table_20_Contents">
      <style:text-properties officeooo:rsid="01a68da3" officeooo:paragraph-rsid="01ad6eb7"/>
    </style:style>
    <style:style style:name="P14" style:family="paragraph" style:parent-style-name="Text_20_body">
      <style:text-properties officeooo:rsid="01a68da3" officeooo:paragraph-rsid="01f2180e"/>
    </style:style>
    <style:style style:name="P15" style:family="paragraph" style:parent-style-name="Table_20_Contents">
      <style:text-properties officeooo:rsid="01b3fcd1" officeooo:paragraph-rsid="01b3fcd1"/>
    </style:style>
    <style:style style:name="P16" style:family="paragraph" style:parent-style-name="Table_20_Contents">
      <style:text-properties officeooo:rsid="01ad6eb7" officeooo:paragraph-rsid="01ad6eb7"/>
    </style:style>
    <style:style style:name="P17" style:family="paragraph" style:parent-style-name="Text_20_body">
      <style:text-properties officeooo:rsid="01ac576e" officeooo:paragraph-rsid="01ac576e"/>
    </style:style>
    <style:style style:name="P18" style:family="paragraph" style:parent-style-name="Table_20_Contents">
      <style:text-properties officeooo:rsid="01aa99fd" officeooo:paragraph-rsid="01aa99fd"/>
    </style:style>
    <style:style style:name="P19" style:family="paragraph" style:parent-style-name="Text_20_body">
      <style:text-properties officeooo:rsid="01aa99fd" officeooo:paragraph-rsid="01aa99fd"/>
    </style:style>
    <style:style style:name="P20" style:family="paragraph" style:parent-style-name="Table_20_Contents">
      <style:text-properties officeooo:rsid="01aa99fd" officeooo:paragraph-rsid="01ac576e"/>
    </style:style>
    <style:style style:name="P21" style:family="paragraph" style:parent-style-name="Table_20_Contents">
      <style:text-properties officeooo:rsid="01cb1c88" officeooo:paragraph-rsid="01cb1c88"/>
    </style:style>
    <style:style style:name="P22" style:family="paragraph" style:parent-style-name="Text_20_body">
      <style:text-properties officeooo:rsid="01cb1c88" officeooo:paragraph-rsid="01cb1c88"/>
    </style:style>
    <style:style style:name="P23" style:family="paragraph" style:parent-style-name="Text_20_body">
      <style:text-properties officeooo:rsid="01cb1c88" officeooo:paragraph-rsid="01f02096"/>
    </style:style>
    <style:style style:name="P24" style:family="paragraph" style:parent-style-name="Text_20_body">
      <style:text-properties officeooo:paragraph-rsid="01c8c0e3"/>
    </style:style>
    <style:style style:name="P25" style:family="paragraph" style:parent-style-name="Text_20_body">
      <style:text-properties officeooo:paragraph-rsid="01a4f89c"/>
    </style:style>
    <style:style style:name="P26" style:family="paragraph" style:parent-style-name="Text_20_body">
      <style:text-properties officeooo:paragraph-rsid="0034ffe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4ef55c"/>
    </style:style>
    <style:style style:name="P28" style:family="paragraph" style:parent-style-name="Text_20_body">
      <style:text-properties officeooo:paragraph-rsid="01e888af"/>
    </style:style>
    <style:style style:name="P29" style:family="paragraph" style:parent-style-name="Title">
      <style:paragraph-properties fo:break-before="page"/>
    </style:style>
    <style:style style:name="P30" style:family="paragraph" style:parent-style-name="Титульник">
      <style:text-properties officeooo:paragraph-rsid="0021c0d8"/>
    </style:style>
    <style:style style:name="P31" style:family="paragraph" style:parent-style-name="Титульник">
      <style:text-properties officeooo:rsid="0021c0d8" officeooo:paragraph-rsid="0021c0d8"/>
    </style:style>
    <style:style style:name="P32" style:family="paragraph" style:parent-style-name="Титульник">
      <style:text-properties fo:font-weight="normal" officeooo:rsid="0021c0d8" officeooo:paragraph-rsid="0021c0d8" style:font-weight-asian="normal" style:font-weight-complex="normal"/>
    </style:style>
    <style:style style:name="P33" style:family="paragraph" style:parent-style-name="Титульник">
      <style:text-properties officeooo:rsid="00209cfe" officeooo:paragraph-rsid="00209cfe"/>
    </style:style>
    <style:style style:name="P34" style:family="paragraph" style:parent-style-name="Титульник_20_Заглавие">
      <style:text-properties officeooo:rsid="00209cfe" officeooo:paragraph-rsid="00209cfe"/>
    </style:style>
    <style:style style:name="P35" style:family="paragraph" style:parent-style-name="Text_20_body">
      <style:text-properties style:language-asian="en" style:country-asian="US"/>
    </style:style>
    <style:style style:name="P36" style:family="paragraph" style:parent-style-name="Table_20_Contents">
      <style:text-properties officeooo:rsid="01f02096" officeooo:paragraph-rsid="01f02096"/>
    </style:style>
    <style:style style:name="P37" style:family="paragraph" style:parent-style-name="Table_20_Contents">
      <style:text-properties officeooo:rsid="01f0312f" officeooo:paragraph-rsid="01f0312f"/>
    </style:style>
    <style:style style:name="P38" style:family="paragraph" style:parent-style-name="Table_20_Contents">
      <style:text-properties officeooo:rsid="01f0312f" officeooo:paragraph-rsid="0208a4fc"/>
    </style:style>
    <style:style style:name="P39" style:family="paragraph" style:parent-style-name="Table_20_Contents">
      <style:text-properties officeooo:rsid="01f57d21" officeooo:paragraph-rsid="01f57d21"/>
    </style:style>
    <style:style style:name="P40" style:family="paragraph" style:parent-style-name="Table_20_Contents">
      <style:text-properties officeooo:rsid="01fda61f" officeooo:paragraph-rsid="01fda61f"/>
    </style:style>
    <style:style style:name="P41" style:family="paragraph" style:parent-style-name="Text_20_body">
      <style:text-properties officeooo:paragraph-rsid="01a68da3"/>
    </style:style>
    <style:style style:name="P42" style:family="paragraph" style:parent-style-name="Text_20_body">
      <style:text-properties officeooo:rsid="01f0ba22" officeooo:paragraph-rsid="01f0ba22"/>
    </style:style>
    <style:style style:name="P43" style:family="paragraph" style:parent-style-name="Contents_20_1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5" style:family="paragraph" style:parent-style-name="Description">
      <style:text-properties officeooo:paragraph-rsid="02016193"/>
    </style:style>
    <style:style style:name="P46" style:family="paragraph" style:parent-style-name="Description">
      <style:text-properties officeooo:paragraph-rsid="0202386f"/>
    </style:style>
    <style:style style:name="P47" style:family="paragraph" style:parent-style-name="Table_20_Contents">
      <style:text-properties officeooo:rsid="01ff64de" officeooo:paragraph-rsid="01ff64de"/>
    </style:style>
    <style:style style:name="P48" style:family="paragraph" style:parent-style-name="Table_20_Contents">
      <style:text-properties officeooo:rsid="02009767" officeooo:paragraph-rsid="02009767"/>
    </style:style>
    <style:style style:name="P49" style:family="paragraph" style:parent-style-name="Table_20_Contents">
      <style:text-properties officeooo:rsid="02016193" officeooo:paragraph-rsid="02016193"/>
    </style:style>
    <style:style style:name="P50" style:family="paragraph" style:parent-style-name="Table_20_Contents">
      <style:text-properties officeooo:rsid="0207f37c" officeooo:paragraph-rsid="0207f37c"/>
    </style:style>
    <style:style style:name="P51" style:family="paragraph" style:parent-style-name="Table_20_Contents">
      <style:text-properties officeooo:rsid="02088b9e" officeooo:paragraph-rsid="02088b9e"/>
    </style:style>
    <style:style style:name="P52" style:family="paragraph" style:parent-style-name="Table_20_Contents">
      <style:text-properties officeooo:rsid="0208a4fc" officeooo:paragraph-rsid="0208a4fc"/>
    </style:style>
    <style:style style:name="P53" style:family="paragraph" style:parent-style-name="Table_20_Contents">
      <style:text-properties officeooo:paragraph-rsid="02093f62"/>
    </style:style>
    <style:style style:name="P54" style:family="paragraph" style:parent-style-name="Table_20_Contents">
      <style:text-properties officeooo:rsid="02093f62" officeooo:paragraph-rsid="02093f62"/>
    </style:style>
    <style:style style:name="P55" style:family="paragraph" style:parent-style-name="Table_20_Contents">
      <style:text-properties officeooo:rsid="020ae010" officeooo:paragraph-rsid="020ae010"/>
    </style:style>
    <style:style style:name="P56" style:family="paragraph" style:parent-style-name="Text_20_body">
      <style:text-properties officeooo:rsid="01adb5f4" officeooo:paragraph-rsid="01adb5f4"/>
    </style:style>
    <style:style style:name="P57" style:family="paragraph" style:parent-style-name="Text_20_body">
      <style:text-properties officeooo:paragraph-rsid="020ae010"/>
    </style:style>
    <style:style style:name="P58" style:family="paragraph" style:parent-style-name="Title" style:master-page-name="ESKDFirst">
      <style:paragraph-properties style:page-number="auto" fo:break-before="page"/>
      <style:text-properties officeooo:rsid="004ef55c" officeooo:paragraph-rsid="004ef55c"/>
    </style:style>
    <style:style style:name="P59" style:family="paragraph" style:parent-style-name="Description">
      <style:text-properties officeooo:paragraph-rsid="021999b3"/>
    </style:style>
    <style:style style:name="P60" style:family="paragraph" style:parent-style-name="Table_20_Contents">
      <style:text-properties officeooo:paragraph-rsid="02154cb3"/>
    </style:style>
    <style:style style:name="P61" style:family="paragraph" style:parent-style-name="Table_20_Contents">
      <style:text-properties officeooo:rsid="02154cb3" officeooo:paragraph-rsid="02154cb3"/>
    </style:style>
    <style:style style:name="P62" style:family="paragraph" style:parent-style-name="Table_20_Contents">
      <style:text-properties officeooo:rsid="021999b3" officeooo:paragraph-rsid="021999b3"/>
    </style:style>
    <style:style style:name="P63" style:family="paragraph" style:parent-style-name="Text_20_body">
      <style:text-properties officeooo:paragraph-rsid="021999b3"/>
    </style:style>
    <style:style style:name="T1" style:family="text">
      <style:text-properties officeooo:rsid="001b7c8c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c0d8" style:font-weight-asian="bold" style:font-weight-complex="bold"/>
    </style:style>
    <style:style style:name="T5" style:family="text">
      <style:text-properties fo:font-weight="normal" officeooo:rsid="0021c0d8" style:font-weight-asian="normal" style:font-weight-complex="normal"/>
    </style:style>
    <style:style style:name="T6" style:family="text">
      <style:text-properties officeooo:rsid="0021c0d8"/>
    </style:style>
    <style:style style:name="T7" style:family="text">
      <style:text-properties officeooo:rsid="01a6fe77"/>
    </style:style>
    <style:style style:name="T8" style:family="text">
      <style:text-properties officeooo:rsid="01ac576e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officeooo:rsid="01c8c0e3"/>
    </style:style>
    <style:style style:name="T11" style:family="text">
      <style:text-properties officeooo:rsid="01cb1c88"/>
    </style:style>
    <style:style style:name="T12" style:family="text">
      <style:text-properties style:language-asian="en" style:country-asian="US"/>
    </style:style>
    <style:style style:name="T13" style:family="text">
      <style:text-properties officeooo:rsid="01e63814"/>
    </style:style>
    <style:style style:name="T14" style:family="text">
      <style:text-properties officeooo:rsid="01a68da3"/>
    </style:style>
    <style:style style:name="T15" style:family="text">
      <style:text-properties officeooo:rsid="01f02096"/>
    </style:style>
    <style:style style:name="T16" style:family="text">
      <style:text-properties officeooo:rsid="01f0312f"/>
    </style:style>
    <style:style style:name="T17" style:family="text">
      <style:text-properties officeooo:rsid="01f0ba22"/>
    </style:style>
    <style:style style:name="T18" style:family="text">
      <style:text-properties officeooo:rsid="01f2180e"/>
    </style:style>
    <style:style style:name="T19" style:family="text">
      <style:text-properties officeooo:rsid="01f296e7"/>
    </style:style>
    <style:style style:name="T20" style:family="text">
      <style:text-properties officeooo:rsid="01f464f4"/>
    </style:style>
    <style:style style:name="T21" style:family="text">
      <style:text-properties officeooo:rsid="01f7ca89"/>
    </style:style>
    <style:style style:name="T22" style:family="text">
      <style:text-properties officeooo:rsid="01f9a8e0"/>
    </style:style>
    <style:style style:name="T23" style:family="text">
      <style:text-properties officeooo:rsid="01fb6997"/>
    </style:style>
    <style:style style:name="T24" style:family="text">
      <style:text-properties officeooo:rsid="01fcce7a"/>
    </style:style>
    <style:style style:name="T25" style:family="text">
      <style:text-properties officeooo:rsid="01fd1779"/>
    </style:style>
    <style:style style:name="T26" style:family="text">
      <style:text-properties officeooo:rsid="01ff64de"/>
    </style:style>
    <style:style style:name="T27" style:family="text">
      <style:text-properties officeooo:rsid="02009767"/>
    </style:style>
    <style:style style:name="T28" style:family="text">
      <style:text-properties officeooo:rsid="02016193"/>
    </style:style>
    <style:style style:name="T29" style:family="text">
      <style:text-properties officeooo:rsid="0205588c"/>
    </style:style>
    <style:style style:name="T30" style:family="text">
      <style:text-properties officeooo:rsid="0208a4fc"/>
    </style:style>
    <style:style style:name="T31" style:family="text">
      <style:text-properties officeooo:rsid="02093f62"/>
    </style:style>
    <style:style style:name="T32" style:family="text">
      <style:text-properties officeooo:rsid="020ae010"/>
    </style:style>
    <style:style style:name="T33" style:family="text">
      <style:text-properties officeooo:rsid="020b56b1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213e6bc"/>
    </style:style>
    <style:style style:name="T36" style:family="text">
      <style:text-properties officeooo:rsid="021535f5"/>
    </style:style>
    <style:style style:name="T37" style:family="text">
      <style:text-properties officeooo:rsid="02154cb3"/>
    </style:style>
    <style:style style:name="T38" style:family="text">
      <style:text-properties officeooo:rsid="021736eb"/>
    </style:style>
    <style:style style:name="T39" style:family="text">
      <style:text-properties officeooo:rsid="021999b3"/>
    </style:style>
    <style:style style:name="T40" style:family="text">
      <style:text-properties officeooo:rsid="021b756d"/>
    </style:style>
    <style:style style:name="T41" style:family="text">
      <style:text-properties officeooo:rsid="021ba46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OLE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.049cm" fo:border="0.06pt solid #000000" style:shadow="none" draw:shadow-opacity="100%" draw:wrap-influence-on-position="once-concurrent" loext:allow-overlap="true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ДатаПроверил"/>
        <text:variable-decl office:value-type="string" text:name="ДатаРазработки"/>
        <text:variable-decl office:value-type="string" text:name="Орагниз"/>
        <text:variable-decl office:value-type="string" text:name="Автор"/>
        <text:variable-decl office:value-type="string" text:name="НомДок"/>
        <text:variable-decl office:value-type="string" text:name="Проверил"/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Титульник_20_организация">Министерство просвещения и образования Ульяновской области<text:line-break/>областное государственное автономное профессиональное образовательное учреждение «Ульяновский авиационный колледж – Межрегиональный центр компетенций»</text:p>
      <text:p text:style-name="Титульник"><text:span text:style-name="T3">Специальность</text:span> <text:span text:style-name="T34">09.02.07 Информационные системы и программирование</text:span></text:p>
      <text:p text:style-name="Титульник"/>
      <text:p text:style-name="Титульник"/>
      <text:p text:style-name="Титульник"/>
      <text:p text:style-name="P34">ПОЯСНИТЕЛЬНАЯ ЗАПИСКА</text:p>
      <text:p text:style-name="P33">к <text:span text:style-name="T36">дипломному</text:span> проекту на тему «<text:variable-input text:name="Тема" text:description="Тема" office:value-type="string">Разработка и интеграция системы тестирования для образовательных учреждений</text:variable-input>»</text:p>
      <text:p text:style-name="P31">Автор работы ____________________________ / <text:variable-input text:name="Автор" text:description="Автор" office:value-type="string">Люцко Г.А.</text:variable-input><text:s/>/</text:p>
      <text:p text:style-name="P31"/>
      <text:p text:style-name="P31"/>
      <text:p text:style-name="Титульник"><text:span text:style-name="T6">Обозначение </text:span><text:span text:style-name="T35">дипломного</text:span><text:span text:style-name="T6"> проекта </text:span><text:span text:style-name="T6"><text:variable-input text:name="НомДок" text:description="Номер документа" office:value-type="string">ДП23.09.02.07.191.11.0001 ПЗ</text:variable-input></text:span></text:p>
      <text:p text:style-name="P31">Группа 19ис-1</text:p>
      <text:p text:style-name="P31">ПРОЕКТ ЗАЩИЩЕН ___________ __________</text:p>
      <text:p text:style-name="P30"><text:span text:style-name="T4">РУКОВОДИТЕЛЬ ПРОЕКТА </text:span><text:span text:style-name="T5">_____________________ / </text:span><text:span text:style-name="T5"><text:variable-input text:name="Проверил" text:description="Проверил" office:value-type="string">Мардамшина А.А.</text:variable-input></text:span><text:span text:style-name="T5"><text:s/>/</text:span></text:p>
      <text:p text:style-name="P32"/>
      <text:p text:style-name="P32"><text:soft-page-break/></text:p>
      <text:p text:style-name="P32"/>
      <text:p text:style-name="P58"><text:bookmark-start text:name="__RefHeading___Toc3965_2948082591"/>Содержание<text:bookmark-end text:name="__RefHeading___Toc3965_2948082591"/></text:p>
      <text:table-of-content text:style-name="Sect1" text:name="Оглавление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</text:index-source-styles>
        </text:table-of-content-source>
        <text:index-body>
          <text:p text:style-name="P43"><text:a xlink:type="simple" xlink:href="#__RefHeading___Toc3965_2948082591" text:style-name="Index_20_Link" text:visited-style-name="Index_20_Link">Содержание<text:tab/>3</text:a></text:p>
          <text:p text:style-name="P43"><text:a xlink:type="simple" xlink:href="#__RefHeading___Toc3859_2948082591" text:style-name="Index_20_Link" text:visited-style-name="Index_20_Link">Введение<text:tab/>4</text:a></text:p>
          <text:p text:style-name="P43"><text:a xlink:type="simple" xlink:href="#__RefHeading___Toc12820_1831697246" text:style-name="Index_20_Link" text:visited-style-name="Index_20_Link">1. Специальная часть<text:tab/>5</text:a></text:p>
          <text:p text:style-name="P43"><text:a xlink:type="simple" xlink:href="#__RefHeading___Toc12808_1831697246" text:style-name="Index_20_Link" text:visited-style-name="Index_20_Link">2. Эксплуатационные руководства<text:tab/>6</text:a></text:p>
          <text:p text:style-name="P43"><text:a xlink:type="simple" xlink:href="#__RefHeading___Toc12818_1831697246" text:style-name="Index_20_Link" text:visited-style-name="Index_20_Link">3. Экономическая часть<text:tab/>7</text:a></text:p>
          <text:p text:style-name="P44"><text:a xlink:type="simple" xlink:href="#__RefHeading___Toc5474_1630628828" text:style-name="Index_20_Link" text:visited-style-name="Index_20_Link">3.1. Описание производственного процесса<text:tab/>7</text:a></text:p>
          <text:p text:style-name="P44"><text:a xlink:type="simple" xlink:href="#__RefHeading___Toc5476_1630628828" text:style-name="Index_20_Link" text:visited-style-name="Index_20_Link">3.2. Себестоимость программного обеспечения<text:tab/>10</text:a></text:p>
          <text:p text:style-name="P44"><text:a xlink:type="simple" xlink:href="#__RefHeading___Toc3849_331314293" text:style-name="Index_20_Link" text:visited-style-name="Index_20_Link">3.3. Экономический эффект<text:tab/>12</text:a></text:p>
          <text:p text:style-name="P44"><text:a xlink:type="simple" xlink:href="#__RefHeading___Toc3847_331314293" text:style-name="Index_20_Link" text:visited-style-name="Index_20_Link">3.4. Экономическая эффективность<text:tab/>13</text:a></text:p>
          <text:p text:style-name="P43"><text:a xlink:type="simple" xlink:href="#__RefHeading___Toc12816_1831697246" text:style-name="Index_20_Link" text:visited-style-name="Index_20_Link">4. Охрана труда, информационная безопасность и регламенты обслуживания пк<text:tab/>15</text:a></text:p>
          <text:p text:style-name="P44"><text:a xlink:type="simple" xlink:href="#__RefHeading___Toc3845_331314293" text:style-name="Index_20_Link" text:visited-style-name="Index_20_Link">4.1. Требования охраны труда при работе за персональным компьютером<text:tab/>15</text:a></text:p>
          <text:p text:style-name="P44"><text:a xlink:type="simple" xlink:href="#__RefHeading___Toc3843_331314293" text:style-name="Index_20_Link" text:visited-style-name="Index_20_Link">4.2. Обеспечение информационной безопасности<text:tab/>16</text:a></text:p>
          <text:p text:style-name="P44"><text:a xlink:type="simple" xlink:href="#__RefHeading___Toc3841_331314293" text:style-name="Index_20_Link" text:visited-style-name="Index_20_Link">4.3. Регламенты обслуживания ПЭВМ<text:tab/>19</text:a></text:p>
          <text:p text:style-name="P43"><text:a xlink:type="simple" xlink:href="#__RefHeading___Toc12814_1831697246" text:style-name="Index_20_Link" text:visited-style-name="Index_20_Link">Заключение<text:tab/>21</text:a></text:p>
          <text:p text:style-name="P43"><text:a xlink:type="simple" xlink:href="#__RefHeading___Toc12812_1831697246" text:style-name="Index_20_Link" text:visited-style-name="Index_20_Link">Список использованных источников<text:tab/>22</text:a></text:p>
          <text:p text:style-name="P43"><text:a xlink:type="simple" xlink:href="#__RefHeading___Toc12810_1831697246" text:style-name="Index_20_Link" text:visited-style-name="Index_20_Link">Приложения<text:tab/>23</text:a></text:p>
        </text:index-body>
      </text:table-of-content>
      <text:p text:style-name="P27"/>
      <text:p text:style-name="P29"><text:bookmark-start text:name="__RefHeading___Toc3859_2948082591"/>Введение<text:bookmark-end text:name="__RefHeading___Toc3859_2948082591"/></text:p>
      <text:p text:style-name="P26"/>
      <text:p text:style-name="P29"><text:bookmark-start text:name="__RefHeading___Toc12820_1831697246"/><text:span text:style-name="T13">1. </text:span>Специальная часть<text:bookmark-end text:name="__RefHeading___Toc12820_1831697246"/></text:p>
      <text:p text:style-name="P25"/>
      <text:p text:style-name="P29"><text:bookmark-start text:name="__RefHeading___Toc12808_1831697246"/><text:span text:style-name="T13">2. </text:span>Эксплуатационные руководства<text:bookmark-end text:name="__RefHeading___Toc12808_1831697246"/></text:p>
      <text:p text:style-name="Text_20_body"/>
      <text:p text:style-name="P29"><text:bookmark-start text:name="__RefHeading___Toc12818_1831697246"/><text:span text:style-name="T13">3. </text:span><text:span text:style-name="T7">Экономическая </text:span>часть<text:bookmark-end text:name="__RefHeading___Toc12818_1831697246"/></text:p>
      <text:h text:style-name="Heading_20_1" text:outline-level="1"><text:bookmark-start text:name="__RefHeading___Toc5474_1630628828"/><text:span text:style-name="T22">3.1. </text:span>Описание производственного процесса<text:bookmark-end text:name="__RefHeading___Toc5474_1630628828"/></text:h>
      <text:p text:style-name="Text_20_body">Описание производственного процесса необходимо для того, чтобы пользователь нового программного обеспечения понял, насколько трудоемким и дорогостоящим был процесс до внедрения программы.</text:p>
      <text:p text:style-name="Text_20_body">В первую очередь необходимо определить затраты по организации данного вида работ до внедрения нового программного обеспечения, то есть количество работников, занятых данным видом работ, и время, затрачиваемое ими на выполнение операции. За плановый период для расчетов берется 1 месяц. Технологический процесс необходимо представить в виде таблицы <text:sequence-ref text:reference-format="value" text:ref-name="refTable0">1</text:sequence-ref>.</text:p>
      <text:p text:style-name="Table">Таблица <text:sequence text:ref-name="refTable0" text:name="Table" text:formula="ooow:Table+1" style:num-format="1">1</text:sequence><text:s/>— Технологический процесс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Table_20_Contents">№</text:p>
          </table:table-cell>
          <table:table-cell table:style-name="Таблица2.A1" office:value-type="string">
            <text:p text:style-name="Table_20_Contents">Наименование операции</text:p>
          </table:table-cell>
          <table:table-cell table:style-name="Таблица2.A1" office:value-type="string">
            <text:p text:style-name="Table_20_Contents">Должность</text:p>
          </table:table-cell>
          <table:table-cell table:style-name="Таблица2.A1" office:value-type="string">
            <text:p text:style-name="Table_20_Contents">Кол-во, час</text:p>
          </table:table-cell>
          <table:table-cell table:style-name="Таблица2.E1" office:value-type="string">
            <text:p text:style-name="Table_20_Contents">Кол-во чел.</text:p>
          </table:table-cell>
        </table:table-row>
        <table:table-row table:style-name="Таблица2.2">
          <table:table-cell table:style-name="Таблица2.A2" office:value-type="string">
            <text:p text:style-name="Table_20_Contents">1</text:p>
          </table:table-cell>
          <table:table-cell table:style-name="Таблица2.A2" office:value-type="string">
            <text:p text:style-name="Table_20_Contents">Проверка работ учащихся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4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Печать бланков тестов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1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3</text:p>
          </table:table-cell>
          <table:table-cell table:style-name="Таблица2.A2" office:value-type="string">
            <text:p text:style-name="Table_20_Contents">Составление тестов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20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Итого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25</text:p>
          </table:table-cell>
          <table:table-cell table:style-name="Таблица2.E2" office:value-type="string">
            <text:p text:style-name="Table_20_Contents"/>
          </table:table-cell>
        </table:table-row>
      </table:table>
      <text:p text:style-name="Text_20_body">Расчет основное заработной платы работников производится по формуле (<text:sequence-ref text:reference-format="value" text:ref-name="refФормула0">1</text:sequence-ref>)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table:number-columns-spanned="2" office:value-type="string">
            <text:p text:style-name="Numbering"><draw:frame draw:style-name="fr2" draw:name="Объект24" text:anchor-type="as-char" svg:y="-0.439cm" svg:width="4.136cm" svg:height="0.619cm" draw:z-index="16"><draw:object xlink:href="./Object 24" xlink:type="simple" xlink:show="embed" xlink:actuate="onLoad"/><draw:image xlink:href="./ObjectReplacements/Object 24" xlink:type="simple" xlink:show="embed" xlink:actuate="onLoad"/></draw:frame>,</text:p>
          </table:table-cell>
          <table:covered-table-cell/>
          <table:table-cell table:style-name="Таблица16.A1" office:value-type="string">
            <text:p text:style-name="Numbering">(<text:sequence text:ref-name="refФормула0" text:name="Формула" text:formula="ooow:Формула+1" style:num-format="1">1</text:sequence>)</text:p>
          </table:table-cell>
        </table:table-row>
        <table:table-row>
          <table:table-cell table:style-name="Таблица16.A1" office:value-type="string">
            <text:p text:style-name="where">где</text:p>
          </table:table-cell>
          <table:table-cell table:style-name="Таблица16.A1" table:number-columns-spanned="2" office:value-type="string">
            <text:p text:style-name="Description"><draw:frame draw:style-name="fr2" draw:name="Объект25" text:anchor-type="as-char" svg:y="-0.439cm" svg:width="1.286cm" svg:height="0.619cm" draw:z-index="18"><draw:object xlink:href="./Object 25" xlink:type="simple" xlink:show="embed" xlink:actuate="onLoad"/><draw:image xlink:href="./ObjectReplacements/Object 25" xlink:type="simple" xlink:show="embed" xlink:actuate="onLoad"/></draw:frame><text:s/>— заработная палата работника за 1 час;</text:p>
            <text:p text:style-name="Description"><draw:frame draw:style-name="fr2" draw:name="Объект27" text:anchor-type="as-char" svg:y="-0.439cm" svg:width="0.328cm" svg:height="0.547cm" draw:z-index="20"><draw:object xlink:href="./Object 27" xlink:type="simple" xlink:show="embed" xlink:actuate="onLoad"/><draw:image xlink:href="./ObjectReplacements/Object 27" xlink:type="simple" xlink:show="embed" xlink:actuate="onLoad"/><svg:desc>формула</svg:desc></draw:frame><text:s/>— время затрачиваемое на работу;</text:p>
            <text:p text:style-name="Description"><draw:frame draw:style-name="fr2" draw:name="Объект26" text:anchor-type="as-char" svg:y="-0.439cm" svg:width="0.358cm" svg:height="0.547cm" draw:z-index="21"><draw:object xlink:href="./Object 26" xlink:type="simple" xlink:show="embed" xlink:actuate="onLoad"/><draw:image xlink:href="./ObjectReplacements/Object 26" xlink:type="simple" xlink:show="embed" xlink:actuate="onLoad"/></draw:frame><text:s/>— количество человек.</text:p>
          </table:table-cell>
          <table:covered-table-cell/>
        </table:table-row>
      </table:table>
      <text:p text:style-name="Text_20_body">Используя информацию о технологическом процессе из таблицы <text:sequence-ref text:reference-format="value" text:ref-name="refTable0">1</text:sequence-ref><text:s/>и формулу (<text:sequence-ref text:reference-format="value" text:ref-name="refФормула0">1</text:sequence-ref>) рассчитаем основную зарплату работников (таблица <text:sequence-ref text:reference-format="value" text:ref-name="refTable1">2</text:sequence-ref>).</text:p>
      <text:p text:style-name="Table">Таблица <text:sequence text:ref-name="refTable1" text:name="Table" text:formula="ooow:Table+1" style:num-format="1">2</text:sequence><text:s/>— Заработная плата основных работник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E"/>
        <table:table-row>
          <table:table-cell table:style-name="Таблица3.A1" office:value-type="string">
            <text:p text:style-name="Table_20_Contents">№</text:p>
          </table:table-cell>
          <table:table-cell table:style-name="Таблица3.A1" office:value-type="string">
            <text:p text:style-name="Table_20_Contents">Должность</text:p>
          </table:table-cell>
          <table:table-cell table:style-name="Таблица3.A1" office:value-type="string">
            <text:p text:style-name="Table_20_Contents">Всего человек</text:p>
          </table:table-cell>
          <table:table-cell table:style-name="Таблица3.A1" office:value-type="string">
            <text:p text:style-name="Table_20_Contents"><draw:frame draw:style-name="fr2" draw:name="Объект2" text:anchor-type="as-char" svg:y="-0.439cm" svg:width="1.286cm" svg:height="0.619cm" draw:z-index="13"><draw:object xlink:href="./Object 2" xlink:type="simple" xlink:show="embed" xlink:actuate="onLoad"/><draw:image xlink:href="./ObjectReplacements/Object 2" xlink:type="simple" xlink:show="embed" xlink:actuate="onLoad"/></draw:frame>, руб.</text:p>
          </table:table-cell>
          <table:table-cell table:style-name="Таблица3.E1" office:value-type="string">
            <text:p text:style-name="Table_20_Contents"><draw:frame draw:style-name="fr2" draw:name="Объект31" text:anchor-type="as-char" svg:y="-0.439cm" svg:width="1.106cm" svg:height="0.619cm" draw:z-index="14"><draw:object xlink:href="./Object 31" xlink:type="simple" xlink:show="embed" xlink:actuate="onLoad"/><draw:image xlink:href="./ObjectReplacements/Object 31" xlink:type="simple" xlink:show="embed" xlink:actuate="onLoad"/></draw:frame>, руб.</text:p>
          </table:table-cell>
        </table:table-row>
        <table:table-row>
          <table:table-cell table:style-name="Таблица3.A2" office:value-type="string">
            <text:p text:style-name="Table_20_Contents">1</text:p>
          </table:table-cell>
          <table:table-cell table:style-name="Таблица3.A2" office:value-type="string">
            <text:p text:style-name="Table_20_Contents">Преподаватель</text:p>
          </table:table-cell>
          <table:table-cell table:style-name="Таблица3.A2" office:value-type="string">
            <text:p text:style-name="Table_20_Contents">1</text:p>
          </table:table-cell>
          <table:table-cell table:style-name="Таблица3.A2" office:value-type="string">
            <text:p text:style-name="Table_20_Contents">180</text:p>
          </table:table-cell>
          <table:table-cell table:style-name="Таблица3.E2" office:value-type="string">
            <text:p text:style-name="Table_20_Contents">180 * 25 * 1 = 450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>Итого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E2" office:value-type="string">
            <text:p text:style-name="Table_20_Contents">4500</text:p>
          </table:table-cell>
        </table:table-row>
      </table:table>
      <text:p text:style-name="Text_20_body">Помимо основной зарплаты работники могут получать дополнительные стимулирующие выплаты (премии, надбавки и т. д.). Для расчета средств затраченных на дополнительную заработную плату используем формулу (<text:sequence-ref text:reference-format="value" text:ref-name="refФормула1">2</text:sequence-ref>):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table:number-columns-spanned="2" office:value-type="string">
            <text:p text:style-name="Numbering"><draw:frame draw:style-name="fr2" draw:name="Объект28" text:anchor-type="as-char" svg:y="-0.439cm" svg:width="3.822cm" svg:height="0.619cm" draw:z-index="22"><draw:object xlink:href="./Object 28" xlink:type="simple" xlink:show="embed" xlink:actuate="onLoad"/><draw:image xlink:href="./ObjectReplacements/Object 28" xlink:type="simple" xlink:show="embed" xlink:actuate="onLoad"/><svg:desc>формула</svg:desc></draw:frame>,</text:p>
          </table:table-cell>
          <table:covered-table-cell/>
          <table:table-cell table:style-name="Таблица17.A1" office:value-type="string">
            <text:p text:style-name="Numbering">(<text:sequence text:ref-name="refФормула1" text:name="Формула" text:formula="ooow:Формула+1" style:num-format="1">2</text:sequence>)</text:p>
          </table:table-cell>
        </table:table-row>
        <table:table-row>
          <table:table-cell table:style-name="Таблица17.A1" office:value-type="string">
            <text:p text:style-name="where">где</text:p>
          </table:table-cell>
          <table:table-cell table:style-name="Таблица17.A1" table:number-columns-spanned="2" office:value-type="string">
            <text:p text:style-name="Description"><draw:frame draw:style-name="fr2" draw:name="Объект29" text:anchor-type="as-char" svg:y="-0.439cm" svg:width="1.106cm" svg:height="0.619cm" draw:z-index="23"><draw:object xlink:href="./Object 29" xlink:type="simple" xlink:show="embed" xlink:actuate="onLoad"/><draw:image xlink:href="./ObjectReplacements/Object 29" xlink:type="simple" xlink:show="embed" xlink:actuate="onLoad"/><svg:desc>формула</svg:desc></draw:frame><text:s/>— основная заработная плата;</text:p>
            <text:p text:style-name="Description"><draw:frame draw:style-name="fr2" draw:name="Объект30" text:anchor-type="as-char" svg:y="-0.439cm" svg:width="0.857cm" svg:height="0.619cm" draw:z-index="24"><draw:object xlink:href="./Object 30" xlink:type="simple" xlink:show="embed" xlink:actuate="onLoad"/><draw:image xlink:href="./ObjectReplacements/Object 30" xlink:type="simple" xlink:show="embed" xlink:actuate="onLoad"/><svg:desc>формула</svg:desc></draw:frame><text:s/>— коэффициент дополнительной заработной платы.</text:p>
          </table:table-cell>
          <table:covered-table-cell/>
        </table:table-row>
      </table:table>
      <text:p text:style-name="Text_20_body">Данные об основной заработной плате возьмем из таблицы <text:sequence-ref text:reference-format="value" text:ref-name="refTable1">2</text:sequence-ref>. За коэффициент возьмём 0,12. Итого затраты на дополнительную заплату составят: <draw:frame draw:style-name="fr2" draw:name="Объект1" text:anchor-type="as-char" svg:y="-0.439cm" svg:width="3.351cm" svg:height="0.547cm" draw:z-index="0"><draw:object xlink:href="./Object 1" xlink:type="simple" xlink:show="embed" xlink:actuate="onLoad"/><draw:image xlink:href="./ObjectReplacements/Object 1" xlink:type="simple" xlink:show="embed" xlink:actuate="onLoad"/></draw:frame><text:s/>рубля.</text:p>
      <text:p text:style-name="P28">Отчисления на социальное страхование являются обязательными для предприятий любой формы собственности и вида деятельности. Данные затраты считаются по формуле (<text:sequence-ref text:reference-format="value" text:ref-name="refФормула2">3</text:sequence-ref>)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table:number-columns-spanned="2" office:value-type="string">
            <text:p text:style-name="Numbering"><draw:frame draw:style-name="fr2" draw:name="Объект32" text:anchor-type="as-char" svg:y="-0.45cm" svg:width="5.724cm" svg:height="0.63cm" draw:z-index="28"><draw:object xlink:href="./Object 32" xlink:type="simple" xlink:show="embed" xlink:actuate="onLoad"/><draw:image xlink:href="./ObjectReplacements/Object 32" xlink:type="simple" xlink:show="embed" xlink:actuate="onLoad"/><svg:desc>формула</svg:desc></draw:frame>,</text:p>
          </table:table-cell>
          <table:covered-table-cell/>
          <table:table-cell table:style-name="Таблица18.A1" office:value-type="string">
            <text:p text:style-name="Numbering">(<text:sequence text:ref-name="refФормула2" text:name="Формула" text:formula="ooow:Формула+1" style:num-format="1">3</text:sequence>)</text:p>
          </table:table-cell>
        </table:table-row>
        <table:table-row>
          <table:table-cell table:style-name="Таблица18.A1" office:value-type="string">
            <text:p text:style-name="where">где</text:p>
          </table:table-cell>
          <table:table-cell table:style-name="Таблица18.A1" table:number-columns-spanned="2" office:value-type="string">
            <text:p text:style-name="Description"><draw:frame draw:style-name="fr2" draw:name="Объект33" text:anchor-type="as-char" svg:y="-0.439cm" svg:width="0.907cm" svg:height="0.619cm" draw:z-index="29"><draw:object xlink:href="./Object 33" xlink:type="simple" xlink:show="embed" xlink:actuate="onLoad"/><draw:image xlink:href="./ObjectReplacements/Object 33" xlink:type="simple" xlink:show="embed" xlink:actuate="onLoad"/><svg:desc>формула</svg:desc></draw:frame><text:s/>— <text:span text:style-name="T10">коэффициент страхования</text:span>.</text:p>
          </table:table-cell>
          <table:covered-table-cell/>
        </table:table-row>
      </table:table>
      <text:p text:style-name="P24"><text:span text:style-name="T10">В РФ установлен единый тариф страхования для всех организация — 30%, т. е. наш коэффициент равен 0,3. Используя это рассчитаем необходимые отчисления в страховой фонд. </text:span><text:span text:style-name="T11">Затраты составят </text:span><text:span text:style-name="T10"><text:s/></text:span><text:span text:style-name="T10"><draw:frame draw:style-name="fr2" draw:name="Объект34" text:anchor-type="as-char" svg:y="-0.45cm" svg:width="4.791cm" svg:height="0.589cm" draw:z-index="25"><draw:object xlink:href="./Object 34" xlink:type="simple" xlink:show="embed" xlink:actuate="onLoad"/><draw:image xlink:href="./ObjectReplacements/Object 34" xlink:type="simple" xlink:show="embed" xlink:actuate="onLoad"/></draw:frame></text:span><text:span text:style-name="T10"><text:s/></text:span><text:span text:style-name="T11">рублей</text:span><text:span text:style-name="T10">.</text:span></text:p>
      <text:p text:style-name="P22">В производственном процессе используется оборудование, которое изнашивается и морально устраивает. Амортизация —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. Для её расчета составим ведомость используемого оборудования в производственном процессе (таблица <text:sequence-ref text:reference-format="value" text:ref-name="refФормула2">3</text:sequence-ref>).</text:p>
      <text:p text:style-name="P8">Таблица <text:sequence text:ref-name="refTable2" text:name="Table" text:formula="ooow:Table+1" style:num-format="1">3</text:sequence><text:s/>— Ведомость оборудования.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Table_20_Contents">№</text:p>
          </table:table-cell>
          <table:table-cell table:style-name="Таблица4.A1" office:value-type="string">
            <text:p text:style-name="Table_20_Contents">Наименование оборудования</text:p>
          </table:table-cell>
          <table:table-cell table:style-name="Таблица4.A1" office:value-type="string">
            <text:p text:style-name="Table_20_Contents">Количество</text:p>
          </table:table-cell>
          <table:table-cell table:style-name="Таблица4.A1" office:value-type="string">
            <text:p text:style-name="Table_20_Contents">Первоначальная стоимость, руб.</text:p>
          </table:table-cell>
          <table:table-cell table:style-name="Таблица4.E1" office:value-type="string">
            <text:p text:style-name="Table_20_Contents">Сумма ОПФ <draw:frame draw:style-name="fr2" draw:name="Объект3" text:anchor-type="as-char" svg:y="-0.439cm" svg:width="0.512cm" svg:height="0.619cm" draw:z-index="26"><draw:object xlink:href="./Object 3" xlink:type="simple" xlink:show="embed" xlink:actuate="onLoad"/><draw:image xlink:href="./ObjectReplacements/Object 3" xlink:type="simple" xlink:show="embed" xlink:actuate="onLoad"/></draw:frame>, руб.</text:p>
          </table:table-cell>
        </table:table-row>
        <table:table-row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11">Принтер</text:p>
          </table:table-cell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11">13000</text:p>
          </table:table-cell>
          <table:table-cell table:style-name="Таблица4.E2" office:value-type="string">
            <text:p text:style-name="P21">13000</text:p>
          </table:table-cell>
        </table:table-row>
        <table:table-row>
          <table:table-cell table:style-name="Таблица4.A2" office:value-type="string">
            <text:p text:style-name="P11">2</text:p>
          </table:table-cell>
          <table:table-cell table:style-name="Таблица4.A2" office:value-type="string">
            <text:p text:style-name="P11">Компьютер</text:p>
          </table:table-cell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11"><text:span text:style-name="T11">30</text:span>000</text:p>
          </table:table-cell>
          <table:table-cell table:style-name="Таблица4.E2" office:value-type="string">
            <text:p text:style-name="P21">30000</text:p>
          </table:table-cell>
        </table:table-row>
        <table:table-row>
          <table:table-cell table:style-name="Таблица4.A2" office:value-type="string">
            <text:p text:style-name="P36">3</text:p>
          </table:table-cell>
          <table:table-cell table:style-name="Таблица4.A2" office:value-type="string">
            <text:p text:style-name="P36">Лампа</text:p>
          </table:table-cell>
          <table:table-cell table:style-name="Таблица4.A2" office:value-type="string">
            <text:p text:style-name="P36">12</text:p>
          </table:table-cell>
          <table:table-cell table:style-name="Таблица4.A2" office:value-type="string">
            <text:p text:style-name="P36">300</text:p>
          </table:table-cell>
          <table:table-cell table:style-name="Таблица4.E2" office:value-type="string">
            <text:p text:style-name="P36">3600</text:p>
          </table:table-cell>
        </table:table-row>
        <table:table-row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>Итого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11"/>
          </table:table-cell>
          <table:table-cell table:style-name="Таблица4.E2" office:value-type="string">
            <text:p text:style-name="P21">46600</text:p>
          </table:table-cell>
        </table:table-row>
      </table:table>
      <text:p text:style-name="P23"><text:span text:style-name="T15">Для расчета</text:span> месячн<text:span text:style-name="T15">ой</text:span> амортизаци<text:span text:style-name="T15">и</text:span> <text:span text:style-name="T15">исполняться формула</text:span>(<text:sequence-ref text:reference-format="value" text:ref-name="refФормула3">4</text:sequence-ref>):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ext:soft-page-break/>
        <table:table-row>
          <table:table-cell table:style-name="Таблица19.A1" table:number-columns-spanned="2" office:value-type="string">
            <text:p text:style-name="Numbering"><draw:frame draw:style-name="fr2" draw:name="Объект35" text:anchor-type="as-char" svg:y="-0.45cm" svg:width="3.842cm" svg:height="0.63cm" draw:z-index="30"><draw:object xlink:href="./Object 35" xlink:type="simple" xlink:show="embed" xlink:actuate="onLoad"/><draw:image xlink:href="./ObjectReplacements/Object 35" xlink:type="simple" xlink:show="embed" xlink:actuate="onLoad"/><svg:desc>формула</svg:desc></draw:frame>,</text:p>
          </table:table-cell>
          <table:covered-table-cell/>
          <table:table-cell table:style-name="Таблица19.A1" office:value-type="string">
            <text:p text:style-name="Numbering">(<text:sequence text:ref-name="refФормула3" text:name="Формула" text:formula="ooow:Формула+1" style:num-format="1">4</text:sequence>)</text:p>
          </table:table-cell>
        </table:table-row>
        <table:table-row>
          <table:table-cell table:style-name="Таблица19.A1" office:value-type="string">
            <text:p text:style-name="where">где</text:p>
          </table:table-cell>
          <table:table-cell table:style-name="Таблица19.A1" table:number-columns-spanned="2" office:value-type="string">
            <text:p text:style-name="Description"><draw:frame draw:style-name="fr2" draw:name="Объект36" text:anchor-type="as-char" svg:y="-0.439cm" svg:width="0.512cm" svg:height="0.619cm" draw:z-index="31"><draw:object xlink:href="./Object 36" xlink:type="simple" xlink:show="embed" xlink:actuate="onLoad"/><draw:image xlink:href="./ObjectReplacements/Object 36" xlink:type="simple" xlink:show="embed" xlink:actuate="onLoad"/><svg:desc>формула</svg:desc></draw:frame><text:s/>— первоначальная стоимость основных производственных фондов, руб;</text:p>
            <text:p text:style-name="Description"><draw:frame draw:style-name="fr2" draw:name="Объект37" text:anchor-type="as-char" svg:y="-0.377cm" svg:width="0.506cm" svg:height="0.531cm" draw:z-index="32"><draw:object xlink:href="./Object 37" xlink:type="simple" xlink:show="embed" xlink:actuate="onLoad"/><draw:image xlink:href="./ObjectReplacements/Object 37" xlink:type="simple" xlink:show="embed" xlink:actuate="onLoad"/><svg:desc>формула</svg:desc></draw:frame><text:s/>— <text:span text:style-name="T11">норма амортизации</text:span>.</text:p>
          </table:table-cell>
          <table:covered-table-cell/>
        </table:table-row>
      </table:table>
      <text:p text:style-name="P12"><text:span text:style-name="T15">Норма амортизации равна 0,1. Итоговая месячная амортизация равна:</text:span><draw:frame draw:style-name="fr2" draw:name="Объект4" text:anchor-type="as-char" svg:y="-0.45cm" svg:width="5.027cm" svg:height="0.589cm" draw:z-index="27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table:number-columns-spanned="2" office:value-type="string">
            <text:p text:style-name="Numbering"><draw:frame draw:style-name="fr2" draw:name="Объект38" text:anchor-type="as-char" svg:y="-0.45cm" svg:width="4.05cm" svg:height="0.63cm" draw:z-index="35"><draw:object xlink:href="./Object 38" xlink:type="simple" xlink:show="embed" xlink:actuate="onLoad"/><draw:image xlink:href="./ObjectReplacements/Object 38" xlink:type="simple" xlink:show="embed" xlink:actuate="onLoad"/><svg:desc>формула</svg:desc></draw:frame>,</text:p>
          </table:table-cell>
          <table:covered-table-cell/>
          <table:table-cell table:style-name="Таблица20.A1" office:value-type="string">
            <text:p text:style-name="Numbering">(<text:sequence text:ref-name="refФормула4" text:name="Формула" text:formula="ooow:Формула+1" style:num-format="1">5</text:sequence>)</text:p>
          </table:table-cell>
        </table:table-row>
        <table:table-row>
          <table:table-cell table:style-name="Таблица20.A1" office:value-type="string">
            <text:p text:style-name="where">где</text:p>
          </table:table-cell>
          <table:table-cell table:style-name="Таблица20.A1" table:number-columns-spanned="2" office:value-type="string">
            <text:p text:style-name="Description"><draw:frame draw:style-name="fr2" draw:name="Объект39" text:anchor-type="as-char" svg:y="-0.439cm" svg:width="0.512cm" svg:height="0.619cm" draw:z-index="36"><draw:object xlink:href="./Object 39" xlink:type="simple" xlink:show="embed" xlink:actuate="onLoad"/><draw:image xlink:href="./ObjectReplacements/Object 39" xlink:type="simple" xlink:show="embed" xlink:actuate="onLoad"/><svg:desc>формула</svg:desc></draw:frame><text:s/>— первоначальная стоимость основных производственных фондов, руб;</text:p>
            <text:p text:style-name="Description"><draw:frame draw:style-name="fr2" draw:name="Объект40" text:anchor-type="as-char" svg:y="-0.439cm" svg:width="0.903cm" svg:height="0.619cm" draw:z-index="37"><draw:object xlink:href="./Object 40" xlink:type="simple" xlink:show="embed" xlink:actuate="onLoad"/><draw:image xlink:href="./ObjectReplacements/Object 40" xlink:type="simple" xlink:show="embed" xlink:actuate="onLoad"/><svg:desc>формула</svg:desc></draw:frame><text:s/>— <text:span text:style-name="T15">коэффициент ремонта</text:span>.</text:p>
          </table:table-cell>
          <table:covered-table-cell/>
        </table:table-row>
      </table:table>
      <text:p text:style-name="P12">Коэффициент на ремонт оборудования составляет 0,05. <text:span text:style-name="T15">По формуле расчета затрат </text:span>на ремонт оборудования <text:span text:style-name="T15">(</text:span><text:span text:style-name="T15"><text:sequence-ref text:reference-format="value" text:ref-name="refФормула4">5</text:sequence-ref></text:span><text:span text:style-name="T15">)</text:span> <text:span text:style-name="T15">рассчитаем наши затраты</text:span>:</text:p>
      <text:p text:style-name="Text_20_body"><draw:frame draw:style-name="fr2" draw:name="Объект5" text:anchor-type="as-char" svg:y="-0.45cm" svg:width="5.285cm" svg:height="0.589cm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12"><text:span text:style-name="T16">Для расчета потребляемой энергии узнаем м</text:span>ощность электроприборов <text:span text:style-name="T16">и время их работы (т</text:span>аблиц<text:span text:style-name="T16">а</text:span> <text:sequence-ref text:reference-format="value" text:ref-name="refTable3">4</text:sequence-ref><text:span text:style-name="T16">)</text:span>.</text:p>
      <text:p text:style-name="P8">Таблица <text:sequence text:ref-name="refTable3" text:name="Table" text:formula="ooow:Table+1" style:num-format="1">4</text:sequence><text:s/>— Мощность оборудования <text:span text:style-name="T16">и время его работы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able:table-row>
          <table:table-cell table:style-name="Таблица5.A1" office:value-type="string">
            <text:p text:style-name="Table_20_Contents">№</text:p>
          </table:table-cell>
          <table:table-cell table:style-name="Таблица5.A1" office:value-type="string">
            <text:p text:style-name="Table_20_Contents">Наименования оборудования</text:p>
          </table:table-cell>
          <table:table-cell table:style-name="Таблица5.A1" office:value-type="string">
            <text:p text:style-name="Table_20_Contents">Количество</text:p>
          </table:table-cell>
          <table:table-cell table:style-name="Таблица5.A1" office:value-type="string">
            <text:p text:style-name="Table_20_Contents">Мощность единицы, кВт</text:p>
          </table:table-cell>
          <table:table-cell table:style-name="Таблица5.A1" office:value-type="string">
            <text:p text:style-name="Table_20_Contents">Общая мощность, кВт (Р)</text:p>
          </table:table-cell>
          <table:table-cell table:style-name="Таблица5.F1" office:value-type="string">
            <text:p text:style-name="P37">Время работы <text:span text:style-name="T17">в месяц</text:span>, часы</text:p>
          </table:table-cell>
        </table:table-row>
        <table:table-row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Принтер</text:p>
          </table:table-cell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0,25</text:p>
          </table:table-cell>
          <table:table-cell table:style-name="Таблица5.A2" office:value-type="string">
            <text:p text:style-name="P36">0,25</text:p>
          </table:table-cell>
          <table:table-cell table:style-name="Таблица5.F2" office:value-type="string">
            <text:p text:style-name="P37">1</text:p>
          </table:table-cell>
        </table:table-row>
        <table:table-row>
          <table:table-cell table:style-name="Таблица5.A2" office:value-type="string">
            <text:p text:style-name="P11">2</text:p>
          </table:table-cell>
          <table:table-cell table:style-name="Таблица5.A2" office:value-type="string">
            <text:p text:style-name="P11">Компьютер</text:p>
          </table:table-cell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0,5</text:p>
          </table:table-cell>
          <table:table-cell table:style-name="Таблица5.A2" office:value-type="string">
            <text:p text:style-name="P36">0,5</text:p>
          </table:table-cell>
          <table:table-cell table:style-name="Таблица5.F2" office:value-type="string">
            <text:p text:style-name="P37">25</text:p>
          </table:table-cell>
        </table:table-row>
        <table:table-row>
          <table:table-cell table:style-name="Таблица5.A2" office:value-type="string">
            <text:p text:style-name="P36">3</text:p>
          </table:table-cell>
          <table:table-cell table:style-name="Таблица5.A2" office:value-type="string">
            <text:p text:style-name="P36">Лампа</text:p>
          </table:table-cell>
          <table:table-cell table:style-name="Таблица5.A2" office:value-type="string">
            <text:p text:style-name="P36">12</text:p>
          </table:table-cell>
          <table:table-cell table:style-name="Таблица5.A2" office:value-type="string">
            <text:p text:style-name="P37">0,018</text:p>
          </table:table-cell>
          <table:table-cell table:style-name="Таблица5.A2" office:value-type="string">
            <text:p text:style-name="P36">0.216</text:p>
          </table:table-cell>
          <table:table-cell table:style-name="Таблица5.F2" office:value-type="string">
            <text:p text:style-name="P37">25</text:p>
          </table:table-cell>
        </table:table-row>
        <table:table-row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11">Итого</text:p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36">0,75</text:p>
          </table:table-cell>
          <table:table-cell table:style-name="Таблица5.F2" office:value-type="string">
            <text:p text:style-name="P36"/>
          </table:table-cell>
        </table:table-row>
      </table:table>
      <text:p text:style-name="P12"><text:span text:style-name="T17">Используя данные из таблицы </text:span><text:span text:style-name="T17"><text:sequence-ref text:reference-format="value" text:ref-name="refTable3">4</text:sequence-ref></text:span><text:span text:style-name="T17"><text:s/>посчитаем сколько кВт*час потребляет наше оборудование путем сложения произведений мощности оборудования на его время работы: </text:span><text:span text:style-name="T17"><draw:frame draw:style-name="fr2" draw:name="Объект41" text:anchor-type="as-char" svg:y="-0.439cm" svg:width="7.036cm" svg:height="0.547cm" draw:z-index="33"><draw:object xlink:href="./Object 41" xlink:type="simple" xlink:show="embed" xlink:actuate="onLoad"/><draw:image xlink:href="./ObjectReplacements/Object 41" xlink:type="simple" xlink:show="embed" xlink:actuate="onLoad"/></draw:frame></text:span><text:span text:style-name="T17"><text:s/>кВт*час.</text:span></text:p>
      <text:p text:style-name="P42">Цена дневного тарифа электроэнергии в Ульяновской области составляет 3,24 р/кВт*час. Зная это, посчитаем цену потраченного электричества: <draw:frame draw:style-name="fr2" draw:name="Объект42" text:anchor-type="as-char" svg:y="-0.439cm" svg:width="3.835cm" svg:height="0.547cm" draw:z-index="34"><draw:object xlink:href="./Object 42" xlink:type="simple" xlink:show="embed" xlink:actuate="onLoad"/><draw:image xlink:href="./ObjectReplacements/Object 42" xlink:type="simple" xlink:show="embed" xlink:actuate="onLoad"/></draw:frame><text:s/>рублей.</text:p>
      <text:p text:style-name="P14">Общепроизводственные расходы <text:span text:style-name="T18">рассчитываются относительно зарплаты основных рабочих по формуле (</text:span><text:span text:style-name="T18"><text:sequence-ref text:reference-format="value" text:ref-name="refФормула5">6</text:sequence-ref></text:span><text:span text:style-name="T18">):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ext:soft-page-break/>
        <table:table-row>
          <table:table-cell table:style-name="Таблица21.A1" table:number-columns-spanned="2" office:value-type="string">
            <text:p text:style-name="Numbering"><draw:frame draw:style-name="fr2" draw:name="Объект6" text:anchor-type="as-char" svg:y="-0.45cm" svg:width="4.678cm" svg:height="0.63cm" draw:z-index="38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</table:table-cell>
          <table:covered-table-cell/>
          <table:table-cell table:style-name="Таблица21.A1" office:value-type="string">
            <text:p text:style-name="Numbering">(<text:sequence text:ref-name="refФормула5" text:name="Формула" text:formula="ooow:Формула+1" style:num-format="1">6</text:sequence>)</text:p>
          </table:table-cell>
        </table:table-row>
        <table:table-row>
          <table:table-cell table:style-name="Таблица21.A1" office:value-type="string">
            <text:p text:style-name="where">где</text:p>
          </table:table-cell>
          <table:table-cell table:style-name="Таблица21.A1" table:number-columns-spanned="2" office:value-type="string">
            <text:p text:style-name="Description"><draw:frame draw:style-name="fr2" draw:name="Объект43" text:anchor-type="as-char" svg:y="-0.439cm" svg:width="1.106cm" svg:height="0.619cm" draw:z-index="40"><draw:object xlink:href="./Object 43" xlink:type="simple" xlink:show="embed" xlink:actuate="onLoad"/><draw:image xlink:href="./ObjectReplacements/Object 43" xlink:type="simple" xlink:show="embed" xlink:actuate="onLoad"/><svg:desc>формула</svg:desc></draw:frame><text:s/>— основная заработная плата;</text:p>
            <text:p text:style-name="Description"><draw:frame draw:style-name="fr2" draw:name="Объект44" text:anchor-type="as-char" svg:y="-0.377cm" svg:width="0.799cm" svg:height="0.531cm" draw:z-index="41"><draw:object xlink:href="./Object 44" xlink:type="simple" xlink:show="embed" xlink:actuate="onLoad"/><draw:image xlink:href="./ObjectReplacements/Object 44" xlink:type="simple" xlink:show="embed" xlink:actuate="onLoad"/><svg:desc>формула</svg:desc></draw:frame><text:s/>— <text:span text:style-name="T18">коэффициент общих расходов</text:span>.</text:p>
          </table:table-cell>
          <table:covered-table-cell/>
        </table:table-row>
      </table:table>
      <text:p text:style-name="P41"><text:span text:style-name="T7">Коэффициент расходов </text:span><text:span text:style-name="T18">в нашем случае </text:span><text:span text:style-name="T7">составляет 1,8. Рассчитываем</text:span><text:span text:style-name="T18"> общие затраты предприятия: </text:span><text:span text:style-name="T14"><draw:frame draw:style-name="fr2" draw:name="Объект7" text:anchor-type="as-char" svg:y="-0.45cm" svg:width="4.172cm" svg:height="0.589cm" draw:z-index="39"><draw:object xlink:href="./Object 7" xlink:type="simple" xlink:show="embed" xlink:actuate="onLoad"/><draw:image xlink:href="./ObjectReplacements/Object 7" xlink:type="simple" xlink:show="embed" xlink:actuate="onLoad"/></draw:frame></text:span><text:span text:style-name="T14"><text:s/></text:span><text:span text:style-name="T18">рублей.</text:span></text:p>
      <text:p text:style-name="P7"><text:span text:style-name="T18">Теперь, сложив все критерии затрат, получаем итоговый результат: </text:span><text:span text:style-name="T18"><draw:frame draw:style-name="fr2" draw:name="Объект45" text:anchor-type="as-char" svg:y="-0.439cm" svg:width="11.345cm" svg:height="0.547cm" draw:z-index="42"><draw:object xlink:href="./Object 45" xlink:type="simple" xlink:show="embed" xlink:actuate="onLoad"/><draw:image xlink:href="./ObjectReplacements/Object 45" xlink:type="simple" xlink:show="embed" xlink:actuate="onLoad"/></draw:frame></text:span><text:span text:style-name="T18">.</text:span></text:p>
      <text:h text:style-name="Heading_20_1" text:outline-level="1"><text:bookmark-start text:name="__RefHeading___Toc5476_1630628828"/><text:span text:style-name="T23">3.2. </text:span>Себестоимость программного обеспечения<text:bookmark-end text:name="__RefHeading___Toc5476_1630628828"/></text:h>
      <text:p text:style-name="P7">Для того, чтобы определить эффективность от внедряемого программного обеспечения, необходимо знать сумму затрат на его разработку и внедрение, то есть его себестоимость.</text:p>
      <text:p text:style-name="P19">Заработная плата работников, непосредственно участвующих в разработке продукта, включая заработную плату специалистов-консультантов представлена в таблице <text:sequence-ref text:reference-format="value" text:ref-name="refTable4">5</text:sequence-ref>. <text:span text:style-name="T26">Зарплата рассчитывалась по формуле (</text:span><text:span text:style-name="T26"><text:sequence-ref text:reference-format="value" text:ref-name="refФормула0">1</text:sequence-ref></text:span><text:span text:style-name="T26">) из предыдущей главы.</text:span></text:p>
      <text:p text:style-name="P8">Таблица <text:sequence text:ref-name="refTable4" text:name="Table" text:formula="ooow:Table+1" style:num-format="1">5</text:sequence><text:s/>— Заработная плата участвующих в разработке продукт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Table_20_Contents">№</text:p>
          </table:table-cell>
          <table:table-cell table:style-name="Таблица6.A1" office:value-type="string">
            <text:p text:style-name="Table_20_Contents">Должность</text:p>
          </table:table-cell>
          <table:table-cell table:style-name="Таблица6.A1" office:value-type="string">
            <text:p text:style-name="Table_20_Contents">Всего человек</text:p>
          </table:table-cell>
          <table:table-cell table:style-name="Таблица6.A1" office:value-type="string">
            <text:p text:style-name="Table_20_Contents">Стоимость 1 час., руб.<text:span text:style-name="T9"/></text:p>
          </table:table-cell>
          <table:table-cell table:style-name="Таблица6.A1" office:value-type="string">
            <text:p text:style-name="Table_20_Contents">Кол-во часов</text:p>
          </table:table-cell>
          <table:table-cell table:style-name="Таблица6.F1" office:value-type="string">
            <text:p text:style-name="Table_20_Contents">Зарплата за период, руб.</text:p>
          </table:table-cell>
        </table:table-row>
        <table:table-row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Консультант по экономике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2</text:p>
          </table:table-cell>
          <table:table-cell table:style-name="Таблица6.F2" office:value-type="string">
            <text:p text:style-name="P40">210,00</text:p>
          </table:table-cell>
        </table:table-row>
        <table:table-row>
          <table:table-cell table:style-name="Таблица6.A2" office:value-type="string">
            <text:p text:style-name="Table_20_Contents">2</text:p>
          </table:table-cell>
          <table:table-cell table:style-name="Таблица6.A2" office:value-type="string">
            <text:p text:style-name="Table_20_Contents">Консультант по охране труда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F2" office:value-type="string">
            <text:p text:style-name="P40">105,00</text:p>
          </table:table-cell>
        </table:table-row>
        <table:table-row>
          <table:table-cell table:style-name="Таблица6.A2" office:value-type="string">
            <text:p text:style-name="Table_20_Contents">3</text:p>
          </table:table-cell>
          <table:table-cell table:style-name="Таблица6.A2" office:value-type="string">
            <text:p text:style-name="Table_20_Contents">Старший консультант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<text:span text:style-name="T20">153</text:span>,00</text:p>
          </table:table-cell>
          <table:table-cell table:style-name="Таблица6.A2" office:value-type="string">
            <text:p text:style-name="P39">1</text:p>
          </table:table-cell>
          <table:table-cell table:style-name="Таблица6.F2" office:value-type="string">
            <text:p text:style-name="P40">153,00</text:p>
          </table:table-cell>
        </table:table-row>
        <table:table-row>
          <table:table-cell table:style-name="Таблица6.A2" office:value-type="string">
            <text:p text:style-name="Table_20_Contents">4</text:p>
          </table:table-cell>
          <table:table-cell table:style-name="Таблица6.A2" office:value-type="string">
            <text:p text:style-name="Table_20_Contents">Руководитель ДП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211,88</text:p>
          </table:table-cell>
          <table:table-cell table:style-name="Таблица6.A2" office:value-type="string">
            <text:p text:style-name="Table_20_Contents">10</text:p>
          </table:table-cell>
          <table:table-cell table:style-name="Таблица6.F2" office:value-type="string">
            <text:p text:style-name="P40">2110,80</text:p>
          </table:table-cell>
        </table:table-row>
        <table:table-row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>Итого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F2" office:value-type="string">
            <text:p text:style-name="Table_20_Contents">2578.8<text:span text:style-name="T32">0</text:span></text:p>
          </table:table-cell>
        </table:table-row>
      </table:table>
      <text:p text:style-name="P19">Расчет дополнительной заработной платы <text:span text:style-name="T26">по формуле (</text:span><text:span text:style-name="T26"><text:sequence-ref text:reference-format="value" text:ref-name="refФормула1">2</text:sequence-ref></text:span><text:span text:style-name="T26">)</text:span> представлена в таблице <text:sequence-ref text:reference-format="value" text:ref-name="refTable5">6</text:sequence-ref>.</text:p>
      <text:p text:style-name="P8">Таблица <text:sequence text:ref-name="refTable5" text:name="Table" text:formula="ooow:Table+1" style:num-format="1">6</text:sequence><text:s/>— Дополнительная З/П участвующих в разработке продукта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18">№</text:p>
          </table:table-cell>
          <table:table-cell table:style-name="Таблица7.A1" office:value-type="string">
            <text:p text:style-name="P9">Должность</text:p>
          </table:table-cell>
          <table:table-cell table:style-name="Таблица7.A1" office:value-type="string">
            <text:p text:style-name="P9">Зарплата за период, руб.</text:p>
          </table:table-cell>
          <table:table-cell table:style-name="Таблица7.A1" office:value-type="string">
            <text:p text:style-name="P18">Коэффициент</text:p>
          </table:table-cell>
          <table:table-cell table:style-name="Таблица7.E1" office:value-type="string">
            <text:p text:style-name="P18">Дополнительная зарплата, руб</text:p>
          </table:table-cell>
        </table:table-row>
        <table:table-row>
          <table:table-cell table:style-name="Таблица7.A2" office:value-type="string">
            <text:p text:style-name="Table_20_Contents">1</text:p>
          </table:table-cell>
          <table:table-cell table:style-name="Таблица7.A2" office:value-type="string">
            <text:p text:style-name="Table_20_Contents">Консультант по экономике</text:p>
          </table:table-cell>
          <table:table-cell table:style-name="Таблица7.A2" office:value-type="string">
            <text:p text:style-name="P40">210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18">25,20</text:p>
          </table:table-cell>
        </table:table-row>
        <table:table-row>
          <table:table-cell table:style-name="Таблица7.A2" office:value-type="string">
            <text:p text:style-name="Table_20_Contents">2</text:p>
          </table:table-cell>
          <table:table-cell table:style-name="Таблица7.A2" office:value-type="string">
            <text:p text:style-name="Table_20_Contents">Консультант по охране труда</text:p>
          </table:table-cell>
          <table:table-cell table:style-name="Таблица7.A2" office:value-type="string">
            <text:p text:style-name="P40">105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18">12,60</text:p>
          </table:table-cell>
        </table:table-row>
        <table:table-row>
          <table:table-cell table:style-name="Таблица7.A2" office:value-type="string">
            <text:p text:style-name="Table_20_Contents">3</text:p>
          </table:table-cell>
          <table:table-cell table:style-name="Таблица7.A2" office:value-type="string">
            <text:p text:style-name="Table_20_Contents">Старший консультант</text:p>
          </table:table-cell>
          <table:table-cell table:style-name="Таблица7.A2" office:value-type="string">
            <text:p text:style-name="P40">153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47">18,36</text:p>
          </table:table-cell>
        </table:table-row>
        <table:table-row>
          <table:table-cell table:style-name="Таблица7.A2" office:value-type="string">
            <text:p text:style-name="Table_20_Contents">4</text:p>
          </table:table-cell>
          <table:table-cell table:style-name="Таблица7.A2" office:value-type="string">
            <text:p text:style-name="Table_20_Contents">Руководитель ДП</text:p>
          </table:table-cell>
          <table:table-cell table:style-name="Таблица7.A2" office:value-type="string">
            <text:p text:style-name="P40">2110,8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47">253,30</text:p>
          </table:table-cell>
        </table:table-row>
        <table:table-row>
          <table:table-cell table:style-name="Таблица7.A2" office:value-type="string">
            <text:p text:style-name="Table_20_Contents"/>
          </table:table-cell>
          <table:table-cell table:style-name="Таблица7.A2" office:value-type="string">
            <text:p text:style-name="Table_20_Contents">Итого</text:p>
          </table:table-cell>
          <table:table-cell table:style-name="Таблица7.A2" office:value-type="string">
            <text:p text:style-name="P18"/>
          </table:table-cell>
          <table:table-cell table:style-name="Таблица7.A2" office:value-type="string">
            <text:p text:style-name="P18"/>
          </table:table-cell>
          <table:table-cell table:style-name="Таблица7.E2" office:value-type="string">
            <text:p text:style-name="P47">309,46</text:p>
          </table:table-cell>
        </table:table-row>
      </table:table>
      <text:p text:style-name="P17">Отчисления на социальное страхование, <text:span text:style-name="T27">рассчитанные по формуле (</text:span><text:span text:style-name="T27"><text:sequence-ref text:reference-format="value" text:ref-name="refФормула2">3</text:sequence-ref></text:span><text:span text:style-name="T27">),</text:span> предоставлены в таблице <text:sequence-ref text:reference-format="value" text:ref-name="refTable6">7</text:sequence-ref>.</text:p>
      <text:p text:style-name="P8"><text:soft-page-break/>Таблица <text:sequence text:ref-name="refTable6" text:name="Table" text:formula="ooow:Table+1" style:num-format="1">7</text:sequence><text:s/>— Соцстрахование участвующих в разработке продукта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18">№</text:p>
          </table:table-cell>
          <table:table-cell table:style-name="Таблица8.A1" office:value-type="string">
            <text:p text:style-name="P9">Должность</text:p>
          </table:table-cell>
          <table:table-cell table:style-name="Таблица8.A1" office:value-type="string">
            <text:p text:style-name="P9"><text:span text:style-name="T8">Сумма основной и доп. З/П</text:span>, руб.</text:p>
          </table:table-cell>
          <table:table-cell table:style-name="Таблица8.A1" office:value-type="string">
            <text:p text:style-name="P18">Коэффициент</text:p>
          </table:table-cell>
          <table:table-cell table:style-name="Таблица8.E1" office:value-type="string">
            <text:p text:style-name="P18"><text:span text:style-name="T8">Соц. страхование</text:span>, руб</text:p>
          </table:table-cell>
        </table:table-row>
        <table:table-row>
          <table:table-cell table:style-name="Таблица8.A2" office:value-type="string">
            <text:p text:style-name="Table_20_Contents">1</text:p>
          </table:table-cell>
          <table:table-cell table:style-name="Таблица8.A2" office:value-type="string">
            <text:p text:style-name="Table_20_Contents">Консультант по экономике</text:p>
          </table:table-cell>
          <table:table-cell table:style-name="Таблица8.A2" office:value-type="string">
            <text:p text:style-name="P48">235,2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8">70,56</text:p>
          </table:table-cell>
        </table:table-row>
        <table:table-row>
          <table:table-cell table:style-name="Таблица8.A2" office:value-type="string">
            <text:p text:style-name="Table_20_Contents">2</text:p>
          </table:table-cell>
          <table:table-cell table:style-name="Таблица8.A2" office:value-type="string">
            <text:p text:style-name="Table_20_Contents">Консультант по охране труда</text:p>
          </table:table-cell>
          <table:table-cell table:style-name="Таблица8.A2" office:value-type="string">
            <text:p text:style-name="P48">117,6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8">35,28</text:p>
          </table:table-cell>
        </table:table-row>
        <table:table-row>
          <table:table-cell table:style-name="Таблица8.A2" office:value-type="string">
            <text:p text:style-name="Table_20_Contents">3</text:p>
          </table:table-cell>
          <table:table-cell table:style-name="Таблица8.A2" office:value-type="string">
            <text:p text:style-name="Table_20_Contents">Старший консультант</text:p>
          </table:table-cell>
          <table:table-cell table:style-name="Таблица8.A2" office:value-type="string">
            <text:p text:style-name="P48">171,36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8">51,41</text:p>
          </table:table-cell>
        </table:table-row>
        <table:table-row>
          <table:table-cell table:style-name="Таблица8.A2" office:value-type="string">
            <text:p text:style-name="Table_20_Contents">4</text:p>
          </table:table-cell>
          <table:table-cell table:style-name="Таблица8.A2" office:value-type="string">
            <text:p text:style-name="Table_20_Contents">Руководитель ДП</text:p>
          </table:table-cell>
          <table:table-cell table:style-name="Таблица8.A2" office:value-type="string">
            <text:p text:style-name="P48">2364,1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8">709,23</text:p>
          </table:table-cell>
        </table:table-row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Table_20_Contents">Итого</text:p>
          </table:table-cell>
          <table:table-cell table:style-name="Таблица8.A2" office:value-type="string">
            <text:p text:style-name="P20"/>
          </table:table-cell>
          <table:table-cell table:style-name="Таблица8.A2" office:value-type="string">
            <text:p text:style-name="P18"/>
          </table:table-cell>
          <table:table-cell table:style-name="Таблица8.E2" office:value-type="string">
            <text:p text:style-name="P48">866,48</text:p>
          </table:table-cell>
        </table:table-row>
      </table:table>
      <text:p text:style-name="P8">Таблица <text:sequence text:ref-name="refTable7" text:name="Table" text:formula="ooow:Table+1" style:num-format="1">8</text:sequence><text:s/>— Ведомость оборудования используемого для разработки ПО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 table:number-columns-repeated="2"/>
        <table:table-column table:style-name="Таблица9.E"/>
        <table:table-row>
          <table:table-cell table:style-name="Таблица9.A1" office:value-type="string">
            <text:p text:style-name="P10">№</text:p>
          </table:table-cell>
          <table:table-cell table:style-name="Таблица9.A1" office:value-type="string">
            <text:p text:style-name="P10">Наименование оборудования</text:p>
          </table:table-cell>
          <table:table-cell table:style-name="Таблица9.A1" office:value-type="string">
            <text:p text:style-name="P10">Количество</text:p>
          </table:table-cell>
          <table:table-cell table:style-name="Таблица9.A1" office:value-type="string">
            <text:p text:style-name="P10">Первоначальная стоимость, руб.</text:p>
          </table:table-cell>
          <table:table-cell table:style-name="Таблица9.E1" office:value-type="string">
            <text:p text:style-name="P10">Сумма ОПФ, руб.</text:p>
          </table:table-cell>
        </table:table-row>
        <table:table-row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3">Принтер</text:p>
          </table:table-cell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3">13000</text:p>
          </table:table-cell>
          <table:table-cell table:style-name="Таблица9.E2" office:value-type="string">
            <text:p text:style-name="P16">13000</text:p>
          </table:table-cell>
        </table:table-row>
        <table:table-row>
          <table:table-cell table:style-name="Таблица9.A2" office:value-type="string">
            <text:p text:style-name="P13">2</text:p>
          </table:table-cell>
          <table:table-cell table:style-name="Таблица9.A2" office:value-type="string">
            <text:p text:style-name="P13">Компьютер</text:p>
          </table:table-cell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6">35000</text:p>
          </table:table-cell>
          <table:table-cell table:style-name="Таблица9.E2" office:value-type="string">
            <text:p text:style-name="P16">35000</text:p>
          </table:table-cell>
        </table:table-row>
        <table:table-row>
          <table:table-cell table:style-name="Таблица9.A2" office:value-type="string">
            <text:p text:style-name="P49">3</text:p>
          </table:table-cell>
          <table:table-cell table:style-name="Таблица9.A2" office:value-type="string">
            <text:p text:style-name="P49">Лампа настольная</text:p>
          </table:table-cell>
          <table:table-cell table:style-name="Таблица9.A2" office:value-type="string">
            <text:p text:style-name="P49">1</text:p>
          </table:table-cell>
          <table:table-cell table:style-name="Таблица9.A2" office:value-type="string">
            <text:p text:style-name="P49">1200</text:p>
          </table:table-cell>
          <table:table-cell table:style-name="Таблица9.E2" office:value-type="string">
            <text:p text:style-name="P49">1200</text:p>
          </table:table-cell>
        </table:table-row>
        <table:table-row>
          <table:table-cell table:style-name="Таблица9.A2" office:value-type="string">
            <text:p text:style-name="P10"/>
          </table:table-cell>
          <table:table-cell table:style-name="Таблица9.A2" office:value-type="string">
            <text:p text:style-name="P10">Итого</text:p>
          </table:table-cell>
          <table:table-cell table:style-name="Таблица9.A2" office:value-type="string">
            <text:p text:style-name="P10"/>
          </table:table-cell>
          <table:table-cell table:style-name="Таблица9.A2" office:value-type="string">
            <text:p text:style-name="P13"/>
          </table:table-cell>
          <table:table-cell table:style-name="Таблица9.E2" office:value-type="string">
            <text:p text:style-name="P50">49200</text:p>
          </table:table-cell>
        </table:table-row>
      </table:table>
      <text:p text:style-name="P56">Используя стоимость оборудования из таблицы <text:sequence-ref text:reference-format="value" text:ref-name="refTable7">8</text:sequence-ref>, рассчитаем амортизацию оборудования (таблица <text:sequence-ref text:reference-format="value" text:ref-name="refTable8">9</text:sequence-ref>). <text:span text:style-name="T28">Для расчетов месячной амортизации (</text:span><text:span text:style-name="T28"><draw:frame draw:style-name="fr2" draw:name="Объект46" text:anchor-type="as-char" svg:y="-0.439cm" svg:width="0.861cm" svg:height="0.619cm" draw:z-index="43"><draw:object xlink:href="./Object 46" xlink:type="simple" xlink:show="embed" xlink:actuate="onLoad"/><draw:image xlink:href="./ObjectReplacements/Object 46" xlink:type="simple" xlink:show="embed" xlink:actuate="onLoad"/></draw:frame></text:span><text:span text:style-name="T28">) используется формула (</text:span><text:span text:style-name="T28"><text:sequence-ref text:reference-format="value" text:ref-name="refФормула3">4</text:sequence-ref></text:span><text:span text:style-name="T28">). Расчет суммы амортизации (</text:span><text:span text:style-name="T28"><draw:frame draw:style-name="fr2" draw:name="Объект47" text:anchor-type="as-char" svg:y="-0.439cm" svg:width="0.706cm" svg:height="0.619cm" draw:z-index="44"><draw:object xlink:href="./Object 47" xlink:type="simple" xlink:show="embed" xlink:actuate="onLoad"/><draw:image xlink:href="./ObjectReplacements/Object 47" xlink:type="simple" xlink:show="embed" xlink:actuate="onLoad"/></draw:frame></text:span><text:span text:style-name="T28">) происходит по формуле (</text:span><text:span text:style-name="T28"><text:sequence-ref text:reference-format="value" text:ref-name="refФормула6">7</text:sequence-ref></text:span><text:span text:style-name="T28">):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>
          <table:table-cell table:style-name="Таблица22.A1" table:number-columns-spanned="2" office:value-type="string">
            <text:p text:style-name="Numbering"><draw:frame draw:style-name="fr2" draw:name="Объект48" text:anchor-type="as-char" svg:y="-0.683cm" svg:width="3.226cm" svg:height="1.263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,</text:p>
          </table:table-cell>
          <table:covered-table-cell/>
          <table:table-cell table:style-name="Таблица22.A1" office:value-type="string">
            <text:p text:style-name="Numbering">(<text:sequence text:ref-name="refФормула6" text:name="Формула" text:formula="ooow:Формула+1" style:num-format="1">7</text:sequence>)</text:p>
          </table:table-cell>
        </table:table-row>
        <table:table-row>
          <table:table-cell table:style-name="Таблица22.A1" office:value-type="string">
            <text:p text:style-name="where">где</text:p>
          </table:table-cell>
          <table:table-cell table:style-name="Таблица22.A1" table:number-columns-spanned="2" office:value-type="string">
            <text:p text:style-name="P46"><draw:frame draw:style-name="fr2" draw:name="Объект50" text:anchor-type="as-char" svg:y="-0.439cm" svg:width="0.861cm" svg:height="0.619cm" draw:z-index="48"><draw:object xlink:href="./Object 50" xlink:type="simple" xlink:show="embed" xlink:actuate="onLoad"/><draw:image xlink:href="./ObjectReplacements/Object 50" xlink:type="simple" xlink:show="embed" xlink:actuate="onLoad"/><svg:desc>формула</svg:desc></draw:frame><text:s/>— <text:span text:style-name="T28">месячная амортизация;</text:span></text:p>
            <text:p text:style-name="Description"><draw:frame draw:style-name="fr2" draw:name="Объект49" text:anchor-type="as-char" svg:y="-0.439cm" svg:width="0.993cm" svg:height="0.619cm" draw:z-index="49"><draw:object xlink:href="./Object 49" xlink:type="simple" xlink:show="embed" xlink:actuate="onLoad"/><draw:image xlink:href="./ObjectReplacements/Object 49" xlink:type="simple" xlink:show="embed" xlink:actuate="onLoad"/><svg:desc>формула</svg:desc></draw:frame><text:s/>— стоимость 1 часа работы с техникой;</text:p>
            <text:p text:style-name="P45"><draw:frame draw:style-name="fr2" draw:name="Объект51" text:anchor-type="as-char" svg:y="-0.439cm" svg:width="0.37cm" svg:height="0.547cm" draw:z-index="50"><draw:object xlink:href="./Object 51" xlink:type="simple" xlink:show="embed" xlink:actuate="onLoad"/><draw:image xlink:href="./ObjectReplacements/Object 51" xlink:type="simple" xlink:show="embed" xlink:actuate="onLoad"/></draw:frame><text:s/>— <text:span text:style-name="T28">отработанное время.</text:span></text:p>
          </table:table-cell>
          <table:covered-table-cell/>
        </table:table-row>
      </table:table>
      <text:p text:style-name="P8">Таблица <text:sequence text:ref-name="refTable8" text:name="Table" text:formula="ooow:Table+1" style:num-format="1">9</text:sequence><text:s/>— Амортизация оборудования для разработки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Table_20_Contents">№</text:p>
          </table:table-cell>
          <table:table-cell table:style-name="Таблица10.A1" office:value-type="string">
            <text:p text:style-name="Table_20_Contents">Наименование оборудования</text:p>
          </table:table-cell>
          <table:table-cell table:style-name="Таблица10.A1" office:value-type="string">
            <text:p text:style-name="P15">Количество отработанного времени <text:span text:style-name="T28">(Q)</text:span></text:p>
          </table:table-cell>
          <table:table-cell table:style-name="Таблица10.A1" office:value-type="string">
            <text:p text:style-name="P15"><draw:frame draw:style-name="fr2" draw:name="Объект8" text:anchor-type="as-char" svg:y="-0.439cm" svg:width="0.861cm" svg:height="0.619cm" draw:z-index="2"><draw:object xlink:href="./Object 8" xlink:type="simple" xlink:show="embed" xlink:actuate="onLoad"/><draw:image xlink:href="./ObjectReplacements/Object 8" xlink:type="simple" xlink:show="embed" xlink:actuate="onLoad"/></draw:frame>, <text:span text:style-name="T29">руб</text:span></text:p>
          </table:table-cell>
          <table:table-cell table:style-name="Таблица10.A1" office:value-type="string">
            <text:p text:style-name="P15"><draw:frame draw:style-name="fr2" draw:name="Объект9" text:anchor-type="as-char" svg:y="-0.439cm" svg:width="0.993cm" svg:height="0.619cm" draw:z-index="3"><draw:object xlink:href="./Object 9" xlink:type="simple" xlink:show="embed" xlink:actuate="onLoad"/><draw:image xlink:href="./ObjectReplacements/Object 9" xlink:type="simple" xlink:show="embed" xlink:actuate="onLoad"/></draw:frame>, <text:span text:style-name="T29">руб</text:span></text:p>
          </table:table-cell>
          <table:table-cell table:style-name="Таблица10.F1" office:value-type="string">
            <text:p text:style-name="P15"><draw:frame draw:style-name="fr2" draw:name="Объект10" text:anchor-type="as-char" svg:y="-0.439cm" svg:width="0.706cm" svg:height="0.619cm" draw:z-index="5"><draw:object xlink:href="./Object 10" xlink:type="simple" xlink:show="embed" xlink:actuate="onLoad"/><draw:image xlink:href="./ObjectReplacements/Object 10" xlink:type="simple" xlink:show="embed" xlink:actuate="onLoad"/></draw:frame>, <text:span text:style-name="T29">руб</text:span></text:p>
          </table:table-cell>
        </table:table-row>
        <table:table-row>
          <table:table-cell table:style-name="Таблица10.A2" office:value-type="string">
            <text:p text:style-name="Table_20_Contents">1</text:p>
          </table:table-cell>
          <table:table-cell table:style-name="Таблица10.A2" office:value-type="string">
            <text:p text:style-name="P13">Принтер</text:p>
          </table:table-cell>
          <table:table-cell table:style-name="Таблица10.A2" office:value-type="string">
            <text:p text:style-name="P15">1</text:p>
          </table:table-cell>
          <table:table-cell table:style-name="Таблица10.A2" office:value-type="string">
            <text:p text:style-name="P15"><draw:frame draw:style-name="fr2" draw:name="Объект11" text:anchor-type="as-char" svg:y="-0.386cm" svg:width="4.302cm" svg:height="0.508cm" draw:z-index="6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0.A2" office:value-type="string">
            <text:p text:style-name="P15"><draw:frame draw:style-name="fr2" draw:name="Объект12" text:anchor-type="as-char" svg:y="-0.377cm" svg:width="3.089cm" svg:height="0.467cm" draw:z-index="7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10.F2" office:value-type="string">
            <text:p text:style-name="P15">0,62</text:p>
          </table:table-cell>
        </table:table-row>
        <table:table-row>
          <table:table-cell table:style-name="Таблица10.A2" office:value-type="string">
            <text:p text:style-name="P15">2</text:p>
          </table:table-cell>
          <table:table-cell table:style-name="Таблица10.A2" office:value-type="string">
            <text:p text:style-name="P13">Компьютер</text:p>
          </table:table-cell>
          <table:table-cell table:style-name="Таблица10.A2" office:value-type="string">
            <text:p text:style-name="P15">150</text:p>
          </table:table-cell>
          <table:table-cell table:style-name="Таблица10.A2" office:value-type="string">
            <text:p text:style-name="P15"><draw:frame draw:style-name="fr2" draw:name="Объект13" text:anchor-type="as-char" svg:y="-0.386cm" svg:width="4.311cm" svg:height="0.508cm" draw:z-index="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10.A2" office:value-type="string">
            <text:p text:style-name="P15"><draw:frame draw:style-name="fr2" draw:name="Объект14" text:anchor-type="as-char" svg:y="-0.377cm" svg:width="3.099cm" svg:height="0.467cm" draw:z-index="9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10.F2" office:value-type="string">
            <text:p text:style-name="P15">249,00</text:p>
          </table:table-cell>
        </table:table-row>
        <table:table-row>
          <table:table-cell table:style-name="Таблица10.A2" office:value-type="string">
            <text:p text:style-name="P49">3</text:p>
          </table:table-cell>
          <table:table-cell table:style-name="Таблица10.A2" office:value-type="string">
            <text:p text:style-name="P49">Лампа настольная</text:p>
          </table:table-cell>
          <table:table-cell table:style-name="Таблица10.A2" office:value-type="string">
            <text:p text:style-name="P49">150</text:p>
          </table:table-cell>
          <table:table-cell table:style-name="Таблица10.A2" office:value-type="string">
            <text:p text:style-name="P15"><draw:frame draw:style-name="fr2" draw:name="Объект52" text:anchor-type="as-char" svg:y="-0.386cm" svg:width="3.353cm" svg:height="0.508cm" draw:z-index="45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Таблица10.A2" office:value-type="string">
            <text:p text:style-name="P15"><draw:frame draw:style-name="fr2" draw:name="Объект53" text:anchor-type="as-char" svg:y="-0.377cm" svg:width="2.36cm" svg:height="0.467cm" draw:z-index="46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Таблица10.F2" office:value-type="string">
            <text:p text:style-name="P51">9,00</text:p>
          </table:table-cell>
        </table:table-row>
        <table:table-row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P15">Итого</text:p>
          </table:table-cell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F2" office:value-type="string">
            <text:p text:style-name="P51">258,62</text:p>
          </table:table-cell>
        </table:table-row>
      </table:table>
      <text:p text:style-name="Table"><text:soft-page-break/>Таблица <text:sequence text:ref-name="refTable9" text:name="Table" text:formula="ooow:Table+1" style:num-format="1">10</text:sequence><text:s/>— Потребление электроэнергии оборудования для разработки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 table:number-columns-repeated="2"/>
        <table:table-column table:style-name="Таблица11.E"/>
        <table:table-row>
          <table:table-cell table:style-name="Таблица11.A1" office:value-type="string">
            <text:p text:style-name="Table_20_Contents">№</text:p>
          </table:table-cell>
          <table:table-cell table:style-name="Таблица11.A1" office:value-type="string">
            <text:p text:style-name="Table_20_Contents">Наименования оборудования</text:p>
          </table:table-cell>
          <table:table-cell table:style-name="Таблица11.A1" office:value-type="string">
            <text:p text:style-name="Table_20_Contents">Количество</text:p>
          </table:table-cell>
          <table:table-cell table:style-name="Таблица11.A1" office:value-type="string">
            <text:p text:style-name="Table_20_Contents">Мощность единицы, кВт</text:p>
          </table:table-cell>
          <table:table-cell table:style-name="Таблица11.E1" office:value-type="string">
            <text:p text:style-name="Table_20_Contents">Общая мощность, кВт (Р)</text:p>
          </table:table-cell>
        </table:table-row>
        <table:table-row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Принтер</text:p>
          </table:table-cell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0,<text:span text:style-name="T31">1</text:span>5</text:p>
          </table:table-cell>
          <table:table-cell table:style-name="Таблица11.E2" office:value-type="string">
            <text:p text:style-name="Table_20_Contents">0,<text:span text:style-name="T31">1</text:span>5</text:p>
          </table:table-cell>
        </table:table-row>
        <table:table-row>
          <table:table-cell table:style-name="Таблица11.A2" office:value-type="string">
            <text:p text:style-name="Table_20_Contents">2</text:p>
          </table:table-cell>
          <table:table-cell table:style-name="Таблица11.A2" office:value-type="string">
            <text:p text:style-name="Table_20_Contents">Компьютер</text:p>
          </table:table-cell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0,50</text:p>
          </table:table-cell>
          <table:table-cell table:style-name="Таблица11.E2" office:value-type="string">
            <text:p text:style-name="Table_20_Contents">0,5</text:p>
          </table:table-cell>
        </table:table-row>
        <table:table-row table:style-name="Таблица11.4">
          <table:table-cell table:style-name="Таблица11.A2" office:value-type="string">
            <text:p text:style-name="P49">3</text:p>
          </table:table-cell>
          <table:table-cell table:style-name="Таблица11.A2" office:value-type="string">
            <text:p text:style-name="P49">Лампа настольная</text:p>
          </table:table-cell>
          <table:table-cell table:style-name="Таблица11.A2" office:value-type="string">
            <text:p text:style-name="P52">1</text:p>
          </table:table-cell>
          <table:table-cell table:style-name="Таблица11.A2" office:value-type="string">
            <text:p text:style-name="P38">0,018</text:p>
          </table:table-cell>
          <table:table-cell table:style-name="Таблица11.E2" office:value-type="string">
            <text:p text:style-name="P52">0,018</text:p>
          </table:table-cell>
        </table:table-row>
        <table:table-row>
          <table:table-cell table:style-name="Таблица11.A2" office:value-type="string">
            <text:p text:style-name="Table_20_Contents"/>
          </table:table-cell>
          <table:table-cell table:style-name="Таблица11.A2" office:value-type="string">
            <text:p text:style-name="Table_20_Contents">Итого</text:p>
          </table:table-cell>
          <table:table-cell table:style-name="Таблица11.A2" office:value-type="string">
            <text:p text:style-name="Table_20_Contents"/>
          </table:table-cell>
          <table:table-cell table:style-name="Таблица11.A2" office:value-type="string">
            <text:p text:style-name="Table_20_Contents"/>
          </table:table-cell>
          <table:table-cell table:style-name="Таблица11.E2" office:value-type="string">
            <text:p text:style-name="Table_20_Contents">0,7<text:span text:style-name="T30">68</text:span></text:p>
          </table:table-cell>
        </table:table-row>
      </table:table>
      <text:p text:style-name="Text_20_body">Используя данные о потреблении из таблицы <text:sequence-ref text:reference-format="value" text:ref-name="refTable9">10</text:sequence-ref>, рассчитаем электричество затраченное на разработку ПО (таблица <text:sequence-ref text:reference-format="value" text:ref-name="refTable10">11</text:sequence-ref>).</text:p>
      <text:p text:style-name="Table">Таблица <text:sequence text:ref-name="refTable10" text:name="Table" text:formula="ooow:Table+1" style:num-format="1">11</text:sequence><text:s/>— Затраты электроэнергии на разработку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Table_20_Contents">№</text:p>
          </table:table-cell>
          <table:table-cell table:style-name="Таблица12.A1" office:value-type="string">
            <text:p text:style-name="Table_20_Contents">Наименования оборудования</text:p>
          </table:table-cell>
          <table:table-cell table:style-name="Таблица12.C1" office:value-type="string">
            <text:p text:style-name="Table_20_Contents">Затраты электроэнергии</text:p>
          </table:table-cell>
        </table:table-row>
        <table:table-row>
          <table:table-cell table:style-name="Таблица12.A2" office:value-type="string">
            <text:p text:style-name="Table_20_Contents">1</text:p>
          </table:table-cell>
          <table:table-cell table:style-name="Таблица12.A2" office:value-type="string">
            <text:p text:style-name="Table_20_Contents">Принтер</text:p>
          </table:table-cell>
          <table:table-cell table:style-name="Таблица12.C2" office:value-type="string">
            <text:p text:style-name="Table_20_Contents"><draw:frame draw:style-name="fr2" draw:name="Объект15" text:anchor-type="as-char" svg:y="-0.377cm" svg:width="3.371cm" svg:height="0.467cm" draw:z-index="10"><draw:object xlink:href="./Object 15" xlink:type="simple" xlink:show="embed" xlink:actuate="onLoad"/><draw:image xlink:href="./ObjectReplacements/Object 15" xlink:type="simple" xlink:show="embed" xlink:actuate="onLoad"/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Table_20_Contents">2</text:p>
          </table:table-cell>
          <table:table-cell table:style-name="Таблица12.A2" office:value-type="string">
            <text:p text:style-name="Table_20_Contents">Компьютер</text:p>
          </table:table-cell>
          <table:table-cell table:style-name="Таблица12.C2" office:value-type="string">
            <text:p text:style-name="Table_20_Contents"><draw:frame draw:style-name="fr2" draw:name="Объект16" text:anchor-type="as-char" svg:y="-0.377cm" svg:width="4.009cm" svg:height="0.467cm" draw:z-index="11"><draw:object xlink:href="./Object 16" xlink:type="simple" xlink:show="embed" xlink:actuate="onLoad"/><draw:image xlink:href="./ObjectReplacements/Object 16" xlink:type="simple" xlink:show="embed" xlink:actuate="onLoad"/><svg:desc>формула</svg:desc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P49">3</text:p>
          </table:table-cell>
          <table:table-cell table:style-name="Таблица12.A2" office:value-type="string">
            <text:p text:style-name="P49">Лампа настольная</text:p>
          </table:table-cell>
          <table:table-cell table:style-name="Таблица12.C2" office:value-type="string">
            <text:p text:style-name="P53"><draw:frame draw:style-name="fr2" draw:name="Объект54" text:anchor-type="as-char" svg:y="-0.377cm" svg:width="4.013cm" svg:height="0.467cm" draw:z-index="51"><draw:object xlink:href="./Object 54" xlink:type="simple" xlink:show="embed" xlink:actuate="onLoad"/><draw:image xlink:href="./ObjectReplacements/Object 54" xlink:type="simple" xlink:show="embed" xlink:actuate="onLoad"/><svg:desc>формула</svg:desc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>Итого</text:p>
          </table:table-cell>
          <table:table-cell table:style-name="Таблица12.C2" office:value-type="string">
            <text:p text:style-name="P54">252,24 руб</text:p>
          </table:table-cell>
        </table:table-row>
      </table:table>
      <text:p text:style-name="Text_20_body">Стоимость прочих затрат представлена в таблице <text:sequence-ref text:reference-format="value" text:ref-name="refTable11">12</text:sequence-ref>.</text:p>
      <text:p text:style-name="Table">Таблица <text:sequence text:ref-name="refTable11" text:name="Table" text:formula="ooow:Table+1" style:num-format="1">12</text:sequence><text:s/>— Прочие затраты</text:p>
      <table:table table:name="Таблица13" table:style-name="Таблица13">
        <table:table-column table:style-name="Таблица13.A" table:number-columns-repeated="3"/>
        <table:table-column table:style-name="Таблица13.D"/>
        <table:table-row>
          <table:table-cell table:style-name="Таблица13.A1" office:value-type="string">
            <text:p text:style-name="Table_20_Contents">Название</text:p>
          </table:table-cell>
          <table:table-cell table:style-name="Таблица13.A1" office:value-type="string">
            <text:p text:style-name="Table_20_Contents">Количество</text:p>
          </table:table-cell>
          <table:table-cell table:style-name="Таблица13.A1" office:value-type="string">
            <text:p text:style-name="Table_20_Contents">Цена, <text:span text:style-name="T31">руб</text:span></text:p>
          </table:table-cell>
          <table:table-cell table:style-name="Таблица13.D1" office:value-type="string">
            <text:p text:style-name="Table_20_Contents">Стоимость, <text:span text:style-name="T31">руб</text:span></text:p>
          </table:table-cell>
        </table:table-row>
        <table:table-row>
          <table:table-cell table:style-name="Таблица13.A2" office:value-type="string">
            <text:p text:style-name="Table_20_Contents">Интернет</text:p>
          </table:table-cell>
          <table:table-cell table:style-name="Таблица13.A2" office:value-type="string">
            <text:p text:style-name="Table_20_Contents">1 месяц</text:p>
          </table:table-cell>
          <table:table-cell table:style-name="Таблица13.A2" office:value-type="string">
            <text:p text:style-name="Table_20_Contents">600</text:p>
          </table:table-cell>
          <table:table-cell table:style-name="Таблица13.D2" office:value-type="string">
            <text:p text:style-name="Table_20_Contents">600</text:p>
          </table:table-cell>
        </table:table-row>
        <table:table-row>
          <table:table-cell table:style-name="Таблица13.A2" office:value-type="string">
            <text:p text:style-name="Table_20_Contents">Упаковка бумаги А4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400</text:p>
          </table:table-cell>
          <table:table-cell table:style-name="Таблица13.D2" office:value-type="string">
            <text:p text:style-name="Table_20_Contents">400</text:p>
          </table:table-cell>
        </table:table-row>
        <table:table-row>
          <table:table-cell table:style-name="Таблица13.A2" office:value-type="string">
            <text:p text:style-name="Table_20_Contents">Картридж для принтера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600</text:p>
          </table:table-cell>
          <table:table-cell table:style-name="Таблица13.D2" office:value-type="string">
            <text:p text:style-name="Table_20_Contents">600</text:p>
          </table:table-cell>
        </table:table-row>
        <table:table-row>
          <table:table-cell table:style-name="Таблица13.A2" office:value-type="string">
            <text:p text:style-name="Table_20_Contents">USB-накопитель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500</text:p>
          </table:table-cell>
          <table:table-cell table:style-name="Таблица13.D2" office:value-type="string">
            <text:p text:style-name="Table_20_Contents">500</text:p>
          </table:table-cell>
        </table:table-row>
        <table:table-row>
          <table:table-cell table:style-name="Таблица13.A2" office:value-type="string">
            <text:p text:style-name="Table_20_Contents">Итого</text:p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D2" office:value-type="string">
            <text:p text:style-name="Table_20_Contents">2100</text:p>
          </table:table-cell>
        </table:table-row>
      </table:table>
      <text:p text:style-name="P57"><text:span text:style-name="T32">Сложив все рассчитанные затраты получаем себестоимость <text:s/>программного обеспечения: </text:span><text:span text:style-name="T32"><draw:frame draw:style-name="fr2" draw:name="Объект55" text:anchor-type="as-char" svg:y="-0.439cm" svg:width="12.383cm" svg:height="0.547cm" draw:z-index="52"><draw:object xlink:href="./Object 55" xlink:type="simple" xlink:show="embed" xlink:actuate="onLoad"/><draw:image xlink:href="./ObjectReplacements/Object 55" xlink:type="simple" xlink:show="embed" xlink:actuate="onLoad"/></draw:frame></text:span><text:span text:style-name="T32"><text:s/>рублей.</text:span></text:p>
      <text:h text:style-name="Heading_20_1" text:outline-level="1"><text:bookmark-start text:name="__RefHeading___Toc3849_331314293"/><text:span text:style-name="T24">3.3. </text:span>Экономический эффект<text:bookmark-end text:name="__RefHeading___Toc3849_331314293"/></text:h>
      <text:p text:style-name="Text_20_body">Под экономическим эффектом понимают те преимущества, которые получают в результате внедрения чего-то нового (техники, материала, операции обработки).</text:p>
      <text:p text:style-name="Text_20_body">Для более наглядного представления эффекта от внедрения нового программного обеспечения необходимо сгруппировать полученные данные в таблицу <text:sequence-ref text:reference-format="value" text:ref-name="refTable12">13</text:sequence-ref><text:s/>и составим график по данным из таблицы (рисунок <text:sequence-ref text:reference-format="value" text:ref-name="refDrawing0">1</text:sequence-ref>).</text:p>
      <text:p text:style-name="Table"><text:soft-page-break/>Таблица <text:sequence text:ref-name="refTable12" text:name="Table" text:formula="ooow:Table+1" style:num-format="1">13</text:sequence><text:s/>— Сравнительная характеристика времени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 table:number-columns-repeated="2"/>
        <table:table-column table:style-name="Таблица14.E"/>
        <table:table-column table:style-name="Таблица14.F"/>
        <table:table-row>
          <table:table-cell table:style-name="Таблица14.A1" table:number-rows-spanned="2" office:value-type="string">
            <text:p text:style-name="Table_20_Contents">№</text:p>
          </table:table-cell>
          <table:table-cell table:style-name="Таблица14.A1" table:number-rows-spanned="2" office:value-type="string">
            <text:p text:style-name="Table_20_Contents">Наименование операции</text:p>
          </table:table-cell>
          <table:table-cell table:style-name="Таблица14.A1" table:number-columns-spanned="2" office:value-type="string">
            <text:p text:style-name="Table_20_Contents">Затраты времени, час.</text:p>
          </table:table-cell>
          <table:covered-table-cell/>
          <table:table-cell table:style-name="Таблица14.E1" table:number-columns-spanned="2" office:value-type="string">
            <text:p text:style-name="Table_20_Contents">Экономия от внедрения П.О.</text:p>
          </table:table-cell>
          <table:covered-table-cell/>
        </table:table-row>
        <table:table-row>
          <table:covered-table-cell table:style-name="Таблица14.A1"/>
          <table:covered-table-cell table:style-name="Таблица14.A1"/>
          <table:table-cell table:style-name="Таблица14.C2" office:value-type="string">
            <text:p text:style-name="Table_20_Contents">До внедрения ПО</text:p>
          </table:table-cell>
          <table:table-cell table:style-name="Таблица14.C2" office:value-type="string">
            <text:p text:style-name="Table_20_Contents">После внедрения ПО</text:p>
          </table:table-cell>
          <table:table-cell table:style-name="Таблица14.C2" office:value-type="string">
            <text:p text:style-name="Table_20_Contents">Часы</text:p>
          </table:table-cell>
          <table:table-cell table:style-name="Таблица14.F2" office:value-type="string">
            <text:p text:style-name="Table_20_Contents">%</text:p>
          </table:table-cell>
        </table:table-row>
        <table:table-row>
          <table:table-cell table:style-name="Таблица14.C2" office:value-type="string">
            <text:p text:style-name="Table_20_Contents">1</text:p>
          </table:table-cell>
          <table:table-cell table:style-name="Таблица14.C2" office:value-type="string">
            <text:p text:style-name="Table_20_Contents">Проверка работ учащихся.</text:p>
          </table:table-cell>
          <table:table-cell table:style-name="Таблица14.C2" office:value-type="string">
            <text:p text:style-name="Table_20_Contents">4</text:p>
          </table:table-cell>
          <table:table-cell table:style-name="Таблица14.C2" office:value-type="string">
            <text:p text:style-name="P55">0</text:p>
          </table:table-cell>
          <table:table-cell table:style-name="Таблица14.C2" office:value-type="string">
            <text:p text:style-name="P55">4</text:p>
          </table:table-cell>
          <table:table-cell table:style-name="Таблица14.F2" office:value-type="string">
            <text:p text:style-name="P55">100%</text:p>
          </table:table-cell>
        </table:table-row>
        <table:table-row>
          <table:table-cell table:style-name="Таблица14.C2" office:value-type="string">
            <text:p text:style-name="Table_20_Contents">2</text:p>
          </table:table-cell>
          <table:table-cell table:style-name="Таблица14.C2" office:value-type="string">
            <text:p text:style-name="Table_20_Contents">Печать бланков тестов.</text:p>
          </table:table-cell>
          <table:table-cell table:style-name="Таблица14.C2" office:value-type="string">
            <text:p text:style-name="Table_20_Contents">1</text:p>
          </table:table-cell>
          <table:table-cell table:style-name="Таблица14.C2" office:value-type="string">
            <text:p text:style-name="P55">0</text:p>
          </table:table-cell>
          <table:table-cell table:style-name="Таблица14.C2" office:value-type="string">
            <text:p text:style-name="P55">1</text:p>
          </table:table-cell>
          <table:table-cell table:style-name="Таблица14.F2" office:value-type="string">
            <text:p text:style-name="P55">100%</text:p>
          </table:table-cell>
        </table:table-row>
        <table:table-row>
          <table:table-cell table:style-name="Таблица14.C2" office:value-type="string">
            <text:p text:style-name="Table_20_Contents">3</text:p>
          </table:table-cell>
          <table:table-cell table:style-name="Таблица14.C2" office:value-type="string">
            <text:p text:style-name="Table_20_Contents">Составление тестов.</text:p>
          </table:table-cell>
          <table:table-cell table:style-name="Таблица14.C2" office:value-type="string">
            <text:p text:style-name="Table_20_Contents">20</text:p>
          </table:table-cell>
          <table:table-cell table:style-name="Таблица14.C2" office:value-type="string">
            <text:p text:style-name="P55">10</text:p>
          </table:table-cell>
          <table:table-cell table:style-name="Таблица14.C2" office:value-type="string">
            <text:p text:style-name="P55">10</text:p>
          </table:table-cell>
          <table:table-cell table:style-name="Таблица14.F2" office:value-type="string">
            <text:p text:style-name="P55">50%</text:p>
          </table:table-cell>
        </table:table-row>
        <table:table-row>
          <table:table-cell table:style-name="Таблица14.C2" office:value-type="string">
            <text:p text:style-name="Table_20_Contents"/>
          </table:table-cell>
          <table:table-cell table:style-name="Таблица14.C2" office:value-type="string">
            <text:p text:style-name="Table_20_Contents">Итого</text:p>
          </table:table-cell>
          <table:table-cell table:style-name="Таблица14.C2" office:value-type="string">
            <text:p text:style-name="P55">25</text:p>
          </table:table-cell>
          <table:table-cell table:style-name="Таблица14.C2" office:value-type="string">
            <text:p text:style-name="P55">10</text:p>
          </table:table-cell>
          <table:table-cell table:style-name="Таблица14.C2" office:value-type="string">
            <text:p text:style-name="P55">15</text:p>
          </table:table-cell>
          <table:table-cell table:style-name="Таблица14.F2" office:value-type="string">
            <text:p text:style-name="P55">60%</text:p>
          </table:table-cell>
        </table:table-row>
      </table:table>
      <text:p text:style-name="Text_20_body"><draw:frame draw:style-name="fr1" draw:name="Врезка1" text:anchor-type="paragraph" svg:y="0.716cm" svg:width="13.167cm" draw:z-index="4"><draw:text-box fo:min-height="6.756cm"><text:p text:style-name="Drawing"><draw:frame draw:style-name="fr4" draw:name="Объект19" text:anchor-type="paragraph" svg:width="13.167cm" style:rel-width="100%" svg:height="6.757cm" style:rel-height="scale" draw:z-index="12"><draw:object xlink:href="./Object 19" xlink:type="simple" xlink:show="embed" xlink:actuate="onLoad"/><draw:image xlink:href="./ObjectReplacements/Object 19" xlink:type="simple" xlink:show="embed" xlink:actuate="onLoad"/></draw:frame>Рисунок <text:sequence text:ref-name="refDrawing0" text:name="Drawing" text:formula="ooow:Drawing+1" style:num-format="1">1</text:sequence><text:s/>— График экономии времени</text:p></draw:text-box></draw:frame></text:p>
      <text:p text:style-name="Text_20_body">Таким образом, в связи с сокращением трудоемкости работы увеличивается производительность труда, которая составляет <text:span text:style-name="T33">60</text:span>%.</text:p>
      <text:p text:style-name="Text_20_body">В следствии сокращения трудоемкости сокращается время работы, следовательно, экономия заработной платы (таблица <text:sequence-ref text:reference-format="value" text:ref-name="refTable13">14</text:sequence-ref>).</text:p>
      <text:p text:style-name="Table">Таблица <text:sequence text:ref-name="refTable13" text:name="Table" text:formula="ooow:Table+1" style:num-format="1">14</text:sequence><text:s/>— Экономия на з/п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>
          <table:table-cell table:style-name="Таблица15.A1" office:value-type="string">
            <text:p text:style-name="Table_20_Contents"/>
          </table:table-cell>
          <table:table-cell table:style-name="Таблица15.A1" office:value-type="string">
            <text:p text:style-name="Table_20_Contents">Затраты до внедрения ПО, <text:span text:style-name="T38">руб</text:span><text:span text:style-name="T2"/></text:p>
          </table:table-cell>
          <table:table-cell table:style-name="Таблица15.A1" office:value-type="string">
            <text:p text:style-name="Table_20_Contents">Затраты после внедрения ПО, <text:span text:style-name="T38">руб</text:span><text:span text:style-name="T2"/></text:p>
          </table:table-cell>
          <table:table-cell table:style-name="Таблица15.D1" office:value-type="string">
            <text:p text:style-name="Table_20_Contents">Экономия<text:span text:style-name="T2"/></text:p>
          </table:table-cell>
        </table:table-row>
        <table:table-row>
          <table:table-cell table:style-name="Таблица15.A2" office:value-type="string">
            <text:p text:style-name="Table_20_Contents">ЗПосн</text:p>
          </table:table-cell>
          <table:table-cell table:style-name="Таблица15.A2" office:value-type="string">
            <text:p text:style-name="P60">4500,<text:span text:style-name="T37">00</text:span></text:p>
          </table:table-cell>
          <table:table-cell table:style-name="Таблица15.A2" office:value-type="string">
            <text:p text:style-name="Table_20_Contents"><draw:frame draw:style-name="fr3" draw:name="Объект17" text:anchor-type="as-char" svg:y="-0.377cm" svg:width="3.565cm" svg:height="0.467cm" draw:z-index="53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Таблица15.D2" office:value-type="string">
            <text:p text:style-name="P62">2700,00</text:p>
          </table:table-cell>
        </table:table-row>
        <table:table-row>
          <table:table-cell table:style-name="Таблица15.A2" office:value-type="string">
            <text:p text:style-name="Table_20_Contents">ЗПдоп</text:p>
          </table:table-cell>
          <table:table-cell table:style-name="Таблица15.A2" office:value-type="string">
            <text:p text:style-name="P61">540,00</text:p>
          </table:table-cell>
          <table:table-cell table:style-name="Таблица15.A2" office:value-type="string">
            <text:p text:style-name="Table_20_Contents"><draw:frame draw:style-name="fr3" draw:name="Объект56" text:anchor-type="as-char" svg:y="-0.377cm" svg:width="3.394cm" svg:height="0.467cm" draw:z-index="54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Таблица15.D2" office:value-type="string">
            <text:p text:style-name="P62">324,00</text:p>
          </table:table-cell>
        </table:table-row>
        <table:table-row>
          <table:table-cell table:style-name="Таблица15.A2" office:value-type="string">
            <text:p text:style-name="Table_20_Contents">ЗПстр</text:p>
          </table:table-cell>
          <table:table-cell table:style-name="Таблица15.A2" office:value-type="string">
            <text:p text:style-name="P61">1512,00</text:p>
          </table:table-cell>
          <table:table-cell table:style-name="Таблица15.A2" office:value-type="string">
            <text:p text:style-name="Table_20_Contents"><draw:frame draw:style-name="fr3" draw:name="Объект57" text:anchor-type="as-char" svg:y="-0.386cm" svg:width="4.433cm" svg:height="0.508cm" draw:z-index="55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  <table:table-cell table:style-name="Таблица15.D2" office:value-type="string">
            <text:p text:style-name="P62">907,20</text:p>
          </table:table-cell>
        </table:table-row>
        <table:table-row>
          <table:table-cell table:style-name="Таблица15.A2" office:value-type="string">
            <text:p text:style-name="Table_20_Contents">Робщ</text:p>
          </table:table-cell>
          <table:table-cell table:style-name="Таблица15.A2" office:value-type="string">
            <text:p text:style-name="P61">675,00</text:p>
          </table:table-cell>
          <table:table-cell table:style-name="Таблица15.A2" office:value-type="string">
            <text:p text:style-name="Table_20_Contents"><draw:frame draw:style-name="fr3" draw:name="Объект58" text:anchor-type="as-char" svg:y="-0.386cm" svg:width="4.096cm" svg:height="0.508cm" draw:z-index="56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Таблица15.D2" office:value-type="string">
            <text:p text:style-name="P62">405,00</text:p>
          </table:table-cell>
        </table:table-row>
        <table:table-row>
          <table:table-cell table:style-name="Таблица15.A2" office:value-type="string">
            <text:p text:style-name="Table_20_Contents">Итого</text:p>
          </table:table-cell>
          <table:table-cell table:style-name="Таблица15.A2" office:value-type="string">
            <text:p text:style-name="Table_20_Contents">7227,<text:span text:style-name="T37">00</text:span></text:p>
          </table:table-cell>
          <table:table-cell table:style-name="Таблица15.A2" office:value-type="string">
            <text:p text:style-name="P62">2890,80</text:p>
          </table:table-cell>
          <table:table-cell table:style-name="Таблица15.D2" office:value-type="string">
            <text:p text:style-name="P62">4336,20</text:p>
          </table:table-cell>
        </table:table-row>
      </table:table>
      <text:h text:style-name="Heading_20_1" text:outline-level="1"><text:bookmark-start text:name="__RefHeading___Toc3847_331314293"/><text:span text:style-name="T25">3.4. </text:span>Экономическая эффективность<text:bookmark-end text:name="__RefHeading___Toc3847_331314293"/></text:h>
      <text:p text:style-name="Text_20_body">Под экономической эффективностью понимают соизмерение эффекта с затратами на его получение.</text:p>
      <text:p text:style-name="Text_20_body"><text:soft-page-break/>Сравнительная экономическая эффективность определяется при выборе вариантов решения различных задач для установления: на сколько один из них целесообразнее других.</text:p>
      <text:p text:style-name="P63">Эффективность рассчитывается из разницы затрат базового ( до внедрения П.О.) и нового вариантов по формуле <text:span text:style-name="T39">(</text:span><text:span text:style-name="T39"><text:sequence-ref text:reference-format="value" text:ref-name="refФормула7">8</text:sequence-ref></text:span><text:span text:style-name="T39">)</text:span>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table:number-columns-spanned="2" office:value-type="string">
            <text:p text:style-name="Numbering"><draw:frame draw:style-name="fr2" draw:name="Объект59" text:anchor-type="as-char" svg:y="-0.686cm" svg:width="4.704cm" svg:height="1.272cm" draw:z-index="57"><draw:object xlink:href="./Object 59" xlink:type="simple" xlink:show="embed" xlink:actuate="onLoad"/><draw:image xlink:href="./ObjectReplacements/Object 59" xlink:type="simple" xlink:show="embed" xlink:actuate="onLoad"/><svg:desc>формула</svg:desc></draw:frame>,</text:p>
          </table:table-cell>
          <table:covered-table-cell/>
          <table:table-cell table:style-name="Таблица23.A1" office:value-type="string">
            <text:p text:style-name="Numbering">(<text:sequence text:ref-name="refФормула7" text:name="Формула" text:formula="ooow:Формула+1" style:num-format="1">8</text:sequence>)</text:p>
          </table:table-cell>
        </table:table-row>
        <table:table-row>
          <table:table-cell table:style-name="Таблица23.A1" office:value-type="string">
            <text:p text:style-name="where">где</text:p>
          </table:table-cell>
          <table:table-cell table:style-name="Таблица23.A1" table:number-columns-spanned="2" office:value-type="string">
            <text:p text:style-name="Description"><draw:frame draw:style-name="fr2" draw:name="Объект60" text:anchor-type="as-char" svg:y="-0.439cm" svg:width="0.778cm" svg:height="0.619cm" draw:z-index="58"><draw:object xlink:href="./Object 60" xlink:type="simple" xlink:show="embed" xlink:actuate="onLoad"/><draw:image xlink:href="./ObjectReplacements/Object 60" xlink:type="simple" xlink:show="embed" xlink:actuate="onLoad"/><svg:desc>формула</svg:desc></draw:frame><text:s/>— <text:span text:style-name="T39">затраты предприятия до внедрения ПО</text:span>;</text:p>
            <text:p text:style-name="P59"><draw:frame draw:style-name="fr3" draw:name="Объект62" text:anchor-type="as-char" svg:y="-0.439cm" svg:width="0.794cm" svg:height="0.619cm" draw:z-index="60"><draw:object xlink:href="./Object 62" xlink:type="simple" xlink:show="embed" xlink:actuate="onLoad"/><draw:image xlink:href="./ObjectReplacements/Object 62" xlink:type="simple" xlink:show="embed" xlink:actuate="onLoad"/></draw:frame><text:s/>— <text:span text:style-name="T39">затраты предприятия после внедрения ПО;</text:span></text:p>
            <text:p text:style-name="P59"><draw:frame draw:style-name="fr3" draw:name="Объект63" text:anchor-type="as-char" svg:y="-0.439cm" svg:width="0.503cm" svg:height="0.619cm" draw:z-index="61"><draw:object xlink:href="./Object 63" xlink:type="simple" xlink:show="embed" xlink:actuate="onLoad"/><draw:image xlink:href="./ObjectReplacements/Object 63" xlink:type="simple" xlink:show="embed" xlink:actuate="onLoad"/></draw:frame><text:s/>— нормативный коэффициент капитальных вложений;</text:p>
            <text:p text:style-name="P59"><draw:frame draw:style-name="fr3" draw:name="Объект64" text:anchor-type="as-char" svg:y="-0.439cm" svg:width="0.406cm" svg:height="0.547cm" draw:z-index="62"><draw:object xlink:href="./Object 64" xlink:type="simple" xlink:show="embed" xlink:actuate="onLoad"/><draw:image xlink:href="./ObjectReplacements/Object 64" xlink:type="simple" xlink:show="embed" xlink:actuate="onLoad"/></draw:frame><text:s/>— <text:span text:style-name="T39">себестоимость ПО (капитальные вложения);</text:span></text:p>
            <text:p text:style-name="Description"><draw:frame draw:style-name="fr2" draw:name="Объект61" text:anchor-type="as-char" svg:y="-0.439cm" svg:width="0.656cm" svg:height="0.619cm" draw:z-index="59"><draw:object xlink:href="./Object 61" xlink:type="simple" xlink:show="embed" xlink:actuate="onLoad"/><draw:image xlink:href="./ObjectReplacements/Object 61" xlink:type="simple" xlink:show="embed" xlink:actuate="onLoad"/><svg:desc>формула</svg:desc></draw:frame><text:s/>— <text:span text:style-name="T39">экономия после внедрения ПО</text:span>.</text:p>
          </table:table-cell>
          <table:covered-table-cell/>
        </table:table-row>
      </table:table>
      <text:p text:style-name="P63">Новые затраты предприятия после внедрения ПО составят: <draw:frame draw:style-name="fr2" draw:name="Объект21" text:anchor-type="as-char" svg:y="-0.377cm" svg:width="4.858cm" svg:height="0.467cm" draw:z-index="15"><draw:object xlink:href="./Object 21" xlink:type="simple" xlink:show="embed" xlink:actuate="onLoad"/><draw:image xlink:href="./ObjectReplacements/Object 21" xlink:type="simple" xlink:show="embed" xlink:actuate="onLoad"/></draw:frame><text:s/><text:span text:style-name="T39">рублей</text:span>.</text:p>
      <text:p text:style-name="P63">Эффективность внедрения: <draw:frame draw:style-name="fr2" draw:name="Объект22" text:anchor-type="as-char" svg:y="-0.386cm" svg:width="7.929cm" svg:height="0.508cm" draw:z-index="17"><draw:object xlink:href="./Object 22" xlink:type="simple" xlink:show="embed" xlink:actuate="onLoad"/><draw:image xlink:href="./ObjectReplacements/Object 22" xlink:type="simple" xlink:show="embed" xlink:actuate="onLoad"/></draw:frame>.</text:p>
      <text:p text:style-name="P63">Срок окупаемости данного программного обеспечения определяется <text:span text:style-name="T39">по формуле (</text:span><text:span text:style-name="T39"><text:sequence-ref text:reference-format="value" text:ref-name="refФормула8">9</text:sequence-ref></text:span><text:span text:style-name="T39">)</text:span>: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row>
          <table:table-cell table:style-name="Таблица24.A1" table:number-columns-spanned="2" office:value-type="string">
            <text:p text:style-name="Numbering"><draw:frame draw:style-name="fr2" draw:name="Объект18" text:anchor-type="as-char" svg:y="-0.439cm" svg:width="2.014cm" svg:height="0.619cm" draw:z-index="63"><draw:object xlink:href="./Object 18" xlink:type="simple" xlink:show="embed" xlink:actuate="onLoad"/><draw:image xlink:href="./ObjectReplacements/Object 18" xlink:type="simple" xlink:show="embed" xlink:actuate="onLoad"/><svg:desc>формула</svg:desc></draw:frame>,</text:p>
          </table:table-cell>
          <table:covered-table-cell/>
          <table:table-cell table:style-name="Таблица24.A1" office:value-type="string">
            <text:p text:style-name="Numbering">(<text:sequence text:ref-name="refФормула8" text:name="Формула" text:formula="ooow:Формула+1" style:num-format="1">9</text:sequence>)</text:p>
          </table:table-cell>
        </table:table-row>
        <table:table-row>
          <table:table-cell table:style-name="Таблица24.A1" office:value-type="string">
            <text:p text:style-name="where">где</text:p>
          </table:table-cell>
          <table:table-cell table:style-name="Таблица24.A1" table:number-columns-spanned="2" office:value-type="string">
            <text:p text:style-name="P59"><draw:frame draw:style-name="fr3" draw:name="Объект20" text:anchor-type="as-char" svg:y="-0.439cm" svg:width="0.406cm" svg:height="0.547cm" draw:z-index="65"><draw:object xlink:href="./Object 20" xlink:type="simple" xlink:show="embed" xlink:actuate="onLoad"/><draw:image xlink:href="./ObjectReplacements/Object 20" xlink:type="simple" xlink:show="embed" xlink:actuate="onLoad"/><svg:desc>формула</svg:desc></draw:frame><text:s/>— <text:span text:style-name="T39">себестоимость ПО (капитальные вложения);</text:span></text:p>
            <text:p text:style-name="Description"><draw:frame draw:style-name="fr2" draw:name="Объект65" text:anchor-type="as-char" svg:y="-0.439cm" svg:width="0.349cm" svg:height="0.547cm" draw:z-index="64"><draw:object xlink:href="./Object 65" xlink:type="simple" xlink:show="embed" xlink:actuate="onLoad"/><draw:image xlink:href="./ObjectReplacements/Object 65" xlink:type="simple" xlink:show="embed" xlink:actuate="onLoad"/><svg:desc>формула</svg:desc></draw:frame><text:s/>— <text:span text:style-name="T39">эффективность</text:span>.</text:p>
          </table:table-cell>
          <table:covered-table-cell/>
        </table:table-row>
      </table:table>
      <text:p text:style-name="P63"><text:span text:style-name="T40">Срок окупаемости внедрения данного ПО составит: </text:span><draw:frame draw:style-name="fr2" draw:name="Объект23" text:anchor-type="as-char" svg:y="-0.377cm" svg:width="4.046cm" svg:height="0.467cm" draw:z-index="19"><draw:object xlink:href="./Object 23" xlink:type="simple" xlink:show="embed" xlink:actuate="onLoad"/><draw:image xlink:href="./ObjectReplacements/Object 23" xlink:type="simple" xlink:show="embed" xlink:actuate="onLoad"/></draw:frame>. <text:span text:style-name="T40">Что в среднем составит 2 месяца и 16 дней.</text:span></text:p>
      <text:p text:style-name="Text_20_body">Таким образом данный продует целесообразен, т. к. окупит себя за <text:span text:style-name="T40">2 с половиной</text:span> месяца и экономит до <text:span text:style-name="T40">60</text:span>% времени работников. <text:span text:style-name="T41">Е</text:span>го применение приведет к экономии ресурсов и повышению эффективности работы. Внедрение этого продукта будет выгодным решением для организации, позволяющим улучшить производительность и сократить затраты труда.</text:p>
      <text:p text:style-name="P29"><text:bookmark-start text:name="__RefHeading___Toc12816_1831697246"/><text:span text:style-name="T13">4. </text:span>Охрана труда, информационная безопасность и регламенты обслуживания пк<text:bookmark-end text:name="__RefHeading___Toc12816_1831697246"/></text:p>
      <text:h text:style-name="Heading_20_1" text:outline-level="1"><text:bookmark-start text:name="__RefHeading___Toc3845_331314293"/><text:span text:style-name="T19">4.1. </text:span>Требования охраны труда при работе за персональным компьютером<text:bookmark-end text:name="__RefHeading___Toc3845_331314293"/></text:h>
      <text:p text:style-name="Text_20_body">Перед началом самостоятельной работы сотрудник должен пройти первичный и вторичный инструктаж по работе на рабочем месте. У сотрудник не должно быть медицинских противопоказаний.</text:p>
      <text:p text:style-name="Text_20_body">Персональный компьютер является электрическим устройством, поэтому особое внимание следует уделять соблюдению правил электробезопасности и пожаробезопасности. Важно обеспечить правильное и исправное подключение ПК к электрической сети, использовать исправные сетевые кабели и розетки с заземлением, а также избегать перегрузок и коротких замыканий. Дополнительно,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. Для обеспечения дополнительной защиты от электрических аварий рекомендуется использование устройств защитного отключения (УЗО). УЗО представляет собой автоматическое устройство, которое быстро обнаруживает даже незначительные токовые утечки и прерывает подачу электроэнергии для предотвращения поражения электрическим током.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.</text:p>
      <text:p text:style-name="Text_20_body">Перед работой за ПК необходимо визуально оценить исправность устройства и целостность корпуса. Проверить все кабели питания на повреждения внешней изоляции. Надежность их подключения в разъемы ПК. Как и все электроприборы, запрещается включать ПК влажными или мокрыми руками, допускать попадания влаги на монитор, клавиатуру, мышь и другие устройства подключенные к ПК.</text:p>
      <text:p text:style-name="Text_20_body">Если в процессе работы возникла неисправность, то необходимо не медленно прекратить работу с устройством. При возможности необходимо обесточить.</text:p>
      <text:p text:style-name="Text_20_body"><text:soft-page-break/>После окончания работы необходимо корректно отключить ПК. После чего обесточить его. Не рекомендуется оставлять включенный компьютер без присмотра.</text:p>
      <text:p text:style-name="Text_20_body">Место работы должно хорошо освещаться естественным или искусственным источником света. Освещение не должно создавать бликов на поверхности экрана.</text:p>
      <text:p text:style-name="Text_20_body">Высота рабочей поверхности стола должна составлять 725 мм. Рабочий стол должен иметь пространство для ног высотой не менее 60 см, шириной — <text:s/>не менее 50 см, глубиной на уровне колен — не менее 45 см и на уровне вытянутых ног — не менее 650 мм. Ширина рабочего пространства не должна быть меньше 80 см.</text:p>
      <text:p text:style-name="Text_20_body">В случае работы за портативным ПК (ноутбуком) не рекомендуется:</text:p>
      <text:p text:style-name="Text_20_body">- работать в холодных помещениях;</text:p>
      <text:p text:style-name="Text_20_body">- ставить устройство на мягкие поверхности;</text:p>
      <text:p text:style-name="Text_20_body">- закрывать вентиляционные отверстия;</text:p>
      <text:p text:style-name="Text_20_body">- долго работать от сети при заряженной батарее.</text:p>
      <text:h text:style-name="Heading_20_1" text:outline-level="1"><text:bookmark-start text:name="__RefHeading___Toc3843_331314293"/><text:span text:style-name="T19">4.2. </text:span>Обеспечение информационной безопасности<text:bookmark-end text:name="__RefHeading___Toc3843_331314293"/></text:h>
      <text:p text:style-name="Text_20_body">Информационная безопасность - это область, которая занимается защитой информации от несанкционированного доступа, использования, раскрытия, изменения или уничтожения. Она включает в себя различные меры и практики, направленные на обеспечение конфиденциальности, целостности и доступности информации.</text:p>
      <text:p text:style-name="Text_20_body">Основная цель информационной безопасности состоит в предотвращении угроз, связанных с информацией, и минимизации рисков, связанных с ее использованием. Это включает в себя защиту компьютерных систем, сетей, баз данных, программного обеспечения и других цифровых ресурсов от внешних атак, вирусов, злоумышленников и других угроз.</text:p>
      <text:p text:style-name="Text_20_body">Эффективная информационная безопасность требует не только применения технических мер, таких как использование сильных паролей, шифрования данных и брандмауэров, но и обучение пользователей правилам безопасного поведения в сети. Это включает осведомленность о фишинговых атаках, вредоносных <text:soft-page-break/>вложениях в электронной почте, а также о необходимости регулярного обновления программного обеспечения и резервного копирования данных.</text:p>
      <text:p text:style-name="Text_20_body">Все эти усилия по обеспечению информационной безопасности направлены на защиту конфиденциальности бизнес-информации, персональных данных, финансовой информации и других ценных ресурсов от угроз, которые могут привести к серьезным последствиям, таким как утечка данных, финансовые потери, утрата репутации и юридические проблемы.</text:p>
      <text:p text:style-name="Text_20_body">Различают два основных типа угроз: внутренние и внешние.</text:p>
      <text:p text:style-name="Text_20_body">Внутренние угрозы — это угрозы, которые исходят от внутренних пользователей организации или лиц, имеющих доступ к системам и данным. Внутренние угрозы могут быть непреднамеренными, вызванными ошибками, небрежностью или неадекватными практиками безопасности, а также преднамеренными, связанными с внутренними злоумышленниками или злоупотреблением привилегиями.</text:p>
      <text:p text:style-name="Text_20_body">Внешние угрозы — это угрозы, которые исходят извне организации и могут быть вызваны злоумышленниками, хакерами, киберпреступниками и другими внешними агентами. Внешние угрозы могут быть направлены на атаку компьютерных систем, сетей, приложений или украсть, изменить или уничтожить ценную информацию.</text:p>
      <text:p text:style-name="Text_20_body">Существует т<text:span text:style-name="T12">ри принципа информационной безопасности.</text:span></text:p>
      <text:p text:style-name="P35">Перв<text:span text:style-name="T19">ый</text:span> — доступность. Этот принцип гарантирует, что информация доступна и готова к использованию для тех, кому она необходима, в нужное время. Студенты не могут получить доступ к данным других студентов, преподаватели не могут просматривать и изменять тесты других преподавателей.</text:p>
      <text:p text:style-name="P35">Втор<text:span text:style-name="T19">ой</text:span> — целостность. Этот принцип гарантирует, что информация является точной, неизменной и полной. Защита целостности информации включает в себя меры по предотвращению несанкционированного изменения или модификации данных.</text:p>
      <text:p text:style-name="P35">Последн<text:span text:style-name="T19">ий</text:span> — конфиденциальность. Этот принцип означает, что информация должна быть доступна только тем лицам, которым она необходима для выполнения своих задач.</text:p>
      <text:p text:style-name="Text_20_body"><text:soft-page-break/><text:span text:style-name="T12">Для защиты базы данных от несанкционированного доступа клиентская часть не работает напрямую с ней. Для чтения и модифицирования данных используется программа-прослойка на сервере. Она проверяет валидность отправляемых данных и производит аутентификацию и авторизацию пользователей. Только она имеет непосредственный доступ к серверу СУБД. Клиентская часть взаимодействует через API.</text:span></text:p>
      <text:p text:style-name="P35">Общение клиента и сервера происходит через протокол HTTP. Для защиты сетевого трафика от перехвата дополнительно используется протокол TLS, который обеспечивает полное шифрование трафика от клиента к серверу и наоборот.</text:p>
      <text:p text:style-name="P35">В данном продукте для защиты данных от несанкционированного доступа используется аутентификация на основе логина и пароля. Чтобы обеспечить безопасность, пароль имеет требования: не менее 8 символов, использование цифр и букв.</text:p>
      <text:p text:style-name="P35">Хранение паролей в открытом виде может представлять серьезную угрозу, т. к. в случае утечки данных из БД, злоумышленник сможет запросто прочитать пароли. Поэтому, перед сохранением в базу данных пароли проходят хеш-функцию <text:span text:style-name="T21">SHA2 (длиной 256 бит),</text:span> которая генерирует хеш, который и записывается. Хэш-функция — это математическая функция, которая преобразует пароль в некоторую строку символов, которую невозможно преобразовать обратно. При аутентификации пользователя, генерируется хеш для введенного пароля и сравнивается с сохраненным хэшем в базе данных.</text:p>
      <text:p text:style-name="P35">Для взаимодействия клиентской и серверной части используется токен. После успешной аутентификации пользователя, сервер выдает уникальный токен, который сохраняется на клиентской стороне в ОЗУ. Вместо того, чтобы отправлять пароль при каждом запросе к серверу, клиент получает токен после успешной аутентификации, который затем используется для авторизации при каждом запросе.</text:p>
      <text:p text:style-name="P35">Использование токенов и хешей паролей позволяет повысить безопасность путем предотвращения хранения паролей в открытом виде.</text:p>
      <text:h text:style-name="Heading_20_1" text:outline-level="1"><text:bookmark-start text:name="__RefHeading___Toc3841_331314293"/><text:soft-page-break/><text:span text:style-name="T19">4.3. </text:span>Регламенты обслуживания ПЭВМ<text:bookmark-end text:name="__RefHeading___Toc3841_331314293"/></text:h>
      <text:p text:style-name="P35">Персональные компьютеры требуют регулярного профилактического обслуживания.</text:p>
      <text:p text:style-name="P35">Частота периодического осмотра зависит исключительно от надежности технической части компьютера, от изначальной его программной оснащенности, пользователя, использующего компьютер, количества этих самых пользователей, установленных ограничений доступа к тем или иным возможностям.</text:p>
      <text:p text:style-name="P35">Профилактика включает в себя:</text:p>
      <text:p text:style-name="P35">- проверку создания резервных копий данных;</text:p>
      <text:p text:style-name="P35">- проверку журнала событий на серверах;</text:p>
      <text:p text:style-name="P35">- проверку и актуализацию учетных записей компьютеров и пользователей, а также их прав доступа;</text:p>
      <text:p text:style-name="P35">- проверка работоспособности устройств на тестах в ускоренном режиме;</text:p>
      <text:p text:style-name="P35">- техническая профилактика (чистка и тестирование);</text:p>
      <text:p text:style-name="P35">- полное тестирование всех устройств ПЭВМ с выдачей протокола;</text:p>
      <text:p text:style-name="P35">- полная проверка дисковой памяти на наличие вирусов;</text:p>
      <text:p text:style-name="P35">- очистка магнитных головок устройств внешней памяти;</text:p>
      <text:p text:style-name="P35">- проверка целостности мастичных печатей или голографических наклеек;</text:p>
      <text:p text:style-name="P35">- смазка механических устройств;</text:p>
      <text:p text:style-name="P35">- очистка от пыли и грязи внутренних объемов ПЭВМ;</text:p>
      <text:p text:style-name="P35">- проверка работоспособности программ (операционная система Windows, MS Office, архиваторы, антивирусные программы, драйверы периферийных устройств и т.д.;</text:p>
      <text:p text:style-name="P35">- контроль кабельных соединений.</text:p>
      <text:p text:style-name="P35">От оптимально подобранного комплекта программного обеспечения, операционной системы, их версий, обеспечения их полной совместимости зависит бесперебойность программной составляющей компьютера. Наиболее часто требующее обновления программное обеспечение:</text:p>
      <text:p text:style-name="P35">- Прикладные программы;</text:p>
      <text:p text:style-name="P35">- операционная система;</text:p>
      <text:p text:style-name="P35">- драйвера;</text:p>
      <text:p text:style-name="P35"><text:soft-page-break/>- BIOS материнской платы.</text:p>
      <text:p text:style-name="P35">Соблюдение правил техники безопасности и своевременного обслуживания ПК очень важны. Без них персональный компьютер быстро придет в негодность, а вместе с ним все сохраненные на нем данные, установленные программы, операционная система и т.д. Следуя простым вышенаписанным правилам, можно предотвратить потерю важной информации, а также защитить себя и окружающих в случаи аварийной ситуации. </text:p>
      <text:p text:style-name="P29"><text:bookmark-start text:name="__RefHeading___Toc12814_1831697246"/>Заключение<text:bookmark-end text:name="__RefHeading___Toc12814_1831697246"/></text:p>
      <text:p text:style-name="Text_20_body"/>
      <text:p text:style-name="P29"><text:bookmark-start text:name="__RefHeading___Toc12812_1831697246"/>Список использованных источников<text:bookmark-end text:name="__RefHeading___Toc12812_1831697246"/></text:p>
      <text:p text:style-name="Text_20_body"/>
      <text:p text:style-name="P29"><text:bookmark-start text:name="__RefHeading___Toc12810_1831697246"/>Приложения<text:bookmark-end text:name="__RefHeading___Toc12810_18316972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 style:vertical-align="auto" style:writing-mode="lr-tb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style:letter-kerning="false"/>
    </style:style>
    <style:style style:name="Heading" style:family="paragraph" style:parent-style-name="Standard" style:next-style-name="Text_20_body" style:class="text" style:master-page-name="">
      <style:paragraph-properties style:page-number="auto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  <style:drop-cap/>
      </style:paragraph-properties>
      <style:text-properties style:letter-kern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Text_20_body" style:class="extra" style:master-page-name="">
      <style:paragraph-properties style:page-number="auto" text:number-lines="false" text:line-number="0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justify" style:justify-single-word="false" fo:orphans="0" fo:widows="0" style:page-number="auto" text:number-lines="false" text:line-number="0">
        <style:tab-stops/>
      </style:paragraph-properties>
      <style:text-properties fo:font-size="12pt"/>
    </style:style>
    <style:style style:name="ESKDT_20_Title_20_Text" style:display-name="ESKDT Title Text" style:family="paragraph" style:parent-style-name="Standard" style:master-page-name="">
      <style:paragraph-properties style:page-number="auto">
        <style:tab-stops/>
      </style:paragraph-properties>
      <style:text-properties fo:font-size="7pt" fo:font-style="italic"/>
    </style:style>
    <style:style style:name="ESKD_20_Title_20_Text_20_Big" style:display-name="ESKD Title Text Big" style:family="paragraph" style:parent-style-name="ESKD_20_Title_20_Text_20_Center">
      <style:text-properties fo:font-size="18pt"/>
    </style:style>
    <style:style style:name="ESKD_20_Title_20_Text_20_Medium" style:display-name="ESKD Title Text Medium" style:family="paragraph" style:parent-style-name="ESKD_20_Title_20_Text_20_Center"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line-height="200%" fo:text-align="center" style:justify-single-word="false" style:page-number="auto" text:number-lines="false" text:line-number="0">
        <style:tab-stops/>
      </style:paragraph-properties>
      <style:text-properties fo:text-transform="uppercase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left="1.251cm" fo:margin-right="0cm" fo:line-height="150%" fo:text-indent="0cm" style:auto-text-indent="false" style:page-number="auto" fo:keep-with-next="always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Титульник" style:family="paragraph" style:parent-style-name="Standard">
      <style:paragraph-properties fo:margin-left="1.27cm" fo:margin-right="0cm" fo:margin-top="0cm" fo:margin-bottom="0.7cm" style:contextual-spacing="false" fo:line-height="150%" fo:text-indent="0cm" style:auto-text-indent="false"/>
    </style:style>
    <style:style style:name="Титульник_20_Заглавие" style:display-name="Титульник Заглавие" style:family="paragraph" style:parent-style-name="Титульник" style:next-style-name="Титульник">
      <style:paragraph-properties fo:margin-left="0cm" fo:margin-right="0cm" fo:margin-top="0cm" fo:margin-bottom="0.801cm" style:contextual-spacing="false" fo:text-align="center" style:justify-single-word="false" fo:text-indent="0cm" style:auto-text-indent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ESKD_20_Title_20_Text_20_Center" style:display-name="ESKD Title Text Center" style:family="paragraph" style:parent-style-name="ESKDT_20_Title_20_Text">
      <style:paragraph-properties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line-height="150%" fo:text-indent="0cm" style:auto-text-indent="false" style:page-number="auto">
        <style:tab-stops/>
      </style:paragraph-properties>
      <style:text-properties fo:color="#ff0000" loext:opacity="100%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" style:family="paragraph" style:parent-style-name="Caption" style:class="extra" style:master-page-name="">
      <style:paragraph-properties style:page-number="auto" fo:keep-with-next="always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Formula" style:family="paragraph" style:parent-style-name="Text_20_body" style:master-page-name="">
      <style:paragraph-properties style:page-number="auto">
        <style:tab-stops/>
      </style:paragraph-properties>
    </style:style>
    <style:style style:name="Numbering" style:family="paragraph" style:parent-style-name="Formula">
      <style:paragraph-properties fo:margin-left="0cm" fo:margin-right="0cm" fo:line-height="100%" fo:text-align="center" style:justify-single-word="false" fo:text-indent="0cm" style:auto-text-indent="false"/>
    </style:style>
    <style:style style:name="Description" style:family="paragraph" style:parent-style-name="Formula">
      <style:paragraph-properties fo:margin-left="0cm" fo:margin-right="0cm" fo:line-height="150%" fo:text-indent="0cm" style:auto-text-indent="false"/>
    </style:style>
    <style:style style:name="where" style:family="paragraph" style:parent-style-name="Formul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Титульник_20_организация" style:display-name="Титульник организация" style:family="paragraph" style:parent-style-name="Титульник" style:master-page-name="">
      <style:paragraph-properties fo:margin-left="0cm" fo:margin-right="0cm" fo:text-align="center" style:justify-single-word="false" fo:text-indent="0cm" style:auto-text-indent="false" style:page-number="auto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Список_20_123" style:display-name="Список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2" style:display-name="Default Style.2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3" style:display-name="Default Style.3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4" style:display-name="Default Style.4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5" style:display-name="Default Style.5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6" style:display-name="Default Style.6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7" style:display-name="Default Style.7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8" style:display-name="Default Style.8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9" style:display-name="Default Style.9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0" style:display-name="Default Style.10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1" style:display-name="Default Style.11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2" style:display-name="Default Style.12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3" style:display-name="Default Style.13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4" style:display-name="Default Style.14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5" style:display-name="Default Style.15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6" style:display-name="Default Style.16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" style:display-name="ESKD_Title.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2" style:display-name="ESKD_Title.2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3" style:display-name="ESKD_Title.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4" style:display-name="ESKD_Title.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5" style:display-name="ESKD_Title.5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6" style:display-name="ESKD_Title.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7" style:display-name="ESKD_Title.7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8" style:display-name="ESKD_Title.8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9" style:display-name="ESKD_Title.9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0" style:display-name="ESKD_Title.10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1" style:display-name="ESKD_Title.1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2" style:display-name="ESKD_Title.12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3" style:display-name="ESKD_Title.1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4" style:display-name="ESKD_Title.1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5" style:display-name="ESKD_Title.15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6" style:display-name="ESKD_Title.1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ESKD_Title" table:first-row-end-column="row" table:first-row-start-column="row" table:last-row-end-column="row" table:last-row-start-column="row">
      <table:first-row table:style-name="ESKD_5f_Title.1"/>
      <table:last-row table:style-name="ESKD_5f_Title.2"/>
      <table:first-column table:style-name="ESKD_5f_Title.3"/>
      <table:last-column table:style-name="ESKD_5f_Title.4"/>
      <table:body table:style-name="ESKD_5f_Title.9"/>
      <table:even-rows table:style-name="ESKD_5f_Title.5"/>
      <table:odd-rows table:style-name="ESKD_5f_Title.6"/>
      <table:even-columns table:style-name="ESKD_5f_Title.7"/>
      <table:odd-columns table:style-name="ESKD_5f_Title.8"/>
      <table:background table:style-name="ESKD_5f_Title.10"/>
      <loext:first-row-even-column table:style-name="ESKD_5f_Title.15"/>
      <loext:last-row-even-column table:style-name="ESKD_5f_Title.16"/>
      <loext:first-row-end-column table:style-name="ESKD_5f_Title.12"/>
      <loext:first-row-start-column table:style-name="ESKD_5f_Title.11"/>
      <loext:last-row-end-column table:style-name="ESKD_5f_Title.14"/>
      <loext:last-row-start-column table:style-name="ESKD_5f_Tit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ainTitle" style:family="table">
      <style:table-properties style:width="18.501cm" fo:margin-left="-0.52cm" fo:margin-right="-0.52cm" table:align="margins" style:may-break-between-rows="true" table:border-model="collapsing"/>
    </style:style>
    <style:style style:name="MainTitle.A" style:family="table-column">
      <style:table-column-properties style:column-width="0.699cm" style:rel-column-width="2474*"/>
    </style:style>
    <style:style style:name="MainTitle.B" style:family="table-column">
      <style:table-column-properties style:column-width="1cm" style:rel-column-width="3542*"/>
    </style:style>
    <style:style style:name="MainTitle.C" style:family="table-column">
      <style:table-column-properties style:column-width="2.3cm" style:rel-column-width="8147*"/>
    </style:style>
    <style:style style:name="MainTitle.D" style:family="table-column">
      <style:table-column-properties style:column-width="1.499cm" style:rel-column-width="5310*"/>
    </style:style>
    <style:style style:name="MainTitle.F" style:family="table-column">
      <style:table-column-properties style:column-width="7.001cm" style:rel-column-width="24798*"/>
    </style:style>
    <style:style style:name="MainTitle.G" style:family="table-column">
      <style:table-column-properties style:column-width="0.504cm" style:rel-column-width="1786*"/>
    </style:style>
    <style:style style:name="MainTitle.H" style:family="table-column">
      <style:table-column-properties style:column-width="0.499cm" style:rel-column-width="1768*"/>
    </style:style>
    <style:style style:name="MainTitle.I" style:family="table-column">
      <style:table-column-properties style:column-width="0.496cm" style:rel-column-width="1755*"/>
    </style:style>
    <style:style style:name="MainTitle.K" style:family="table-column">
      <style:table-column-properties style:column-width="2.006cm" style:rel-column-width="7103*"/>
    </style:style>
    <style:style style:name="MainTitle.1" style:family="table-row">
      <style:table-row-properties style:row-height="0.499cm" fo:keep-together="auto"/>
    </style:style>
    <style:style style:name="MainTitle.A1" style:family="table-cell">
      <style:table-cell-properties style:vertical-align="middle" fo:background-color="transparent" fo:padding="0.097cm" fo:border-left="none" fo:border-right="none" fo:border-top="0.6pt solid #000000" fo:border-bottom="0.6pt solid #000000" style:writing-mode="page">
        <style:background-image/>
      </style:table-cell-properties>
    </style:style>
    <style:style style:name="MainTitle.B1" style:family="table-cell">
      <style:table-cell-properties style:vertical-align="middle" fo:background-color="transparent" fo:padding="0.097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MainTitle.A2" style:family="table-cell">
      <style:table-cell-properties style:vertical-align="middle"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2" style:family="table-cell" style:data-style-name="N10000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2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B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H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6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9" style:family="table-row">
      <style:table-row-properties style:row-height="0.499cm"/>
    </style:style>
    <style:style style:name="MainTitle.A9" style:family="table-cell">
      <style:table-cell-properties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10" style:family="table-row">
      <style:table-row-properties style:row-height="0.028cm"/>
    </style:style>
    <style:style style:name="MainTitle.A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ainTitle.B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C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D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E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F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Таблица1" style:family="table">
      <style:table-properties style:width="18.498cm" table:align="center" style:may-break-between-rows="true" table:border-model="collapsing"/>
    </style:style>
    <style:style style:name="Таблица1.A" style:family="table-column">
      <style:table-column-properties style:column-width="0.697cm"/>
    </style:style>
    <style:style style:name="Таблица1.B" style:family="table-column">
      <style:table-column-properties style:column-width="1cm"/>
    </style:style>
    <style:style style:name="Таблица1.C" style:family="table-column">
      <style:table-column-properties style:column-width="2.3cm"/>
    </style:style>
    <style:style style:name="Таблица1.D" style:family="table-column">
      <style:table-column-properties style:column-width="1.499cm"/>
    </style:style>
    <style:style style:name="Таблица1.F" style:family="table-column">
      <style:table-column-properties style:column-width="11cm"/>
    </style:style>
    <style:style style:name="Таблица1.G" style:family="table-column">
      <style:table-column-properties style:column-width="1.002cm"/>
    </style:style>
    <style:style style:name="Таблица1.1" style:family="table-row">
      <style:table-row-properties style:row-height="0.499cm" fo:keep-together="auto"/>
    </style:style>
    <style:style style:name="Таблица1.A1" style:family="table-cell">
      <style:table-cell-properties style:vertical-align="middle" fo:background-color="transparent" fo:padding="0.049cm" fo:border-left="none" fo:border-right="none" fo:border-top="0.6pt solid #000000" fo:border-bottom="0.6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49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49cm" fo:border-left="0.6pt solid #000000" fo:border-right="none" fo:border-top="0.6pt solid #000000" fo:border-bottom="none" style:writing-mode="page">
        <style:background-image/>
      </style:table-cell-properties>
    </style:style>
    <style:style style:name="Таблица1.2" style:family="table-row">
      <style:table-row-properties style:row-height="0.25cm" fo:keep-together="auto"/>
    </style:style>
    <style:style style:name="Таблица1.A2" style:family="table-cell">
      <style:table-cell-properties style:vertical-align="middle"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3" style:family="table-row">
      <style:table-row-properties style:min-row-height="0.25cm" fo:keep-together="auto"/>
    </style:style>
    <style:style style:name="Таблица1.A3" style:family="table-cell">
      <style:table-cell-properties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3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4" style:family="table-row">
      <style:table-row-properties style:row-height="0.499cm"/>
    </style:style>
    <style:style style:name="Таблица1.A4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Таблица1.B4" style:family="table-cell">
      <style:table-cell-properties style:vertical-align="middle"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F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G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MP1" style:family="paragraph" style:parent-style-name="ESKD_20_Title_20_Text_20_Big">
      <style:text-properties officeooo:rsid="001380f9" officeooo:paragraph-rsid="001380f9"/>
    </style:style>
    <style:style style:name="MP2" style:family="paragraph" style:parent-style-name="ESKD_20_Title_20_Text_20_Medium">
      <style:text-properties officeooo:rsid="001380f9" officeooo:paragraph-rsid="001380f9"/>
    </style:style>
    <style:style style:name="M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Footer">
      <style:text-properties officeooo:rsid="000bec50" officeooo:paragraph-rsid="000bec50"/>
    </style:style>
    <style:style style:name="MP5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6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MT1" style:family="text">
      <style:text-properties officeooo:rsid="001b7c8c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10000" number:language="ru" number:country="RU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ESKDFirst" style:page-layout-name="Mpm3" draw:style-name="Mdp1" style:next-style-name="ESKDNext">
      <style:footer>
        <text:variable-decls>
          <text:variable-decl office:value-type="string" text:name="ДатаПроверил"/>
          <text:variable-decl office:value-type="string" text:name="ДатаРазработки"/>
          <text:variable-decl office:value-type="string" text:name="Орагниз"/>
        </text:variable-decls>
        <table:table table:name="MainTitle" table:style-name="MainTitle" table:template-name="ESKD_Title">
          <table:table-column table:style-name="MainTitle.A"/>
          <table:table-column table:style-name="MainTitle.B"/>
          <table:table-column table:style-name="MainTitle.C"/>
          <table:table-column table:style-name="MainTitle.D"/>
          <table:table-column table:style-name="MainTitle.B"/>
          <table:table-column table:style-name="MainTitle.F"/>
          <table:table-column table:style-name="MainTitle.G"/>
          <table:table-column table:style-name="MainTitle.H"/>
          <table:table-column table:style-name="MainTitle.I"/>
          <table:table-column table:style-name="MainTitle.D"/>
          <table:table-column table:style-name="MainTitle.K"/>
          <table:table-row table:style-name="MainTitle.1">
            <table:table-cell table:style-name="MainTitle.A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table:number-rows-spanned="3" table:number-columns-spanned="6" office:value-type="string">
              <text:p text:style-name="MP1"><text:variable-get text:name="НомДок">ДП23.09.02.07.191.11.0001 ПЗ</text:variable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F2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_20_Title_20_Text_20_Center">Изм</text:p>
            </table:table-cell>
            <table:table-cell table:style-name="MainTitle.B3" office:value-type="string">
              <text:p text:style-name="ESKD_20_Title_20_Text_20_Center">Лист.</text:p>
            </table:table-cell>
            <table:table-cell table:style-name="MainTitle.C3" office:value-type="string">
              <text:p text:style-name="ESKD_20_Title_20_Text_20_Center">№ Докум.</text:p>
            </table:table-cell>
            <table:table-cell table:style-name="MainTitle.D3" office:value-type="string">
              <text:p text:style-name="ESKD_20_Title_20_Text_20_Center">Подп<text:span text:style-name="MT1">ись</text:span></text:p>
            </table:table-cell>
            <table:table-cell table:style-name="MainTitle.E3" office:value-type="string">
              <text:p text:style-name="ESKD_20_Title_20_Text_20_Center">Дата.</text:p>
            </table:table-cell>
            <table:covered-table-cell table:style-name="MainTitle.F3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Разраб.</text:p>
            </table:table-cell>
            <table:covered-table-cell/>
            <table:table-cell table:style-name="MainTitle.C4" office:value-type="string">
              <text:p text:style-name="ESKDT_20_Title_20_Text"><text:variable-get text:name="Автор">Люцко Г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4" office:value-type="string">
              <text:p text:style-name="ESKDT_20_Title_20_Text"><text:variable-input text:name="ДатаРазработки" text:description="Дата разработки" office:value-type="string"/></text:p>
            </table:table-cell>
            <table:table-cell table:style-name="MainTitle.F4" table:number-rows-spanned="5" office:value-type="string">
              <text:p text:style-name="MP2"><text:variable-get text:name="Тема">Разработка и интеграция системы тестирования для образовательных учреждений</text:variable-get></text:p>
            </table:table-cell>
            <table:table-cell table:style-name="MainTitle.G4" table:number-columns-spanned="3" office:value-type="string">
              <text:p text:style-name="ESKD_20_Title_20_Text_20_Center">Лит.</text:p>
            </table:table-cell>
            <table:covered-table-cell/>
            <table:covered-table-cell/>
            <table:table-cell table:style-name="MainTitle.J4" office:value-type="string">
              <text:p text:style-name="ESKD_20_Title_20_Text_20_Center">Лист.</text:p>
            </table:table-cell>
            <table:table-cell table:style-name="MainTitle.K4" office:value-type="string">
              <text:p text:style-name="ESKD_20_Title_20_Text_20_Center">Листов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>Пров.</text:p>
            </table:table-cell>
            <table:covered-table-cell/>
            <table:table-cell table:style-name="MainTitle.C5" office:value-type="string">
              <text:p text:style-name="ESKDT_20_Title_20_Text"><text:variable-get text:name="Проверил">Мардамшина А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5" office:value-type="string">
              <text:p text:style-name="ESKDT_20_Title_20_Text"><text:variable-input text:name="ДатаПроверил" text:description="Дата проверки" office:value-type="string"/></text:p>
            </table:table-cell>
            <table:covered-table-cell table:style-name="MainTitle.B2"/>
            <table:table-cell table:style-name="MainTitle.B2">
              <text:p text:style-name="ESKD_20_Title_20_Text_20_Center"/>
            </table:table-cell>
            <table:table-cell table:style-name="MainTitle.H5" office:value-type="string">
              <text:p text:style-name="ESKD_20_Title_20_Text_20_Center">л</text:p>
            </table:table-cell>
            <table:table-cell table:style-name="MainTitle.B2">
              <text:p text:style-name="ESKD_20_Title_20_Text_20_Center"/>
            </table:table-cell>
            <table:table-cell table:style-name="MainTitle.J5" office:value-type="string">
              <text:p text:style-name="ESKD_20_Title_20_Text_20_Center"><text:page-number text:select-page="current">3</text:page-number></text:p>
            </table:table-cell>
            <table:table-cell table:style-name="MainTitle.K5" office:value-type="string">
              <text:p text:style-name="ESKD_20_Title_20_Text_20_Center"><text:page-count>23</text:page-count>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/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table-cell table:style-name="MainTitle.G6" table:number-rows-spanned="3" table:number-columns-spanned="5" office:value-type="string">
              <text:p text:style-name="ESKD_20_Title_20_Text_20_Medium"><text:variable-input text:name="Орагниз" text:description="Организация" office:value-type="string">УАвиаК-МЦК
гр. 19ис-1</text:variable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Н.контп.</text:p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Утв.</text:p>
            </table:table-cell>
            <table:covered-table-cell/>
            <table:table-cell table:style-name="MainTitle.C8" office:value-type="string">
              <text:p text:style-name="ESKDT_20_Title_20_Text"/>
            </table:table-cell>
            <table:table-cell table:style-name="MainTitle.D8" office:value-type="string">
              <text:p text:style-name="ESKDT_20_Title_20_Text"/>
            </table:table-cell>
            <table:table-cell table:style-name="MainTitle.E8" office:value-type="string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9">
            <table:table-cell table:style-name="MainTitle.A9" office:value-type="string">
              <text:p text:style-name="MP3"/>
            </table:table-cell>
            <table:table-cell table:style-name="MainTitle.B9" office:value-type="string">
              <text:p text:style-name="MP3"/>
            </table:table-cell>
            <table:table-cell table:style-name="MainTitle.C9" office:value-type="string">
              <text:p text:style-name="MP3"/>
            </table:table-cell>
            <table:table-cell table:style-name="MainTitle.D9" office:value-type="string">
              <text:p text:style-name="MP3"/>
            </table:table-cell>
            <table:table-cell table:style-name="MainTitle.E9" office:value-type="string">
              <text:p text:style-name="MP3"/>
            </table:table-cell>
            <table:table-cell table:style-name="MainTitle.F9" table:number-columns-spanned="6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0">
            <table:table-cell table:style-name="MainTitle.A10" office:value-type="string">
              <text:p text:style-name="MP3"/>
            </table:table-cell>
            <table:table-cell table:style-name="MainTitle.B10" office:value-type="string">
              <text:p text:style-name="MP3"/>
            </table:table-cell>
            <table:table-cell table:style-name="MainTitle.C10" office:value-type="string">
              <text:p text:style-name="MP3"/>
            </table:table-cell>
            <table:table-cell table:style-name="MainTitle.D10" office:value-type="string">
              <text:p text:style-name="MP3"/>
            </table:table-cell>
            <table:table-cell table:style-name="MainTitle.E10" office:value-type="string">
              <text:p text:style-name="MP3"/>
            </table:table-cell>
            <table:table-cell table:style-name="MainTitle.F10" table:number-columns-spanned="6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4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ESKDNext" style:page-layout-name="Mpm10" draw:style-name="Mdp1">
      <style:footer>
        <table:table table:name="Таблица1" table:style-name="Таблица1" table:template-name="Default Style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/>
          <table:table-row table:style-name="Таблица1.1">
            <table:table-cell table:style-name="Таблица1.A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Автор">Люцко Г.А.</text:variable-get></text:p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ДатаРазработки"/></text:p>
            </table:table-cell>
            <table:table-cell table:style-name="Таблица1.F1" table:number-rows-spanned="4" office:value-type="string">
              <text:p text:style-name="ESKD_20_Title_20_Text_20_Big"><text:variable-get text:name="НомДок">ДП23.09.02.07.191.11.0001 ПЗ</text:variable-get></text:p>
            </table:table-cell>
            <table:table-cell table:style-name="Таблица1.B1" table:number-rows-spanned="2" office:value-type="string">
              <text:p text:style-name="ESKD_20_Title_20_Text_20_Center">Лист</text:p>
            </table:table-cell>
          </table:table-row>
          <table:table-row table:style-name="Таблица1.2">
            <table:table-cell table:style-name="Таблица1.A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Проверил">Мардамшина А.А.</text:variable-get></text:p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ДатаПроверил"/></text:p>
            </table:table-cell>
            <table:covered-table-cell table:style-name="Таблица1.F2"/>
            <table:covered-table-cell table:style-name="Таблица1.G2"/>
          </table:table-row>
          <table:table-row table:style-name="Таблица1.3">
            <table:covered-table-cell table:style-name="Таблица1.A3"/>
            <table:covered-table-cell table:style-name="Таблица1.B3"/>
            <table:covered-table-cell table:style-name="Таблица1.C3"/>
            <table:covered-table-cell table:style-name="Таблица1.D3"/>
            <table:covered-table-cell table:style-name="Таблица1.E3"/>
            <table:covered-table-cell table:style-name="Таблица1.F3"/>
            <table:table-cell table:style-name="Таблица1.G3" table:number-rows-spanned="2" office:value-type="string">
              <text:p text:style-name="MP5"><text:page-number text:select-page="current">23</text:page-number></text:p>
            </table:table-cell>
          </table:table-row>
          <table:table-row table:style-name="Таблица1.4">
            <table:table-cell table:style-name="Таблица1.A4" office:value-type="string">
              <text:p text:style-name="ESKD_20_Title_20_Text_20_Center">Изм</text:p>
            </table:table-cell>
            <table:table-cell table:style-name="Таблица1.B4" office:value-type="string">
              <text:p text:style-name="ESKD_20_Title_20_Text_20_Center">Лист</text:p>
            </table:table-cell>
            <table:table-cell table:style-name="Таблица1.B4" office:value-type="string">
              <text:p text:style-name="ESKD_20_Title_20_Text_20_Center">№ докум.</text:p>
            </table:table-cell>
            <table:table-cell table:style-name="Таблица1.B4" office:value-type="string">
              <text:p text:style-name="ESKD_20_Title_20_Text_20_Center">Подпись</text:p>
            </table:table-cell>
            <table:table-cell table:style-name="Таблица1.B4" office:value-type="string">
              <text:p text:style-name="ESKD_20_Title_20_Text_20_Center">Дата</text:p>
            </table:table-cell>
            <table:covered-table-cell table:style-name="Таблица1.F4"/>
            <table:covered-table-cell table:style-name="Таблица1.G4"/>
          </table:table-row>
        </table:table>
        <text:p text:style-name="Footer"/>
      </style:footer>
    </style:master-page>
    <style:master-page style:name="Титульник" style:page-layout-name="Mpm11" draw:style-name="Mdp1" style:next-style-name="ESKDFirst">
      <style:footer>
        <text:p text:style-name="MP6">2022 г.</text:p>
      </style:footer>
    </style:master-page>
    <style:master-page style:name="Задание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4:17:44.386728929</meta:creation-date>
    <meta:editing-duration>PT21H33M53S</meta:editing-duration>
    <meta:editing-cycles>402</meta:editing-cycles>
    <meta:generator>LibreOffice/7.4.7.2$Linux_X86_64 LibreOffice_project/40$Build-2</meta:generator>
    <dc:date>2023-05-31T10:33:26.523707240</dc:date>
    <meta:document-statistic meta:table-count="25" meta:image-count="0" meta:object-count="65" meta:page-count="23" meta:paragraph-count="558" meta:word-count="2707" meta:character-count="20375" meta:non-whitespace-character-count="18142"/>
    <meta:template xlink:type="simple" xlink:actuate="onRequest" xlink:title="eskd" xlink:href="../../../../../../../../home/gleb/.config/libreoffice/4/user/template/eskd.ott" meta:date="2022-04-17T14:17:43.649603139"/>
  </office:meta>
</office:document-meta>
</file>

<file path=Object 1/content.xml><?xml version="1.0" encoding="utf-8"?>
<math xmlns="http://www.w3.org/1998/Math/MathML" display="block">
  <semantics>
    <mrow>
      <mrow>
        <mn>4500</mn>
        <mo stretchy="false">∗</mo>
        <mn>0,12</mn>
      </mrow>
      <mo stretchy="false">=</mo>
      <mn>540</mn>
    </mrow>
    <annotation encoding="StarMath 5.0">4500 * 0,12 = 540</annotation>
  </semantics>
</math>
</file>

<file path=Object 10/content.xml><?xml version="1.0" encoding="utf-8"?>
<math xmlns="http://www.w3.org/1998/Math/MathML" display="block">
  <semantics>
    <msub>
      <mi>С</mi>
      <mi mathvariant="italic">ам</mi>
    </msub>
    <annotation encoding="StarMath 5.0">С_ам</annotation>
  </semantics>
</math>
</file>

<file path=Object 1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3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108,33</mn>
    </mrow>
    <annotation encoding="StarMath 5.0">(13000 * 0,1) / 12 = 108,33</annotation>
  </semantics>
</math>
</file>

<file path=Object 12/content.xml><?xml version="1.0" encoding="utf-8"?>
<math xmlns="http://www.w3.org/1998/Math/MathML" display="block">
  <semantics>
    <mrow>
      <mrow>
        <mn>108,33</mn>
        <mo stretchy="false">/</mo>
        <mn>176</mn>
      </mrow>
      <mo stretchy="false">=</mo>
      <mn>0,62</mn>
    </mrow>
    <annotation encoding="StarMath 5.0">108,33 / 176 = 0,62</annotation>
  </semantics>
</math>
</file>

<file path=Object 1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35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291,67</mn>
    </mrow>
    <annotation encoding="StarMath 5.0">(35000 * 0,1) / 12 = 291,67</annotation>
  </semantics>
</math>
</file>

<file path=Object 14/content.xml><?xml version="1.0" encoding="utf-8"?>
<math xmlns="http://www.w3.org/1998/Math/MathML" display="block">
  <semantics>
    <mrow>
      <mrow>
        <mn>291,67</mn>
        <mo stretchy="false">/</mo>
        <mn>176</mn>
      </mrow>
      <mo stretchy="false">=</mo>
      <mn>1,66</mn>
    </mrow>
    <annotation encoding="StarMath 5.0">291,67 / 176 = 1,66</annotation>
  </semantics>
</math>
</file>

<file path=Object 15/content.xml><?xml version="1.0" encoding="utf-8"?>
<math xmlns="http://www.w3.org/1998/Math/MathML" display="block">
  <semantics>
    <mrow>
      <mrow>
        <mn>0,15</mn>
        <mo stretchy="false">∗</mo>
        <mn>1</mn>
        <mo stretchy="false">∗</mo>
        <mn>3,24</mn>
      </mrow>
      <mo stretchy="false">=</mo>
      <mn>0,49</mn>
    </mrow>
    <annotation encoding="StarMath 5.0">0,15*1*3,24=0,49</annotation>
  </semantics>
</math>
</file>

<file path=Object 16/content.xml><?xml version="1.0" encoding="utf-8"?>
<math xmlns="http://www.w3.org/1998/Math/MathML" display="block">
  <semantics>
    <mrow>
      <mrow>
        <mn>0,5</mn>
        <mo stretchy="false">∗</mo>
        <mn>150</mn>
        <mo stretchy="false">∗</mo>
        <mn>3,24</mn>
      </mrow>
      <mo stretchy="false">=</mo>
      <mn>243,00</mn>
    </mrow>
    <annotation encoding="StarMath 5.0">0,5*150*3,24=243,00</annotation>
  </semantics>
</math>
</file>

<file path=Object 17/content.xml><?xml version="1.0" encoding="utf-8"?>
<math xmlns="http://www.w3.org/1998/Math/MathML" display="block">
  <semantics>
    <mrow>
      <mrow>
        <mn>180</mn>
        <mo stretchy="false">∗</mo>
        <mn>10</mn>
        <mo stretchy="false">∗</mo>
        <mn>1</mn>
      </mrow>
      <mo stretchy="false">=</mo>
      <mn>1800,00</mn>
    </mrow>
    <annotation encoding="StarMath 5.0">180 * 10 * 1 = 1800,00</annotation>
  </semantics>
</math>
</file>

<file path=Object 18/content.xml><?xml version="1.0" encoding="utf-8"?>
<math xmlns="http://www.w3.org/1998/Math/MathML" display="block">
  <semantics>
    <mrow>
      <msub>
        <mi>Т</mi>
        <mi mathvariant="italic">ок</mi>
      </msub>
      <mo stretchy="false">=</mo>
      <mrow>
        <mi>К</mi>
        <mo stretchy="false">/</mo>
        <mi>Э</mi>
      </mrow>
    </mrow>
    <annotation encoding="StarMath 5.0">Т_ок = К / Э</annotation>
  </semantics>
</math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65cm" svg:height="6.655cm" xlink:href="." xlink:type="simple" chart:class="chart:bar" chart:style-name="ch1">
        <chart:legend chart:legend-position="end" svg:x="11.305cm" svg:y="2.779cm" style:legend-expansion="high" chart:style-name="ch2"/>
        <chart:plot-area chart:style-name="ch3" chart:data-source-has-labels="both" svg:x="0.261cm" svg:y="0.133cm" svg:width="10.783cm" svg:height="6.389cm">
          <chart:coordinate-region svg:x="0.882cm" svg:y="0.332cm" svg:width="10.162cm" svg:height="5.54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о</text:p>
              </table:table-cell>
              <table:table-cell office:value-type="string">
                <text:p>После</text:p>
              </table:table-cell>
            </table:table-row>
          </table:table-header-rows>
          <table:table-rows>
            <table:table-row>
              <table:table-cell office:value-type="string">
                <text:p>Проверка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ечать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оставление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Всего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math xmlns="http://www.w3.org/1998/Math/MathML" display="block">
  <semantics>
    <msub>
      <mi mathvariant="italic">ЗП</mi>
      <mrow>
        <mn>1</mn>
        <mi mathvariant="italic">час</mi>
      </mrow>
    </msub>
    <annotation encoding="StarMath 5.0">ЗП_1час</annotation>
  </semantics>
</math>
</file>

<file path=Object 20/content.xml><?xml version="1.0" encoding="utf-8"?>
<math xmlns="http://www.w3.org/1998/Math/MathML" display="block">
  <semantics>
    <mi>К</mi>
    <annotation encoding="StarMath 5.0">К</annotation>
  </semantics>
</math>
</file>

<file path=Object 21/content.xml><?xml version="1.0" encoding="utf-8"?>
<math xmlns="http://www.w3.org/1998/Math/MathML" display="block">
  <semantics>
    <mrow>
      <mrow>
        <mn>7227,00</mn>
        <mo stretchy="false">−</mo>
        <mn>2890,80</mn>
      </mrow>
      <mo stretchy="false">=</mo>
      <mn>4336,20</mn>
    </mrow>
    <annotation encoding="StarMath 5.0">7227,00 - 2890,80 = 4336,20</annotation>
  </semantics>
</math>
</file>

<file path=Object 2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7868,31</mn>
              <mo stretchy="false">−</mo>
              <mn>4336,20</mn>
            </mrow>
          </mrow>
          <mo fence="true" form="postfix" stretchy="false">)</mo>
        </mrow>
        <mo stretchy="false">−</mo>
        <mrow>
          <mn>0,16</mn>
          <mo stretchy="false">∗</mo>
          <mn>6364,60</mn>
        </mrow>
      </mrow>
      <mo stretchy="false">=</mo>
      <mn>2513,77</mn>
    </mrow>
    <annotation encoding="StarMath 5.0">(7868,31 - 4336,20) - 0,16 * 6364,60 = 2513,77</annotation>
  </semantics>
</math>
</file>

<file path=Object 23/content.xml><?xml version="1.0" encoding="utf-8"?>
<math xmlns="http://www.w3.org/1998/Math/MathML" display="block">
  <semantics>
    <mrow>
      <mrow>
        <mn>6364,60</mn>
        <mo stretchy="false">/</mo>
        <mn>2513,77</mn>
      </mrow>
      <mo stretchy="false">=</mo>
      <mn>2,53</mn>
    </mrow>
    <annotation encoding="StarMath 5.0">6364,60 / 2513,77 = 2,53</annotation>
  </semantics>
</math>
</file>

<file path=Object 24/content.xml><?xml version="1.0" encoding="utf-8"?>
<math xmlns="http://www.w3.org/1998/Math/MathML" display="block">
  <semantics>
    <mrow>
      <msub>
        <mi mathvariant="italic">ЗП</mi>
        <mi mathvariant="italic">осн</mi>
      </msub>
      <mo stretchy="false">=</mo>
      <mrow>
        <msub>
          <mi mathvariant="italic">ЗП</mi>
          <mrow>
            <mn>1</mn>
            <mi mathvariant="italic">час</mi>
          </mrow>
        </msub>
        <mo stretchy="false">∗</mo>
        <mi>T</mi>
        <mo stretchy="false">∗</mo>
        <mi>C</mi>
      </mrow>
    </mrow>
    <annotation encoding="StarMath 5.0">ЗП_осн = ЗП_1час * T * C</annotation>
  </semantics>
</math>
</file>

<file path=Object 25/content.xml><?xml version="1.0" encoding="utf-8"?>
<math xmlns="http://www.w3.org/1998/Math/MathML" display="block">
  <semantics>
    <msub>
      <mi mathvariant="italic">ЗП</mi>
      <mrow>
        <mn>1</mn>
        <mi mathvariant="italic">час</mi>
      </mrow>
    </msub>
    <annotation encoding="StarMath 5.0">ЗП_1час</annotation>
  </semantics>
</math>
</file>

<file path=Object 26/content.xml><?xml version="1.0" encoding="utf-8"?>
<math xmlns="http://www.w3.org/1998/Math/MathML" display="block">
  <semantics>
    <mi>С</mi>
    <annotation encoding="StarMath 5.0">С</annotation>
  </semantics>
</math>
</file>

<file path=Object 27/content.xml><?xml version="1.0" encoding="utf-8"?>
<math xmlns="http://www.w3.org/1998/Math/MathML" display="block">
  <semantics>
    <mi>T</mi>
    <annotation encoding="StarMath 5.0">T</annotation>
  </semantics>
</math>
</file>

<file path=Object 28/content.xml><?xml version="1.0" encoding="utf-8"?>
<math xmlns="http://www.w3.org/1998/Math/MathML" display="block">
  <semantics>
    <mrow>
      <msub>
        <mi mathvariant="italic">ЗП</mi>
        <mi mathvariant="italic">доп</mi>
      </msub>
      <mo stretchy="false">=</mo>
      <mrow>
        <msub>
          <mi mathvariant="italic">ЗП</mi>
          <mi mathvariant="italic">осн</mi>
        </msub>
        <mo stretchy="false">∗</mo>
        <msub>
          <mi>К</mi>
          <mi mathvariant="italic">доп</mi>
        </msub>
      </mrow>
    </mrow>
    <annotation encoding="StarMath 5.0">ЗП_доп = ЗП_осн * К_доп</annotation>
  </semantics>
</math>
</file>

<file path=Object 29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3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30/content.xml><?xml version="1.0" encoding="utf-8"?>
<math xmlns="http://www.w3.org/1998/Math/MathML" display="block">
  <semantics>
    <msub>
      <mi>К</mi>
      <mi mathvariant="italic">доп</mi>
    </msub>
    <annotation encoding="StarMath 5.0">К_доп</annotation>
  </semantics>
</math>
</file>

<file path=Object 31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32/content.xml><?xml version="1.0" encoding="utf-8"?>
<math xmlns="http://www.w3.org/1998/Math/MathML" display="block">
  <semantics>
    <mrow>
      <msub>
        <mi mathvariant="italic">ЗП</mi>
        <mi mathvariant="italic">стр</mi>
      </msub>
      <mo stretchy="false">=</mo>
      <mrow>
        <mrow>
          <mo fence="true" form="prefix" stretchy="false">(</mo>
          <mrow>
            <mrow>
              <msub>
                <mi mathvariant="italic">ЗП</mi>
                <mi mathvariant="italic">осн</mi>
              </msub>
              <mo stretchy="false">+</mo>
              <msub>
                <mi mathvariant="italic">ЗП</mi>
                <mi mathvariant="italic">доп</mi>
              </msub>
            </mrow>
          </mrow>
          <mo fence="true" form="postfix" stretchy="false">)</mo>
        </mrow>
        <mo stretchy="false">∗</mo>
        <msub>
          <mi>К</mi>
          <mi mathvariant="italic">стр</mi>
        </msub>
      </mrow>
    </mrow>
    <annotation encoding="StarMath 5.0">ЗП_стр = (ЗП_осн + ЗП_доп) * К_стр</annotation>
  </semantics>
</math>
</file>

<file path=Object 33/content.xml><?xml version="1.0" encoding="utf-8"?>
<math xmlns="http://www.w3.org/1998/Math/MathML" display="block">
  <semantics>
    <msub>
      <mi>К</mi>
      <mi mathvariant="italic">стр</mi>
    </msub>
    <annotation encoding="StarMath 5.0">К_стр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500</mn>
              <mo stretchy="false">+</mo>
              <mn>540</mn>
            </mrow>
          </mrow>
          <mo fence="true" form="postfix" stretchy="false">)</mo>
        </mrow>
        <mo stretchy="false">∗</mo>
        <mn>0,3</mn>
      </mrow>
      <mo stretchy="false">=</mo>
      <mn>1512</mn>
    </mrow>
    <annotation encoding="StarMath 5.0">(4500 + 540) * 0,3 = 1512</annotation>
  </semantics>
</math>
</file>

<file path=Object 35/content.xml><?xml version="1.0" encoding="utf-8"?>
<math xmlns="http://www.w3.org/1998/Math/MathML" display="block">
  <semantics>
    <mrow>
      <msub>
        <mi>А</mi>
        <mrow>
          <mi mathvariant="italic">мес</mi>
          <mn>.</mn>
        </mrow>
      </msub>
      <mo stretchy="false">=</mo>
      <mrow>
        <mrow>
          <mo fence="true" form="prefix" stretchy="false">(</mo>
          <mrow>
            <mrow>
              <msub>
                <mi>С</mi>
                <mi>п</mi>
              </msub>
              <mo stretchy="false">∗</mo>
              <msub>
                <mi>Н</mi>
                <mi>а</mi>
              </msub>
            </mrow>
          </mrow>
          <mo fence="true" form="postfix" stretchy="false">)</mo>
        </mrow>
        <mo stretchy="false">/</mo>
        <mn>12</mn>
      </mrow>
    </mrow>
    <annotation encoding="StarMath 5.0">А_мес. = (С_п * Н_а) / 12</annotation>
  </semantics>
</math>
</file>

<file path=Object 36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37/content.xml><?xml version="1.0" encoding="utf-8"?>
<math xmlns="http://www.w3.org/1998/Math/MathML" display="block">
  <semantics>
    <msub>
      <mi>Н</mi>
      <mi>а</mi>
    </msub>
    <annotation encoding="StarMath 5.0">Н_а</annotation>
  </semantics>
</math>
</file>

<file path=Object 38/content.xml><?xml version="1.0" encoding="utf-8"?>
<math xmlns="http://www.w3.org/1998/Math/MathML" display="block">
  <semantics>
    <mrow>
      <msub>
        <mi>С</mi>
        <mi mathvariant="italic">рем</mi>
      </msub>
      <mo stretchy="false">=</mo>
      <mrow>
        <mrow>
          <mo fence="true" form="prefix" stretchy="false">(</mo>
          <mrow>
            <mrow>
              <msub>
                <mi>С</mi>
                <mi>п</mi>
              </msub>
              <mo stretchy="false">∗</mo>
              <msub>
                <mi>К</mi>
                <mi mathvariant="italic">рем</mi>
              </msub>
            </mrow>
          </mrow>
          <mo fence="true" form="postfix" stretchy="false">)</mo>
        </mrow>
        <mo stretchy="false">/</mo>
        <mn>12</mn>
      </mrow>
    </mrow>
    <annotation encoding="StarMath 5.0">С_рем = (С_п * К_рем) / 12</annotation>
  </semantics>
</math>
</file>

<file path=Object 39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66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388,33</mn>
    </mrow>
    <annotation encoding="StarMath 5.0">(46600 * 0,1) / 12 = 388,33</annotation>
  </semantics>
</math>
</file>

<file path=Object 40/content.xml><?xml version="1.0" encoding="utf-8"?>
<math xmlns="http://www.w3.org/1998/Math/MathML" display="block">
  <semantics>
    <msub>
      <mi>К</mi>
      <mi mathvariant="italic">рем</mi>
    </msub>
    <annotation encoding="StarMath 5.0">К_рем</annotation>
  </semantics>
</math>
</file>

<file path=Object 41/content.xml><?xml version="1.0" encoding="utf-8"?>
<math xmlns="http://www.w3.org/1998/Math/MathML" display="block">
  <semantics>
    <mrow>
      <mrow>
        <mrow>
          <mn>0,25</mn>
          <mo stretchy="false">∗</mo>
          <mn>1</mn>
        </mrow>
        <mo stretchy="false">+</mo>
        <mrow>
          <mn>0,5</mn>
          <mo stretchy="false">∗</mo>
          <mn>25</mn>
        </mrow>
        <mo stretchy="false">+</mo>
        <mrow>
          <mn>0,216</mn>
          <mo stretchy="false">∗</mo>
          <mn>25</mn>
        </mrow>
      </mrow>
      <mo stretchy="false">=</mo>
      <mn>18,15</mn>
    </mrow>
    <annotation encoding="StarMath 5.0">0,25 * 1 + 0,5 * 25 + 0,216 * 25 = 18,15</annotation>
  </semantics>
</math>
</file>

<file path=Object 42/content.xml><?xml version="1.0" encoding="utf-8"?>
<math xmlns="http://www.w3.org/1998/Math/MathML" display="block">
  <semantics>
    <mrow>
      <mrow>
        <mn>18,15</mn>
        <mo stretchy="false">∗</mo>
        <mn>3,24</mn>
      </mrow>
      <mo stretchy="false">=</mo>
      <mn>58,81</mn>
    </mrow>
    <annotation encoding="StarMath 5.0">18,15 * 3,24 = 58,81</annotation>
  </semantics>
</math>
</file>

<file path=Object 43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44/content.xml><?xml version="1.0" encoding="utf-8"?>
<math xmlns="http://www.w3.org/1998/Math/MathML" display="block">
  <semantics>
    <msub>
      <mi>К</mi>
      <mi mathvariant="italic">общ</mi>
    </msub>
    <annotation encoding="StarMath 5.0">К_общ</annotation>
  </semantics>
</math>
</file>

<file path=Object 45/content.xml><?xml version="1.0" encoding="utf-8"?>
<math xmlns="http://www.w3.org/1998/Math/MathML" display="block">
  <semantics>
    <mrow>
      <mrow>
        <mn>4500</mn>
        <mo stretchy="false">+</mo>
        <mn>540</mn>
        <mo stretchy="false">+</mo>
        <mn>1512</mn>
        <mo stretchy="false">+</mo>
        <mn>388,33</mn>
        <mo stretchy="false">+</mo>
        <mn>194,17</mn>
        <mo stretchy="false">+</mo>
        <mn>58,81</mn>
        <mo stretchy="false">+</mo>
        <mn>675</mn>
      </mrow>
      <mo stretchy="false">=</mo>
      <mn>7868,31</mn>
    </mrow>
    <annotation encoding="StarMath 5.0">4500+540+1512+388,33+194,17+58,81+675=7868,31</annotation>
  </semantics>
</math>
</file>

<file path=Object 46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47/content.xml><?xml version="1.0" encoding="utf-8"?>
<math xmlns="http://www.w3.org/1998/Math/MathML" display="block">
  <semantics>
    <msub>
      <mi>С</mi>
      <mi mathvariant="italic">ам</mi>
    </msub>
    <annotation encoding="StarMath 5.0">С_ам</annotation>
  </semantics>
</math>
</file>

<file path=Object 48/content.xml><?xml version="1.0" encoding="utf-8"?>
<math xmlns="http://www.w3.org/1998/Math/MathML" display="block">
  <semantics>
    <mtable>
      <mtr>
        <mtd>
          <mrow>
            <msub>
              <mi>А</mi>
              <mrow>
                <mn>1</mn>
                <mi mathvariant="italic">час</mi>
              </mrow>
            </msub>
            <mo stretchy="false">=</mo>
            <mrow>
              <msub>
                <mi>А</mi>
                <mi mathvariant="italic">мес</mi>
              </msub>
              <mo stretchy="false">/</mo>
              <mn>176</mn>
            </mrow>
          </mrow>
        </mtd>
      </mtr>
      <mtr>
        <mtd>
          <mrow>
            <msub>
              <mi>С</mi>
              <mi mathvariant="italic">ам</mi>
            </msub>
            <mo stretchy="false">=</mo>
            <mrow>
              <msub>
                <mi>А</mi>
                <mrow>
                  <mn>1</mn>
                  <mi mathvariant="italic">час</mi>
                </mrow>
              </msub>
              <mo stretchy="false">∗</mo>
              <mi>Q</mi>
            </mrow>
          </mrow>
        </mtd>
      </mtr>
    </mtable>
    <annotation encoding="StarMath 5.0">А_1час = А_мес / 176 newline
С_ам = А_1час * Q</annotation>
  </semantics>
</math>
</file>

<file path=Object 49/content.xml><?xml version="1.0" encoding="utf-8"?>
<math xmlns="http://www.w3.org/1998/Math/MathML" display="block">
  <semantics>
    <msub>
      <mi>A</mi>
      <mrow>
        <mn>1</mn>
        <mi mathvariant="italic">час</mi>
      </mrow>
    </msub>
    <annotation encoding="StarMath 5.0">A_1час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6600</mn>
              <mo stretchy="false">∗</mo>
              <mn>0,05</mn>
            </mrow>
          </mrow>
          <mo fence="true" form="postfix" stretchy="false">)</mo>
        </mrow>
        <mo stretchy="false">/</mo>
        <mn>12</mn>
      </mrow>
      <mo stretchy="false">=</mo>
      <mn>194,17</mn>
    </mrow>
    <annotation encoding="StarMath 5.0">(46600 * 0,05) / 12 = 194,17</annotation>
  </semantics>
</math>
</file>

<file path=Object 50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51/content.xml><?xml version="1.0" encoding="utf-8"?>
<math xmlns="http://www.w3.org/1998/Math/MathML" display="block">
  <semantics>
    <mi>Q</mi>
    <annotation encoding="StarMath 5.0">Q</annotation>
  </semantics>
</math>
</file>

<file path=Object 5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2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10</mn>
    </mrow>
    <annotation encoding="StarMath 5.0">(1200 * 0,1) / 12 = 10</annotation>
  </semantics>
</math>
</file>

<file path=Object 53/content.xml><?xml version="1.0" encoding="utf-8"?>
<math xmlns="http://www.w3.org/1998/Math/MathML" display="block">
  <semantics>
    <mrow>
      <mrow>
        <mn>10</mn>
        <mo stretchy="false">/</mo>
        <mn>176</mn>
      </mrow>
      <mo stretchy="false">=</mo>
      <mn>0,06</mn>
    </mrow>
    <annotation encoding="StarMath 5.0">10 / 176 = 0,06</annotation>
  </semantics>
</math>
</file>

<file path=Object 54/content.xml><?xml version="1.0" encoding="utf-8"?>
<math xmlns="http://www.w3.org/1998/Math/MathML" display="block">
  <semantics>
    <mrow>
      <mrow>
        <mn>0,018</mn>
        <mo stretchy="false">∗</mo>
        <mn>150</mn>
        <mo stretchy="false">∗</mo>
        <mn>3,24</mn>
      </mrow>
      <mo stretchy="false">=</mo>
      <mn>8,75</mn>
    </mrow>
    <annotation encoding="StarMath 5.0">0,018*150*3,24=8,75</annotation>
  </semantics>
</math>
</file>

<file path=Object 55/content.xml><?xml version="1.0" encoding="utf-8"?>
<math xmlns="http://www.w3.org/1998/Math/MathML" display="block">
  <semantics>
    <mrow>
      <mrow>
        <mn>2578,80</mn>
        <mo stretchy="false">+</mo>
        <mn>308,46</mn>
        <mo stretchy="false">+</mo>
        <mn>866,48</mn>
        <mo stretchy="false">+</mo>
        <mn>258,62</mn>
        <mo stretchy="false">+</mo>
        <mn>252,24</mn>
        <mo stretchy="false">+</mo>
        <mn>2100,00</mn>
      </mrow>
      <mo stretchy="false">=</mo>
      <mn>6364,60</mn>
    </mrow>
    <annotation encoding="StarMath 5.0">2578,80 + 308,46 + 866,48 + 258,62 + 252,24 + 2100,00 = 6364,60</annotation>
  </semantics>
</math>
</file>

<file path=Object 56/content.xml><?xml version="1.0" encoding="utf-8"?>
<math xmlns="http://www.w3.org/1998/Math/MathML" display="block">
  <semantics>
    <mrow>
      <mrow>
        <mn>1800</mn>
        <mo stretchy="false">∗</mo>
        <mn>0,12</mn>
      </mrow>
      <mo stretchy="false">=</mo>
      <mn>216,00</mn>
    </mrow>
    <annotation encoding="StarMath 5.0">1800 * 0,12 = 216,00</annotation>
  </semantics>
</math>
</file>

<file path=Object 57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800</mn>
              <mo stretchy="false">+</mo>
              <mn>216</mn>
            </mrow>
          </mrow>
          <mo fence="true" form="postfix" stretchy="false">)</mo>
        </mrow>
        <mo stretchy="false">∗</mo>
        <mn>0,3</mn>
      </mrow>
      <mo stretchy="false">=</mo>
      <mn>604,80</mn>
    </mrow>
    <annotation encoding="StarMath 5.0">(1800 + 216) * 0,3 = 604,80</annotation>
  </semantics>
</math>
</file>

<file path=Object 5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800</mn>
              <mo stretchy="false">∗</mo>
              <mn>1,8</mn>
            </mrow>
          </mrow>
          <mo fence="true" form="postfix" stretchy="false">)</mo>
        </mrow>
        <mo stretchy="false">/</mo>
        <mn>12</mn>
      </mrow>
      <mo stretchy="false">=</mo>
      <mn>270,00</mn>
    </mrow>
    <annotation encoding="StarMath 5.0">(1800 * 1,8) / 12 = 270,00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i>Э</mi>
              <mo stretchy="false">=</mo>
              <mrow>
                <mo fence="true" form="prefix" stretchy="false">(</mo>
                <mrow>
                  <mrow>
                    <msub>
                      <mi>С</mi>
                      <mi mathvariant="italic">баз</mi>
                    </msub>
                    <mi>–</mi>
                    <msub>
                      <mi>С</mi>
                      <mi mathvariant="italic">нов</mi>
                    </msub>
                  </mrow>
                </mrow>
                <mo fence="true" form="postfix" stretchy="false">)</mo>
              </mrow>
            </mrow>
            <mi>–</mi>
            <mrow>
              <msub>
                <mi>Е</mi>
                <mi>н</mi>
              </msub>
              <mo stretchy="false">∗</mo>
              <mi>К</mi>
            </mrow>
          </mrow>
        </mtd>
      </mtr>
      <mtr>
        <mtd>
          <mrow>
            <msub>
              <mi>С</mi>
              <mi mathvariant="italic">нов</mi>
            </msub>
            <mo stretchy="false">=</mo>
            <mrow>
              <msub>
                <mi>С</mi>
                <mi mathvariant="italic">баз</mi>
              </msub>
              <mo stretchy="false">−</mo>
              <msub>
                <mi>C</mi>
                <mi mathvariant="italic">эк</mi>
              </msub>
            </mrow>
          </mrow>
        </mtd>
      </mtr>
    </mtable>
    <annotation encoding="StarMath 5.0">Э = (С_баз – С_нов) – Е_н * К newline
С_нов = С_баз - C_эк</annotation>
  </semantics>
</math>
</file>

<file path=Object 6/content.xml><?xml version="1.0" encoding="utf-8"?>
<math xmlns="http://www.w3.org/1998/Math/MathML" display="block">
  <semantics>
    <mrow>
      <msub>
        <mi>Р</mi>
        <mi mathvariant="italic">общ</mi>
      </msub>
      <mo stretchy="false">=</mo>
      <mrow>
        <mrow>
          <mo fence="true" form="prefix" stretchy="false">(</mo>
          <mrow>
            <mrow>
              <msub>
                <mi mathvariant="italic">ЗП</mi>
                <mi mathvariant="italic">осн</mi>
              </msub>
              <mo stretchy="false">∗</mo>
              <msub>
                <mi>К</mi>
                <mi mathvariant="italic">общ</mi>
              </msub>
            </mrow>
          </mrow>
          <mo fence="true" form="postfix" stretchy="false">)</mo>
        </mrow>
        <mo stretchy="false">/</mo>
        <mn>12</mn>
      </mrow>
    </mrow>
    <annotation encoding="StarMath 5.0">Р_общ = (ЗП_осн * К_общ) / 12</annotation>
  </semantics>
</math>
</file>

<file path=Object 60/content.xml><?xml version="1.0" encoding="utf-8"?>
<math xmlns="http://www.w3.org/1998/Math/MathML" display="block">
  <semantics>
    <msub>
      <mi>С</mi>
      <mi mathvariant="italic">баз</mi>
    </msub>
    <annotation encoding="StarMath 5.0">С_баз</annotation>
  </semantics>
</math>
</file>

<file path=Object 61/content.xml><?xml version="1.0" encoding="utf-8"?>
<math xmlns="http://www.w3.org/1998/Math/MathML" display="block">
  <semantics>
    <msub>
      <mi>С</mi>
      <mi mathvariant="italic">эк</mi>
    </msub>
    <annotation encoding="StarMath 5.0">С_эк</annotation>
  </semantics>
</math>
</file>

<file path=Object 62/content.xml><?xml version="1.0" encoding="utf-8"?>
<math xmlns="http://www.w3.org/1998/Math/MathML" display="block">
  <semantics>
    <msub>
      <mi>С</mi>
      <mi mathvariant="italic">нов</mi>
    </msub>
    <annotation encoding="StarMath 5.0">С_нов</annotation>
  </semantics>
</math>
</file>

<file path=Object 63/content.xml><?xml version="1.0" encoding="utf-8"?>
<math xmlns="http://www.w3.org/1998/Math/MathML" display="block">
  <semantics>
    <msub>
      <mi>Е</mi>
      <mi>н</mi>
    </msub>
    <annotation encoding="StarMath 5.0">Е_н</annotation>
  </semantics>
</math>
</file>

<file path=Object 64/content.xml><?xml version="1.0" encoding="utf-8"?>
<math xmlns="http://www.w3.org/1998/Math/MathML" display="block">
  <semantics>
    <mi>К</mi>
    <annotation encoding="StarMath 5.0">К</annotation>
  </semantics>
</math>
</file>

<file path=Object 65/content.xml><?xml version="1.0" encoding="utf-8"?>
<math xmlns="http://www.w3.org/1998/Math/MathML" display="block">
  <semantics>
    <mi>Э</mi>
    <annotation encoding="StarMath 5.0">Э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500</mn>
              <mo stretchy="false">∗</mo>
              <mn>1,8</mn>
            </mrow>
          </mrow>
          <mo fence="true" form="postfix" stretchy="false">)</mo>
        </mrow>
        <mo stretchy="false">/</mo>
        <mn>12</mn>
      </mrow>
      <mo stretchy="false">=</mo>
      <mn>675</mn>
    </mrow>
    <annotation encoding="StarMath 5.0">(4500 * 1,8) / 12 = 675</annotation>
  </semantics>
</math>
</file>

<file path=Object 8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9/content.xml><?xml version="1.0" encoding="utf-8"?>
<math xmlns="http://www.w3.org/1998/Math/MathML" display="block">
  <semantics>
    <msub>
      <mi>А</mi>
      <mrow>
        <mn>1</mn>
        <mi mathvariant="italic">час</mi>
      </mrow>
    </msub>
    <annotation encoding="StarMath 5.0">А_1час</annotation>
  </semantics>
</math>
</file>